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0pt" style:font-size-asian="10pt" style:font-size-complex="10pt"/>
    </style:style>
    <style:style style:name="T2_2" style:family="text">
      <style:text-properties fo:font-size="10pt" style:font-size-asian="10pt" style:font-size-complex="10pt"/>
    </style:style>
    <style:style style:name="T2_3" style:family="text">
      <style:text-properties fo:font-size="10pt" style:font-size-asian="10pt" style:font-size-complex="10pt"/>
    </style:style>
    <style:style style:name="T2_4" style:family="text">
      <style:text-properties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0pt" style:font-size-asian="10pt" style:font-size-complex="10pt"/>
    </style:style>
    <style:style style:name="T3_2" style:family="text">
      <style:text-properties fo:font-size="10pt" style:font-size-asian="10pt" style:font-size-complex="10pt"/>
    </style:style>
    <style:style style:name="T3_3" style:family="text">
      <style:text-properties fo:font-size="10pt" style:font-size-asian="10pt" style:font-size-complex="10pt"/>
    </style:style>
    <style:style style:name="T3_4" style:family="text"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fo:font-size="24pt" style:font-size-asian="24pt" style:font-size-complex="24pt" fo:font-weight="bold" style:font-weight-asian="bold" style:font-weight-complex="bold"/>
    </style:style>
    <style:style style:name="T10_2" style:family="text">
      <style:text-properties fo:font-size="24pt" style:font-size-asian="24pt" style:font-size-complex="24pt" fo:font-weight="bold" style:font-weight-asian="bold" style:font-weight-complex="bold"/>
    </style:style>
    <style:style style:name="T10_3" style:family="text">
      <style:text-properties fo:font-size="24pt" style:font-size-asian="24pt" style:font-size-complex="24pt" fo:font-weight="bold" style:font-weight-asian="bold" style:font-weight-complex="bold"/>
    </style:style>
    <style:style style:name="T10_4" style:family="text">
      <style:text-properties fo:font-size="24pt" style:font-size-asian="24pt" style:font-size-complex="24pt" fo:font-weight="bold" style:font-weight-asian="bold" style:font-weight-complex="bold"/>
    </style:style>
    <style:style style:name="T10_5" style:family="text">
      <style:text-properties fo:font-size="24pt" style:font-size-asian="24pt" style:font-size-complex="24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2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5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text-align="left"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T29_32" style:family="text">
      <style:text-properties fo:font-size="12pt" style:font-size-asian="12pt" style:font-size-complex="12pt"/>
    </style:style>
    <style:style style:name="T29_33" style:family="text">
      <style:text-properties fo:font-size="12pt" style:font-size-asian="12pt" style:font-size-complex="12pt"/>
    </style:style>
    <style:style style:name="T29_34" style:family="text">
      <style:text-properties fo:font-size="12pt" style:font-size-asian="12pt" style:font-size-complex="12pt"/>
    </style:style>
    <style:style style:name="T29_35" style:family="text">
      <style:text-properties fo:font-size="12pt" style:font-size-asian="12pt" style:font-size-complex="12pt"/>
    </style:style>
    <style:style style:name="T29_36" style:family="text">
      <style:text-properties fo:font-size="12pt" style:font-size-asian="12pt" style:font-size-complex="12pt"/>
    </style:style>
    <style:style style:name="T29_37" style:family="text">
      <style:text-properties fo:font-size="12pt" style:font-size-asian="12pt" style:font-size-complex="12pt"/>
    </style:style>
    <style:style style:name="T29_38" style:family="text">
      <style:text-properties fo:font-size="12pt" style:font-size-asian="12pt" style:font-size-complex="12pt"/>
    </style:style>
    <style:style style:name="T29_39" style:family="text">
      <style:text-properties fo:font-size="12pt" style:font-size-asian="12pt" style:font-size-complex="12pt"/>
    </style:style>
    <style:style style:name="T29_40" style:family="text">
      <style:text-properties fo:font-size="12pt" style:font-size-asian="12pt" style:font-size-complex="12pt"/>
    </style:style>
    <style:style style:name="T29_41" style:family="text">
      <style:text-properties fo:font-size="12pt" style:font-size-asian="12pt" style:font-size-complex="12pt"/>
    </style:style>
    <style:style style:name="T29_42" style:family="text">
      <style:text-properties fo:font-size="12pt" style:font-size-asian="12pt" style:font-size-complex="12pt"/>
    </style:style>
    <style:style style:name="T29_43" style:family="text">
      <style:text-properties fo:font-size="12pt" style:font-size-asian="12pt" style:font-size-complex="12pt"/>
    </style:style>
    <style:style style:name="T29_44" style:family="text">
      <style:text-properties fo:font-size="12pt" style:font-size-asian="12pt" style:font-size-complex="12pt"/>
    </style:style>
    <style:style style:name="T29_45" style:family="text">
      <style:text-properties fo:font-size="12pt" style:font-size-asian="12pt" style:font-size-complex="12pt"/>
    </style:style>
    <style:style style:name="T29_46" style:family="text">
      <style:text-properties fo:font-size="12pt" style:font-size-asian="12pt" style:font-size-complex="12pt"/>
    </style:style>
    <style:style style:name="T29_47" style:family="text">
      <style:text-properties fo:font-size="12pt" style:font-size-asian="12pt" style:font-size-complex="12pt"/>
    </style:style>
    <style:style style:name="T29_48" style:family="text">
      <style:text-properties fo:font-size="12pt" style:font-size-asian="12pt" style:font-size-complex="12pt"/>
    </style:style>
    <style:style style:name="T29_49" style:family="text">
      <style:text-properties fo:font-size="12pt" style:font-size-asian="12pt" style:font-size-complex="12pt"/>
    </style:style>
    <style:style style:name="T29_50" style:family="text">
      <style:text-properties fo:font-size="12pt" style:font-size-asian="12pt" style:font-size-complex="12pt"/>
    </style:style>
    <style:style style:name="T29_51" style:family="text">
      <style:text-properties fo:font-size="12pt" style:font-size-asian="12pt" style:font-size-complex="12pt"/>
    </style:style>
    <style:style style:name="T29_52" style:family="text">
      <style:text-properties fo:font-size="12pt" style:font-size-asian="12pt" style:font-size-complex="12pt"/>
    </style:style>
    <style:style style:name="T29_53" style:family="text">
      <style:text-properties fo:font-size="12pt" style:font-size-asian="12pt" style:font-size-complex="12pt"/>
    </style:style>
    <style:style style:name="T29_54" style:family="text">
      <style:text-properties fo:font-size="12pt" style:font-size-asian="12pt" style:font-size-complex="12pt"/>
    </style:style>
    <style:style style:name="T29_55" style:family="text">
      <style:text-properties fo:font-size="12pt" style:font-size-asian="12pt" style:font-size-complex="12pt"/>
    </style:style>
    <style:style style:name="T29_56" style:family="text">
      <style:text-properties fo:font-size="12pt" style:font-size-asian="12pt" style:font-size-complex="12pt"/>
    </style:style>
    <style:style style:name="T29_57" style:family="text">
      <style:text-properties fo:font-size="12pt" style:font-size-asian="12pt" style:font-size-complex="12pt"/>
    </style:style>
    <style:style style:name="T29_58" style:family="text">
      <style:text-properties fo:font-size="12pt" style:font-size-asian="12pt" style:font-size-complex="12pt"/>
    </style:style>
    <style:style style:name="T29_59" style:family="text">
      <style:text-properties fo:font-size="12pt" style:font-size-asian="12pt" style:font-size-complex="12pt"/>
    </style:style>
    <style:style style:name="T29_60" style:family="text">
      <style:text-properties fo:font-size="12pt" style:font-size-asian="12pt" style:font-size-complex="12pt"/>
    </style:style>
    <style:style style:name="T29_61" style:family="text">
      <style:text-properties fo:font-size="12pt" style:font-size-asian="12pt" style:font-size-complex="12pt"/>
    </style:style>
    <style:style style:name="T29_62" style:family="text">
      <style:text-properties fo:font-size="12pt" style:font-size-asian="12pt" style:font-size-complex="12pt"/>
    </style:style>
    <style:style style:name="T29_63" style:family="text">
      <style:text-properties fo:font-size="12pt" style:font-size-asian="12pt" style:font-size-complex="12pt"/>
    </style:style>
    <style:style style:name="T29_64" style:family="text">
      <style:text-properties fo:font-size="12pt" style:font-size-asian="12pt" style:font-size-complex="12pt"/>
    </style:style>
    <style:style style:name="T29_65" style:family="text">
      <style:text-properties fo:font-size="12pt" style:font-size-asian="12pt" style:font-size-complex="12pt"/>
    </style:style>
    <style:style style:name="T29_66" style:family="text">
      <style:text-properties fo:font-size="12pt" style:font-size-asian="12pt" style:font-size-complex="12pt"/>
    </style:style>
    <style:style style:name="T29_67" style:family="text">
      <style:text-properties fo:font-size="12pt" style:font-size-asian="12pt" style:font-size-complex="12pt"/>
    </style:style>
    <style:style style:name="T29_68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left"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T31_41" style:family="text">
      <style:text-properties fo:font-size="12pt" style:font-size-asian="12pt" style:font-size-complex="12pt"/>
    </style:style>
    <style:style style:name="T31_42" style:family="text">
      <style:text-properties fo:font-size="12pt" style:font-size-asian="12pt" style:font-size-complex="12pt"/>
    </style:style>
    <style:style style:name="T31_43" style:family="text">
      <style:text-properties fo:font-size="12pt" style:font-size-asian="12pt" style:font-size-complex="12pt"/>
    </style:style>
    <style:style style:name="T31_44" style:family="text">
      <style:text-properties fo:font-size="12pt" style:font-size-asian="12pt" style:font-size-complex="12pt"/>
    </style:style>
    <style:style style:name="T31_45" style:family="text">
      <style:text-properties fo:font-size="12pt" style:font-size-asian="12pt" style:font-size-complex="12pt"/>
    </style:style>
    <style:style style:name="T31_46" style:family="text">
      <style:text-properties fo:font-size="12pt" style:font-size-asian="12pt" style:font-size-complex="12pt"/>
    </style:style>
    <style:style style:name="T31_47" style:family="text">
      <style:text-properties fo:font-size="12pt" style:font-size-asian="12pt" style:font-size-complex="12pt"/>
    </style:style>
    <style:style style:name="T31_48" style:family="text">
      <style:text-properties fo:font-size="12pt" style:font-size-asian="12pt" style:font-size-complex="12pt"/>
    </style:style>
    <style:style style:name="T31_49" style:family="text">
      <style:text-properties fo:font-size="12pt" style:font-size-asian="12pt" style:font-size-complex="12pt"/>
    </style:style>
    <style:style style:name="T31_50" style:family="text">
      <style:text-properties fo:font-size="12pt" style:font-size-asian="12pt" style:font-size-complex="12pt"/>
    </style:style>
    <style:style style:name="T31_51" style:family="text">
      <style:text-properties fo:font-size="12pt" style:font-size-asian="12pt" style:font-size-complex="12pt"/>
    </style:style>
    <style:style style:name="T31_52" style:family="text">
      <style:text-properties fo:font-size="12pt" style:font-size-asian="12pt" style:font-size-complex="12pt"/>
    </style:style>
    <style:style style:name="T31_53" style:family="text">
      <style:text-properties fo:font-size="12pt" style:font-size-asian="12pt" style:font-size-complex="12pt"/>
    </style:style>
    <style:style style:name="T31_54" style:family="text">
      <style:text-properties fo:font-size="12pt" style:font-size-asian="12pt" style:font-size-complex="12pt"/>
    </style:style>
    <style:style style:name="T31_55" style:family="text">
      <style:text-properties fo:font-size="12pt" style:font-size-asian="12pt" style:font-size-complex="12pt"/>
    </style:style>
    <style:style style:name="T31_56" style:family="text">
      <style:text-properties fo:font-size="12pt" style:font-size-asian="12pt" style:font-size-complex="12pt"/>
    </style:style>
    <style:style style:name="T31_57" style:family="text">
      <style:text-properties fo:font-size="12pt" style:font-size-asian="12pt" style:font-size-complex="12pt"/>
    </style:style>
    <style:style style:name="T31_58" style:family="text">
      <style:text-properties fo:font-size="12pt" style:font-size-asian="12pt" style:font-size-complex="12pt"/>
    </style:style>
    <style:style style:name="T31_59" style:family="text">
      <style:text-properties fo:font-size="12pt" style:font-size-asian="12pt" style:font-size-complex="12pt"/>
    </style:style>
    <style:style style:name="T31_60" style:family="text">
      <style:text-properties fo:font-size="12pt" style:font-size-asian="12pt" style:font-size-complex="12pt"/>
    </style:style>
    <style:style style:name="T31_61" style:family="text">
      <style:text-properties fo:font-size="12pt" style:font-size-asian="12pt" style:font-size-complex="12pt"/>
    </style:style>
    <style:style style:name="T31_62" style:family="text">
      <style:text-properties fo:font-size="12pt" style:font-size-asian="12pt" style:font-size-complex="12pt"/>
    </style:style>
    <style:style style:name="T31_63" style:family="text">
      <style:text-properties fo:font-size="12pt" style:font-size-asian="12pt" style:font-size-complex="12pt"/>
    </style:style>
    <style:style style:name="T31_64" style:family="text">
      <style:text-properties fo:font-size="12pt" style:font-size-asian="12pt" style:font-size-complex="12pt"/>
    </style:style>
    <style:style style:name="T31_65" style:family="text">
      <style:text-properties fo:font-size="12pt" style:font-size-asian="12pt" style:font-size-complex="12pt"/>
    </style:style>
    <style:style style:name="T31_66" style:family="text">
      <style:text-properties fo:font-size="12pt" style:font-size-asian="12pt" style:font-size-complex="12pt"/>
    </style:style>
    <style:style style:name="T31_67" style:family="text">
      <style:text-properties fo:font-size="12pt" style:font-size-asian="12pt" style:font-size-complex="12pt"/>
    </style:style>
    <style:style style:name="T31_68" style:family="text">
      <style:text-properties fo:font-size="12pt" style:font-size-asian="12pt" style:font-size-complex="12pt"/>
    </style:style>
    <style:style style:name="T31_69" style:family="text">
      <style:text-properties fo:font-size="12pt" style:font-size-asian="12pt" style:font-size-complex="12pt"/>
    </style:style>
    <style:style style:name="T31_70" style:family="text">
      <style:text-properties fo:font-size="12pt" style:font-size-asian="12pt" style:font-size-complex="12pt"/>
    </style:style>
    <style:style style:name="T31_71" style:family="text">
      <style:text-properties fo:font-size="12pt" style:font-size-asian="12pt" style:font-size-complex="12pt"/>
    </style:style>
    <style:style style:name="T31_72" style:family="text">
      <style:text-properties fo:font-size="12pt" style:font-size-asian="12pt" style:font-size-complex="12pt"/>
    </style:style>
    <style:style style:name="T31_73" style:family="text">
      <style:text-properties fo:font-size="12pt" style:font-size-asian="12pt" style:font-size-complex="12pt"/>
    </style:style>
    <style:style style:name="T31_74" style:family="text">
      <style:text-properties fo:font-size="12pt" style:font-size-asian="12pt" style:font-size-complex="12pt"/>
    </style:style>
    <style:style style:name="T31_75" style:family="text">
      <style:text-properties fo:font-size="12pt" style:font-size-asian="12pt" style:font-size-complex="12pt"/>
    </style:style>
    <style:style style:name="T31_76" style:family="text">
      <style:text-properties fo:font-size="12pt" style:font-size-asian="12pt" style:font-size-complex="12pt"/>
    </style:style>
    <style:style style:name="T31_77" style:family="text">
      <style:text-properties fo:font-size="12pt" style:font-size-asian="12pt" style:font-size-complex="12pt"/>
    </style:style>
    <style:style style:name="T31_78" style:family="text">
      <style:text-properties fo:font-size="12pt" style:font-size-asian="12pt" style:font-size-complex="12pt"/>
    </style:style>
    <style:style style:name="T31_79" style:family="text">
      <style:text-properties fo:font-size="12pt" style:font-size-asian="12pt" style:font-size-complex="12pt"/>
    </style:style>
    <style:style style:name="T31_80" style:family="text">
      <style:text-properties fo:font-size="12pt" style:font-size-asian="12pt" style:font-size-complex="12pt"/>
    </style:style>
    <style:style style:name="T31_81" style:family="text">
      <style:text-properties fo:font-size="12pt" style:font-size-asian="12pt" style:font-size-complex="12pt"/>
    </style:style>
    <style:style style:name="T31_82" style:family="text">
      <style:text-properties fo:font-size="12pt" style:font-size-asian="12pt" style:font-size-complex="12pt"/>
    </style:style>
    <style:style style:name="T31_83" style:family="text">
      <style:text-properties fo:font-size="12pt" style:font-size-asian="12pt" style:font-size-complex="12pt"/>
    </style:style>
    <style:style style:name="T31_84" style:family="text">
      <style:text-properties fo:font-size="12pt" style:font-size-asian="12pt" style:font-size-complex="12pt"/>
    </style:style>
    <style:style style:name="T31_85" style:family="text">
      <style:text-properties fo:font-size="12pt" style:font-size-asian="12pt" style:font-size-complex="12pt"/>
    </style:style>
    <style:style style:name="T31_86" style:family="text">
      <style:text-properties fo:font-size="12pt" style:font-size-asian="12pt" style:font-size-complex="12pt"/>
    </style:style>
    <style:style style:name="T31_87" style:family="text">
      <style:text-properties fo:font-size="12pt" style:font-size-asian="12pt" style:font-size-complex="12pt"/>
    </style:style>
    <style:style style:name="T31_88" style:family="text">
      <style:text-properties fo:font-size="12pt" style:font-size-asian="12pt" style:font-size-complex="12pt"/>
    </style:style>
    <style:style style:name="T31_89" style:family="text">
      <style:text-properties fo:font-size="12pt" style:font-size-asian="12pt" style:font-size-complex="12pt"/>
    </style:style>
    <style:style style:name="T31_90" style:family="text">
      <style:text-properties fo:font-size="12pt" style:font-size-asian="12pt" style:font-size-complex="12pt"/>
    </style:style>
    <style:style style:name="T31_91" style:family="text">
      <style:text-properties fo:font-size="12pt" style:font-size-asian="12pt" style:font-size-complex="12pt"/>
    </style:style>
    <style:style style:name="T31_92" style:family="text">
      <style:text-properties fo:font-size="12pt" style:font-size-asian="12pt" style:font-size-complex="12pt"/>
    </style:style>
    <style:style style:name="T31_93" style:family="text">
      <style:text-properties fo:font-size="12pt" style:font-size-asian="12pt" style:font-size-complex="12pt"/>
    </style:style>
    <style:style style:name="T31_94" style:family="text">
      <style:text-properties fo:font-size="12pt" style:font-size-asian="12pt" style:font-size-complex="12pt"/>
    </style:style>
    <style:style style:name="T31_95" style:family="text">
      <style:text-properties fo:font-size="12pt" style:font-size-asian="12pt" style:font-size-complex="12pt"/>
    </style:style>
    <style:style style:name="T31_96" style:family="text">
      <style:text-properties fo:font-size="12pt" style:font-size-asian="12pt" style:font-size-complex="12pt"/>
    </style:style>
    <style:style style:name="T31_97" style:family="text">
      <style:text-properties fo:font-size="12pt" style:font-size-asian="12pt" style:font-size-complex="12pt"/>
    </style:style>
    <style:style style:name="T31_98" style:family="text">
      <style:text-properties fo:font-size="12pt" style:font-size-asian="12pt" style:font-size-complex="12pt"/>
    </style:style>
    <style:style style:name="T31_99" style:family="text">
      <style:text-properties fo:font-size="12pt" style:font-size-asian="12pt" style:font-size-complex="12pt"/>
    </style:style>
    <style:style style:name="T31_100" style:family="text">
      <style:text-properties fo:font-size="12pt" style:font-size-asian="12pt" style:font-size-complex="12pt"/>
    </style:style>
    <style:style style:name="T31_101" style:family="text">
      <style:text-properties fo:font-size="12pt" style:font-size-asian="12pt" style:font-size-complex="12pt"/>
    </style:style>
    <style:style style:name="T31_102" style:family="text">
      <style:text-properties fo:font-size="12pt" style:font-size-asian="12pt" style:font-size-complex="12pt"/>
    </style:style>
    <style:style style:name="T31_103" style:family="text">
      <style:text-properties fo:font-size="12pt" style:font-size-asian="12pt" style:font-size-complex="12pt"/>
    </style:style>
    <style:style style:name="T31_104" style:family="text">
      <style:text-properties fo:font-size="12pt" style:font-size-asian="12pt" style:font-size-complex="12pt"/>
    </style:style>
    <style:style style:name="T31_105" style:family="text">
      <style:text-properties fo:font-size="12pt" style:font-size-asian="12pt" style:font-size-complex="12pt"/>
    </style:style>
    <style:style style:name="T31_106" style:family="text">
      <style:text-properties fo:font-size="12pt" style:font-size-asian="12pt" style:font-size-complex="12pt"/>
    </style:style>
    <style:style style:name="T31_107" style:family="text">
      <style:text-properties fo:font-size="12pt" style:font-size-asian="12pt" style:font-size-complex="12pt"/>
    </style:style>
    <style:style style:name="T31_108" style:family="text">
      <style:text-properties fo:font-size="12pt" style:font-size-asian="12pt" style:font-size-complex="12pt"/>
    </style:style>
    <style:style style:name="T31_109" style:family="text">
      <style:text-properties fo:font-size="12pt" style:font-size-asian="12pt" style:font-size-complex="12pt"/>
    </style:style>
    <style:style style:name="T31_110" style:family="text">
      <style:text-properties fo:font-size="12pt" style:font-size-asian="12pt" style:font-size-complex="12pt"/>
    </style:style>
    <style:style style:name="T31_111" style:family="text">
      <style:text-properties fo:font-size="12pt" style:font-size-asian="12pt" style:font-size-complex="12pt"/>
    </style:style>
    <style:style style:name="T31_112" style:family="text">
      <style:text-properties fo:font-size="12pt" style:font-size-asian="12pt" style:font-size-complex="12pt"/>
    </style:style>
    <style:style style:name="T31_113" style:family="text">
      <style:text-properties fo:font-size="12pt" style:font-size-asian="12pt" style:font-size-complex="12pt"/>
    </style:style>
    <style:style style:name="T31_114" style:family="text">
      <style:text-properties fo:font-size="12pt" style:font-size-asian="12pt" style:font-size-complex="12pt"/>
    </style:style>
    <style:style style:name="T31_115" style:family="text">
      <style:text-properties fo:font-size="12pt" style:font-size-asian="12pt" style:font-size-complex="12pt"/>
    </style:style>
    <style:style style:name="T31_116" style:family="text">
      <style:text-properties fo:font-size="12pt" style:font-size-asian="12pt" style:font-size-complex="12pt"/>
    </style:style>
    <style:style style:name="T31_117" style:family="text">
      <style:text-properties fo:font-size="12pt" style:font-size-asian="12pt" style:font-size-complex="12pt"/>
    </style:style>
    <style:style style:name="T31_118" style:family="text">
      <style:text-properties fo:font-size="12pt" style:font-size-asian="12pt" style:font-size-complex="12pt"/>
    </style:style>
    <style:style style:name="T31_119" style:family="text">
      <style:text-properties fo:font-size="12pt" style:font-size-asian="12pt" style:font-size-complex="12pt"/>
    </style:style>
    <style:style style:name="T31_120" style:family="text">
      <style:text-properties fo:font-size="12pt" style:font-size-asian="12pt" style:font-size-complex="12pt"/>
    </style:style>
    <style:style style:name="T31_121" style:family="text">
      <style:text-properties fo:font-size="12pt" style:font-size-asian="12pt" style:font-size-complex="12pt"/>
    </style:style>
    <style:style style:name="T31_122" style:family="text">
      <style:text-properties fo:font-size="12pt" style:font-size-asian="12pt" style:font-size-complex="12pt"/>
    </style:style>
    <style:style style:name="T31_123" style:family="text">
      <style:text-properties fo:font-size="12pt" style:font-size-asian="12pt" style:font-size-complex="12pt"/>
    </style:style>
    <style:style style:name="T31_124" style:family="text">
      <style:text-properties fo:font-size="12pt" style:font-size-asian="12pt" style:font-size-complex="12pt"/>
    </style:style>
    <style:style style:name="T31_125" style:family="text">
      <style:text-properties fo:font-size="12pt" style:font-size-asian="12pt" style:font-size-complex="12pt"/>
    </style:style>
    <style:style style:name="T31_126" style:family="text">
      <style:text-properties fo:font-size="12pt" style:font-size-asian="12pt" style:font-size-complex="12pt"/>
    </style:style>
    <style:style style:name="T31_127" style:family="text">
      <style:text-properties fo:font-size="12pt" style:font-size-asian="12pt" style:font-size-complex="12pt"/>
    </style:style>
    <style:style style:name="T31_128" style:family="text">
      <style:text-properties fo:font-size="12pt" style:font-size-asian="12pt" style:font-size-complex="12pt"/>
    </style:style>
    <style:style style:name="T31_129" style:family="text">
      <style:text-properties fo:font-size="12pt" style:font-size-asian="12pt" style:font-size-complex="12pt"/>
    </style:style>
    <style:style style:name="T31_130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9" style:family="paragraph" style:parent-style-name="Heading_20_1">
      <style:paragraph-properties fo:break-before="auto" fo:line-height="115%" style:writing-mode="lr-tb"/>
    </style:style>
    <style:style style:name="T39_1" style:family="text"/>
    <style:style style:name="T39_2" style:family="text"/>
    <style:style style:name="P40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text-align="left" fo:break-before="auto" fo:line-height="115%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/>
    </style:style>
    <style:style style:name="T42_29" style:family="text">
      <style:text-properties fo:font-size="12pt" style:font-size-asian="12pt" style:font-size-complex="12pt"/>
    </style:style>
    <style:style style:name="T42_30" style:family="text">
      <style:text-properties fo:font-size="12pt" style:font-size-asian="12pt" style:font-size-complex="12pt"/>
    </style:style>
    <style:style style:name="T42_31" style:family="text">
      <style:text-properties fo:font-size="12pt" style:font-size-asian="12pt" style:font-size-complex="12pt"/>
    </style:style>
    <style:style style:name="T42_32" style:family="text">
      <style:text-properties fo:font-size="12pt" style:font-size-asian="12pt" style:font-size-complex="12pt"/>
    </style:style>
    <style:style style:name="T42_33" style:family="text">
      <style:text-properties fo:font-size="12pt" style:font-size-asian="12pt" style:font-size-complex="12pt"/>
    </style:style>
    <style:style style:name="T42_34" style:family="text">
      <style:text-properties fo:font-size="12pt" style:font-size-asian="12pt" style:font-size-complex="12pt"/>
    </style:style>
    <style:style style:name="T42_35" style:family="text">
      <style:text-properties fo:font-size="12pt" style:font-size-asian="12pt" style:font-size-complex="12pt"/>
    </style:style>
    <style:style style:name="T42_36" style:family="text">
      <style:text-properties fo:font-size="12pt" style:font-size-asian="12pt" style:font-size-complex="12pt"/>
    </style:style>
    <style:style style:name="T42_37" style:family="text">
      <style:text-properties fo:font-size="12pt" style:font-size-asian="12pt" style:font-size-complex="12pt"/>
    </style:style>
    <style:style style:name="T42_38" style:family="text">
      <style:text-properties fo:font-size="12pt" style:font-size-asian="12pt" style:font-size-complex="12pt"/>
    </style:style>
    <style:style style:name="T42_39" style:family="text">
      <style:text-properties fo:font-size="12pt" style:font-size-asian="12pt" style:font-size-complex="12pt"/>
    </style:style>
    <style:style style:name="T42_40" style:family="text">
      <style:text-properties fo:font-size="12pt" style:font-size-asian="12pt" style:font-size-complex="12pt"/>
    </style:style>
    <style:style style:name="T42_41" style:family="text">
      <style:text-properties fo:font-size="12pt" style:font-size-asian="12pt" style:font-size-complex="12pt"/>
    </style:style>
    <style:style style:name="T42_42" style:family="text">
      <style:text-properties fo:font-size="12pt" style:font-size-asian="12pt" style:font-size-complex="12pt"/>
    </style:style>
    <style:style style:name="T42_43" style:family="text">
      <style:text-properties fo:font-size="12pt" style:font-size-asian="12pt" style:font-size-complex="12pt"/>
    </style:style>
    <style:style style:name="T42_44" style:family="text">
      <style:text-properties fo:font-size="12pt" style:font-size-asian="12pt" style:font-size-complex="12pt"/>
    </style:style>
    <style:style style:name="T42_45" style:family="text">
      <style:text-properties fo:font-size="12pt" style:font-size-asian="12pt" style:font-size-complex="12pt"/>
    </style:style>
    <style:style style:name="T42_46" style:family="text">
      <style:text-properties fo:font-size="12pt" style:font-size-asian="12pt" style:font-size-complex="12pt"/>
    </style:style>
    <style:style style:name="T42_47" style:family="text">
      <style:text-properties fo:font-size="12pt" style:font-size-asian="12pt" style:font-size-complex="12pt"/>
    </style:style>
    <style:style style:name="T42_48" style:family="text">
      <style:text-properties fo:font-size="12pt" style:font-size-asian="12pt" style:font-size-complex="12pt"/>
    </style:style>
    <style:style style:name="T42_49" style:family="text">
      <style:text-properties fo:font-size="12pt" style:font-size-asian="12pt" style:font-size-complex="12pt"/>
    </style:style>
    <style:style style:name="T42_50" style:family="text">
      <style:text-properties fo:font-size="12pt" style:font-size-asian="12pt" style:font-size-complex="12pt"/>
    </style:style>
    <style:style style:name="T42_51" style:family="text">
      <style:text-properties fo:font-size="12pt" style:font-size-asian="12pt" style:font-size-complex="12pt"/>
    </style:style>
    <style:style style:name="T42_52" style:family="text">
      <style:text-properties fo:font-size="12pt" style:font-size-asian="12pt" style:font-size-complex="12pt"/>
    </style:style>
    <style:style style:name="T42_53" style:family="text">
      <style:text-properties fo:font-size="12pt" style:font-size-asian="12pt" style:font-size-complex="12pt"/>
    </style:style>
    <style:style style:name="T42_54" style:family="text">
      <style:text-properties fo:font-size="12pt" style:font-size-asian="12pt" style:font-size-complex="12pt"/>
    </style:style>
    <style:style style:name="T42_55" style:family="text">
      <style:text-properties fo:font-size="12pt" style:font-size-asian="12pt" style:font-size-complex="12pt"/>
    </style:style>
    <style:style style:name="T42_56" style:family="text">
      <style:text-properties fo:font-size="12pt" style:font-size-asian="12pt" style:font-size-complex="12pt"/>
    </style:style>
    <style:style style:name="T42_57" style:family="text">
      <style:text-properties fo:font-size="12pt" style:font-size-asian="12pt" style:font-size-complex="12pt"/>
    </style:style>
    <style:style style:name="T42_58" style:family="text">
      <style:text-properties fo:font-size="12pt" style:font-size-asian="12pt" style:font-size-complex="12pt"/>
    </style:style>
    <style:style style:name="T42_59" style:family="text">
      <style:text-properties fo:font-size="12pt" style:font-size-asian="12pt" style:font-size-complex="12pt"/>
    </style:style>
    <style:style style:name="T42_60" style:family="text">
      <style:text-properties fo:font-size="12pt" style:font-size-asian="12pt" style:font-size-complex="12pt"/>
    </style:style>
    <style:style style:name="T42_61" style:family="text">
      <style:text-properties fo:font-size="12pt" style:font-size-asian="12pt" style:font-size-complex="12pt"/>
    </style:style>
    <style:style style:name="T42_62" style:family="text">
      <style:text-properties fo:font-size="12pt" style:font-size-asian="12pt" style:font-size-complex="12pt"/>
    </style:style>
    <style:style style:name="T42_63" style:family="text">
      <style:text-properties fo:font-size="12pt" style:font-size-asian="12pt" style:font-size-complex="12pt"/>
    </style:style>
    <style:style style:name="T42_64" style:family="text">
      <style:text-properties fo:font-size="12pt" style:font-size-asian="12pt" style:font-size-complex="12pt"/>
    </style:style>
    <style:style style:name="T42_65" style:family="text">
      <style:text-properties fo:font-size="12pt" style:font-size-asian="12pt" style:font-size-complex="12pt"/>
    </style:style>
    <style:style style:name="T42_66" style:family="text">
      <style:text-properties fo:font-size="12pt" style:font-size-asian="12pt" style:font-size-complex="12pt"/>
    </style:style>
    <style:style style:name="T42_67" style:family="text">
      <style:text-properties fo:font-size="12pt" style:font-size-asian="12pt" style:font-size-complex="12pt"/>
    </style:style>
    <style:style style:name="T42_68" style:family="text">
      <style:text-properties fo:font-size="12pt" style:font-size-asian="12pt" style:font-size-complex="12pt"/>
    </style:style>
    <style:style style:name="T42_69" style:family="text">
      <style:text-properties fo:font-size="12pt" style:font-size-asian="12pt" style:font-size-complex="12pt"/>
    </style:style>
    <style:style style:name="T42_70" style:family="text">
      <style:text-properties fo:font-size="12pt" style:font-size-asian="12pt" style:font-size-complex="12pt"/>
    </style:style>
    <style:style style:name="T42_71" style:family="text">
      <style:text-properties fo:font-size="12pt" style:font-size-asian="12pt" style:font-size-complex="12pt"/>
    </style:style>
    <style:style style:name="T42_72" style:family="text">
      <style:text-properties fo:font-size="12pt" style:font-size-asian="12pt" style:font-size-complex="12pt"/>
    </style:style>
    <style:style style:name="T42_73" style:family="text">
      <style:text-properties fo:font-size="12pt" style:font-size-asian="12pt" style:font-size-complex="12pt"/>
    </style:style>
    <style:style style:name="T42_74" style:family="text">
      <style:text-properties fo:font-size="12pt" style:font-size-asian="12pt" style:font-size-complex="12pt"/>
    </style:style>
    <style:style style:name="T42_75" style:family="text">
      <style:text-properties fo:font-size="12pt" style:font-size-asian="12pt" style:font-size-complex="12pt"/>
    </style:style>
    <style:style style:name="T42_76" style:family="text">
      <style:text-properties fo:font-size="12pt" style:font-size-asian="12pt" style:font-size-complex="12pt"/>
    </style:style>
    <style:style style:name="T42_77" style:family="text">
      <style:text-properties fo:font-size="12pt" style:font-size-asian="12pt" style:font-size-complex="12pt"/>
    </style:style>
    <style:style style:name="T42_78" style:family="text">
      <style:text-properties fo:font-size="12pt" style:font-size-asian="12pt" style:font-size-complex="12pt"/>
    </style:style>
    <style:style style:name="T42_79" style:family="text">
      <style:text-properties fo:font-size="12pt" style:font-size-asian="12pt" style:font-size-complex="12pt"/>
    </style:style>
    <style:style style:name="T42_80" style:family="text">
      <style:text-properties fo:font-size="12pt" style:font-size-asian="12pt" style:font-size-complex="12pt"/>
    </style:style>
    <style:style style:name="T42_81" style:family="text">
      <style:text-properties fo:font-size="12pt" style:font-size-asian="12pt" style:font-size-complex="12pt"/>
    </style:style>
    <style:style style:name="T42_82" style:family="text">
      <style:text-properties fo:font-size="12pt" style:font-size-asian="12pt" style:font-size-complex="12pt"/>
    </style:style>
    <style:style style:name="T42_83" style:family="text">
      <style:text-properties fo:font-size="12pt" style:font-size-asian="12pt" style:font-size-complex="12pt"/>
    </style:style>
    <style:style style:name="T42_84" style:family="text">
      <style:text-properties fo:font-size="12pt" style:font-size-asian="12pt" style:font-size-complex="12pt"/>
    </style:style>
    <style:style style:name="T42_85" style:family="text">
      <style:text-properties fo:font-size="12pt" style:font-size-asian="12pt" style:font-size-complex="12pt"/>
    </style:style>
    <style:style style:name="T42_86" style:family="text">
      <style:text-properties fo:font-size="12pt" style:font-size-asian="12pt" style:font-size-complex="12pt"/>
    </style:style>
    <style:style style:name="T42_87" style:family="text">
      <style:text-properties fo:font-size="12pt" style:font-size-asian="12pt" style:font-size-complex="12pt"/>
    </style:style>
    <style:style style:name="T42_88" style:family="text">
      <style:text-properties fo:font-size="12pt" style:font-size-asian="12pt" style:font-size-complex="12pt"/>
    </style:style>
    <style:style style:name="T42_89" style:family="text">
      <style:text-properties fo:font-size="12pt" style:font-size-asian="12pt" style:font-size-complex="12pt"/>
    </style:style>
    <style:style style:name="T42_90" style:family="text">
      <style:text-properties fo:font-size="12pt" style:font-size-asian="12pt" style:font-size-complex="12pt"/>
    </style:style>
    <style:style style:name="T42_91" style:family="text">
      <style:text-properties fo:font-size="12pt" style:font-size-asian="12pt" style:font-size-complex="12pt"/>
    </style:style>
    <style:style style:name="T42_92" style:family="text">
      <style:text-properties fo:font-size="12pt" style:font-size-asian="12pt" style:font-size-complex="12pt"/>
    </style:style>
    <style:style style:name="T42_93" style:family="text">
      <style:text-properties fo:font-size="12pt" style:font-size-asian="12pt" style:font-size-complex="12pt"/>
    </style:style>
    <style:style style:name="T42_94" style:family="text">
      <style:text-properties fo:font-size="12pt" style:font-size-asian="12pt" style:font-size-complex="12pt"/>
    </style:style>
    <style:style style:name="T42_95" style:family="text">
      <style:text-properties fo:font-size="12pt" style:font-size-asian="12pt" style:font-size-complex="12pt"/>
    </style:style>
    <style:style style:name="T42_96" style:family="text">
      <style:text-properties fo:font-size="12pt" style:font-size-asian="12pt" style:font-size-complex="12pt"/>
    </style:style>
    <style:style style:name="T42_97" style:family="text">
      <style:text-properties fo:font-size="12pt" style:font-size-asian="12pt" style:font-size-complex="12pt"/>
    </style:style>
    <style:style style:name="T42_98" style:family="text">
      <style:text-properties fo:font-size="12pt" style:font-size-asian="12pt" style:font-size-complex="12pt"/>
    </style:style>
    <style:style style:name="T42_99" style:family="text">
      <style:text-properties fo:font-size="12pt" style:font-size-asian="12pt" style:font-size-complex="12pt"/>
    </style:style>
    <style:style style:name="T42_100" style:family="text">
      <style:text-properties fo:font-size="12pt" style:font-size-asian="12pt" style:font-size-complex="12pt"/>
    </style:style>
    <style:style style:name="T42_101" style:family="text">
      <style:text-properties fo:font-size="12pt" style:font-size-asian="12pt" style:font-size-complex="12pt"/>
    </style:style>
    <style:style style:name="T42_102" style:family="text">
      <style:text-properties fo:font-size="12pt" style:font-size-asian="12pt" style:font-size-complex="12pt"/>
    </style:style>
    <style:style style:name="T42_103" style:family="text">
      <style:text-properties fo:font-size="12pt" style:font-size-asian="12pt" style:font-size-complex="12pt"/>
    </style:style>
    <style:style style:name="T42_104" style:family="text">
      <style:text-properties fo:font-size="12pt" style:font-size-asian="12pt" style:font-size-complex="12pt"/>
    </style:style>
    <style:style style:name="T42_105" style:family="text">
      <style:text-properties fo:font-size="12pt" style:font-size-asian="12pt" style:font-size-complex="12pt"/>
    </style:style>
    <style:style style:name="T42_106" style:family="text">
      <style:text-properties fo:font-size="12pt" style:font-size-asian="12pt" style:font-size-complex="12pt"/>
    </style:style>
    <style:style style:name="T42_107" style:family="text">
      <style:text-properties fo:font-size="12pt" style:font-size-asian="12pt" style:font-size-complex="12pt"/>
    </style:style>
    <style:style style:name="T42_108" style:family="text">
      <style:text-properties fo:font-size="12pt" style:font-size-asian="12pt" style:font-size-complex="12pt"/>
    </style:style>
    <style:style style:name="T42_109" style:family="text">
      <style:text-properties fo:font-size="12pt" style:font-size-asian="12pt" style:font-size-complex="12pt"/>
    </style:style>
    <style:style style:name="T42_110" style:family="text">
      <style:text-properties fo:font-size="12pt" style:font-size-asian="12pt" style:font-size-complex="12pt"/>
    </style:style>
    <style:style style:name="T42_111" style:family="text">
      <style:text-properties fo:font-size="12pt" style:font-size-asian="12pt" style:font-size-complex="12pt"/>
    </style:style>
    <style:style style:name="T42_112" style:family="text">
      <style:text-properties fo:font-size="12pt" style:font-size-asian="12pt" style:font-size-complex="12pt"/>
    </style:style>
    <style:style style:name="T42_113" style:family="text">
      <style:text-properties fo:font-size="12pt" style:font-size-asian="12pt" style:font-size-complex="12pt"/>
    </style:style>
    <style:style style:name="T42_114" style:family="text">
      <style:text-properties fo:font-size="12pt" style:font-size-asian="12pt" style:font-size-complex="12pt"/>
    </style:style>
    <style:style style:name="T42_115" style:family="text">
      <style:text-properties fo:font-size="12pt" style:font-size-asian="12pt" style:font-size-complex="12pt"/>
    </style:style>
    <style:style style:name="T42_116" style:family="text">
      <style:text-properties fo:font-size="12pt" style:font-size-asian="12pt" style:font-size-complex="12pt"/>
    </style:style>
    <style:style style:name="T42_117" style:family="text">
      <style:text-properties fo:font-size="12pt" style:font-size-asian="12pt" style:font-size-complex="12pt"/>
    </style:style>
    <style:style style:name="T42_118" style:family="text">
      <style:text-properties fo:font-size="12pt" style:font-size-asian="12pt" style:font-size-complex="12pt"/>
    </style:style>
    <style:style style:name="T42_119" style:family="text">
      <style:text-properties fo:font-size="12pt" style:font-size-asian="12pt" style:font-size-complex="12pt"/>
    </style:style>
    <style:style style:name="T42_120" style:family="text">
      <style:text-properties fo:font-size="12pt" style:font-size-asian="12pt" style:font-size-complex="12pt"/>
    </style:style>
    <style:style style:name="T42_121" style:family="text">
      <style:text-properties fo:font-size="12pt" style:font-size-asian="12pt" style:font-size-complex="12pt"/>
    </style:style>
    <style:style style:name="T42_122" style:family="text" style:parent-style-name="Standard"/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size="10pt" style:font-size-asian="10pt" style:font-size-complex="10pt"/>
    </style:style>
    <style:style style:name="T43_2" style:family="text"/>
    <style:style style:name="T43_3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4" style:family="text"/>
    <style:style style:name="T43_5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6" style:family="text"/>
    <style:style style:name="T43_7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8" style:family="text"/>
    <style:style style:name="T43_9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0" style:family="text"/>
    <style:style style:name="T43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2" style:family="text"/>
    <style:style style:name="T43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4" style:family="text"/>
    <style:style style:name="T43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6" style:family="text"/>
    <style:style style:name="T43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8" style:family="text"/>
    <style:style style:name="T43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0" style:family="text"/>
    <style:style style:name="T43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2" style:family="text"/>
    <style:style style:name="T43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4" style:family="text"/>
    <style:style style:name="T43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6" style:family="text"/>
    <style:style style:name="T43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8" style:family="text"/>
    <style:style style:name="T43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30" style:family="text"/>
    <style:style style:name="T43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T43_59" style:family="text">
      <style:text-properties fo:font-size="12pt" style:font-size-asian="12pt" style:font-size-complex="12pt"/>
    </style:style>
    <style:style style:name="T43_60" style:family="text">
      <style:text-properties fo:font-size="12pt" style:font-size-asian="12pt" style:font-size-complex="12pt"/>
    </style:style>
    <style:style style:name="T43_61" style:family="text">
      <style:text-properties fo:font-size="12pt" style:font-size-asian="12pt" style:font-size-complex="12pt"/>
    </style:style>
    <style:style style:name="T43_62" style:family="text">
      <style:text-properties fo:font-size="12pt" style:font-size-asian="12pt" style:font-size-complex="12pt"/>
    </style:style>
    <style:style style:name="T43_63" style:family="text">
      <style:text-properties fo:font-size="12pt" style:font-size-asian="12pt" style:font-size-complex="12pt"/>
    </style:style>
    <style:style style:name="T43_64" style:family="text">
      <style:text-properties fo:font-size="12pt" style:font-size-asian="12pt" style:font-size-complex="12pt"/>
    </style:style>
    <style:style style:name="T43_65" style:family="text">
      <style:text-properties fo:font-size="12pt" style:font-size-asian="12pt" style:font-size-complex="12pt"/>
    </style:style>
    <style:style style:name="T43_66" style:family="text">
      <style:text-properties fo:font-size="12pt" style:font-size-asian="12pt" style:font-size-complex="12pt"/>
    </style:style>
    <style:style style:name="T43_67" style:family="text">
      <style:text-properties fo:font-size="12pt" style:font-size-asian="12pt" style:font-size-complex="12pt"/>
    </style:style>
    <style:style style:name="T43_68" style:family="text">
      <style:text-properties fo:font-size="12pt" style:font-size-asian="12pt" style:font-size-complex="12pt"/>
    </style:style>
    <style:style style:name="T43_69" style:family="text">
      <style:text-properties fo:font-size="12pt" style:font-size-asian="12pt" style:font-size-complex="12pt"/>
    </style:style>
    <style:style style:name="T43_70" style:family="text">
      <style:text-properties fo:font-size="12pt" style:font-size-asian="12pt" style:font-size-complex="12pt"/>
    </style:style>
    <style:style style:name="T43_71" style:family="text">
      <style:text-properties fo:font-size="12pt" style:font-size-asian="12pt" style:font-size-complex="12pt"/>
    </style:style>
    <style:style style:name="T43_72" style:family="text">
      <style:text-properties fo:font-size="12pt" style:font-size-asian="12pt" style:font-size-complex="12pt"/>
    </style:style>
    <style:style style:name="T43_73" style:family="text">
      <style:text-properties fo:font-size="12pt" style:font-size-asian="12pt" style:font-size-complex="12pt"/>
    </style:style>
    <style:style style:name="T43_74" style:family="text">
      <style:text-properties fo:font-size="12pt" style:font-size-asian="12pt" style:font-size-complex="12pt"/>
    </style:style>
    <style:style style:name="T43_75" style:family="text">
      <style:text-properties fo:font-size="12pt" style:font-size-asian="12pt" style:font-size-complex="12pt"/>
    </style:style>
    <style:style style:name="T43_76" style:family="text">
      <style:text-properties fo:font-size="12pt" style:font-size-asian="12pt" style:font-size-complex="12pt"/>
    </style:style>
    <style:style style:name="T43_77" style:family="text">
      <style:text-properties fo:font-size="12pt" style:font-size-asian="12pt" style:font-size-complex="12pt"/>
    </style:style>
    <style:style style:name="T43_78" style:family="text">
      <style:text-properties fo:font-size="12pt" style:font-size-asian="12pt" style:font-size-complex="12pt"/>
    </style:style>
    <style:style style:name="T43_79" style:family="text">
      <style:text-properties fo:font-size="12pt" style:font-size-asian="12pt" style:font-size-complex="12pt"/>
    </style:style>
    <style:style style:name="T43_80" style:family="text" style:parent-style-name="Standard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size="10pt" style:font-size-asian="10pt" style:font-size-complex="10pt"/>
    </style:style>
    <style:style style:name="T44_2" style:family="text">
      <style:text-properties fo:font-size="10pt" style:font-size-asian="10pt" style:font-size-complex="10pt"/>
    </style:style>
    <style:style style:name="T44_3" style:family="text">
      <style:text-properties fo:font-size="10pt" style:font-size-asian="10pt" style:font-size-complex="10pt"/>
    </style:style>
    <style:style style:name="T44_4" style:family="text">
      <style:text-properties fo:font-size="10pt" style:font-size-asian="10pt" style:font-size-complex="10pt"/>
    </style:style>
    <style:style style:name="T44_5" style:family="text">
      <style:text-properties fo:font-size="10pt" style:font-size-asian="10pt" style:font-size-complex="10pt"/>
    </style:style>
    <style:style style:name="T44_6" style:family="text">
      <style:text-properties fo:font-size="10pt" style:font-size-asian="10pt" style:font-size-complex="10pt"/>
    </style:style>
    <style:style style:name="T44_7" style:family="text">
      <style:text-properties fo:font-size="10pt" style:font-size-asian="10pt" style:font-size-complex="10pt"/>
    </style:style>
    <style:style style:name="T44_8" style:family="text">
      <style:text-properties fo:font-size="10pt" style:font-size-asian="10pt" style:font-size-complex="10pt"/>
    </style:style>
    <style:style style:name="T44_9" style:family="text">
      <style:text-properties fo:font-size="10pt" style:font-size-asian="10pt" style:font-size-complex="10pt"/>
    </style:style>
    <style:style style:name="T44_10" style:family="text">
      <style:text-properties fo:font-size="10pt" style:font-size-asian="10pt" style:font-size-complex="10pt"/>
    </style:style>
    <style:style style:name="T44_11" style:family="text">
      <style:text-properties fo:font-size="10pt" style:font-size-asian="10pt" style:font-size-complex="10pt"/>
    </style:style>
    <style:style style:name="T44_12" style:family="text">
      <style:text-properties fo:font-size="10pt" style:font-size-asian="10pt" style:font-size-complex="10pt"/>
    </style:style>
    <style:style style:name="T44_13" style:family="text">
      <style:text-properties fo:font-size="10pt" style:font-size-asian="10pt" style:font-size-complex="10pt"/>
    </style:style>
    <style:style style:name="T44_14" style:family="text">
      <style:text-properties fo:font-size="10pt" style:font-size-asian="10pt" style:font-size-complex="10pt"/>
    </style:style>
    <style:style style:name="T44_15" style:family="text">
      <style:text-properties fo:font-size="10pt" style:font-size-asian="10pt" style:font-size-complex="10pt"/>
    </style:style>
    <style:style style:name="T44_16" style:family="text">
      <style:text-properties fo:font-size="10pt" style:font-size-asian="10pt" style:font-size-complex="10pt"/>
    </style:style>
    <style:style style:name="T44_17" style:family="text">
      <style:text-properties fo:font-size="10pt" style:font-size-asian="10pt" style:font-size-complex="10pt"/>
    </style:style>
    <style:style style:name="T44_18" style:family="text">
      <style:text-properties fo:font-size="10pt" style:font-size-asian="10pt" style:font-size-complex="10pt"/>
    </style:style>
    <style:style style:name="T44_19" style:family="text">
      <style:text-properties fo:font-size="10pt" style:font-size-asian="10pt" style:font-size-complex="10pt"/>
    </style:style>
    <style:style style:name="T44_20" style:family="text">
      <style:text-properties fo:font-size="10pt" style:font-size-asian="10pt" style:font-size-complex="10pt"/>
    </style:style>
    <style:style style:name="T44_21" style:family="text">
      <style:text-properties fo:font-size="10pt" style:font-size-asian="10pt" style:font-size-complex="10pt"/>
    </style:style>
    <style:style style:name="T44_22" style:family="text">
      <style:text-properties fo:font-size="10pt" style:font-size-asian="10pt" style:font-size-complex="10pt"/>
    </style:style>
    <style:style style:name="T44_23" style:family="text">
      <style:text-properties fo:font-size="10pt" style:font-size-asian="10pt" style:font-size-complex="10pt"/>
    </style:style>
    <style:style style:name="T44_24" style:family="text">
      <style:text-properties fo:font-size="10pt" style:font-size-asian="10pt" style:font-size-complex="10pt"/>
    </style:style>
    <style:style style:name="T44_25" style:family="text">
      <style:text-properties fo:font-size="10pt" style:font-size-asian="10pt" style:font-size-complex="10pt"/>
    </style:style>
    <style:style style:name="T44_26" style:family="text">
      <style:text-properties fo:font-size="10pt" style:font-size-asian="10pt" style:font-size-complex="10pt"/>
    </style:style>
    <style:style style:name="T44_27" style:family="text">
      <style:text-properties fo:font-size="10pt" style:font-size-asian="10pt" style:font-size-complex="10pt"/>
    </style:style>
    <style:style style:name="P45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/>
    </style:style>
    <style:style style:name="P47" style:family="paragraph" style:parent-style-name="Standard">
      <style:paragraph-properties fo:text-align="left"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text-align="left" fo:break-before="auto" fo:line-height="115%" fo:margin-top="0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text-align="left" fo:break-before="auto" fo:line-height="115%" fo:margin-top="0cm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left" fo:break-before="auto" fo:line-height="115%" fo:margin-top="0cm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T51_17" style:family="text">
      <style:text-properties fo:font-size="12pt" style:font-size-asian="12pt" style:font-size-complex="12pt"/>
    </style:style>
    <style:style style:name="T51_18" style:family="text">
      <style:text-properties fo:font-size="12pt" style:font-size-asian="12pt" style:font-size-complex="12pt"/>
    </style:style>
    <style:style style:name="T51_19" style:family="text">
      <style:text-properties fo:font-size="12pt" style:font-size-asian="12pt" style:font-size-complex="12pt"/>
    </style:style>
    <style:style style:name="T51_20" style:family="text">
      <style:text-properties fo:font-size="12pt" style:font-size-asian="12pt" style:font-size-complex="12pt"/>
    </style:style>
    <style:style style:name="T51_21" style:family="text">
      <style:text-properties fo:font-size="12pt" style:font-size-asian="12pt" style:font-size-complex="12pt"/>
    </style:style>
    <style:style style:name="T51_22" style:family="text">
      <style:text-properties fo:font-size="12pt" style:font-size-asian="12pt" style:font-size-complex="12pt"/>
    </style:style>
    <style:style style:name="T51_23" style:family="text">
      <style:text-properties fo:font-size="12pt" style:font-size-asian="12pt" style:font-size-complex="12pt"/>
    </style:style>
    <style:style style:name="T51_24" style:family="text">
      <style:text-properties fo:font-size="12pt" style:font-size-asian="12pt" style:font-size-complex="12pt"/>
    </style:style>
    <style:style style:name="T51_25" style:family="text">
      <style:text-properties fo:font-size="12pt" style:font-size-asian="12pt" style:font-size-complex="12pt"/>
    </style:style>
    <style:style style:name="T51_26" style:family="text">
      <style:text-properties fo:font-size="12pt" style:font-size-asian="12pt" style:font-size-complex="12pt"/>
    </style:style>
    <style:style style:name="T51_27" style:family="text">
      <style:text-properties fo:font-size="12pt" style:font-size-asian="12pt" style:font-size-complex="12pt"/>
    </style:style>
    <style:style style:name="T51_28" style:family="text">
      <style:text-properties fo:font-size="12pt" style:font-size-asian="12pt" style:font-size-complex="12pt"/>
    </style:style>
    <style:style style:name="T51_29" style:family="text">
      <style:text-properties fo:font-size="12pt" style:font-size-asian="12pt" style:font-size-complex="12pt"/>
    </style:style>
    <style:style style:name="T51_30" style:family="text">
      <style:text-properties fo:font-size="12pt" style:font-size-asian="12pt" style:font-size-complex="12pt"/>
    </style:style>
    <style:style style:name="T51_31" style:family="text">
      <style:text-properties fo:font-size="12pt" style:font-size-asian="12pt" style:font-size-complex="12pt"/>
    </style:style>
    <style:style style:name="T51_32" style:family="text">
      <style:text-properties fo:font-size="12pt" style:font-size-asian="12pt" style:font-size-complex="12pt"/>
    </style:style>
    <style:style style:name="T51_33" style:family="text">
      <style:text-properties fo:font-size="12pt" style:font-size-asian="12pt" style:font-size-complex="12pt"/>
    </style:style>
    <style:style style:name="T51_34" style:family="text">
      <style:text-properties fo:font-size="12pt" style:font-size-asian="12pt" style:font-size-complex="12pt"/>
    </style:style>
    <style:style style:name="T51_35" style:family="text">
      <style:text-properties fo:font-size="12pt" style:font-size-asian="12pt" style:font-size-complex="12pt"/>
    </style:style>
    <style:style style:name="T51_36" style:family="text">
      <style:text-properties fo:font-size="12pt" style:font-size-asian="12pt" style:font-size-complex="12pt"/>
    </style:style>
    <style:style style:name="T51_37" style:family="text">
      <style:text-properties fo:font-size="12pt" style:font-size-asian="12pt" style:font-size-complex="12pt"/>
    </style:style>
    <style:style style:name="T51_38" style:family="text">
      <style:text-properties fo:font-size="12pt" style:font-size-asian="12pt" style:font-size-complex="12pt"/>
    </style:style>
    <style:style style:name="T51_39" style:family="text">
      <style:text-properties fo:font-size="12pt" style:font-size-asian="12pt" style:font-size-complex="12pt"/>
    </style:style>
    <style:style style:name="T51_40" style:family="text">
      <style:text-properties fo:font-size="12pt" style:font-size-asian="12pt" style:font-size-complex="12pt"/>
    </style:style>
    <style:style style:name="T51_41" style:family="text">
      <style:text-properties fo:font-size="12pt" style:font-size-asian="12pt" style:font-size-complex="12pt"/>
    </style:style>
    <style:style style:name="T51_42" style:family="text">
      <style:text-properties fo:font-size="12pt" style:font-size-asian="12pt" style:font-size-complex="12pt"/>
    </style:style>
    <style:style style:name="T51_43" style:family="text">
      <style:text-properties fo:font-size="12pt" style:font-size-asian="12pt" style:font-size-complex="12pt"/>
    </style:style>
    <style:style style:name="T51_44" style:family="text">
      <style:text-properties fo:font-size="12pt" style:font-size-asian="12pt" style:font-size-complex="12pt"/>
    </style:style>
    <style:style style:name="T51_45" style:family="text">
      <style:text-properties fo:font-size="12pt" style:font-size-asian="12pt" style:font-size-complex="12pt"/>
    </style:style>
    <style:style style:name="T51_46" style:family="text">
      <style:text-properties fo:font-size="12pt" style:font-size-asian="12pt" style:font-size-complex="12pt"/>
    </style:style>
    <style:style style:name="T51_47" style:family="text">
      <style:text-properties fo:font-size="12pt" style:font-size-asian="12pt" style:font-size-complex="12pt"/>
    </style:style>
    <style:style style:name="T51_48" style:family="text">
      <style:text-properties fo:font-size="12pt" style:font-size-asian="12pt" style:font-size-complex="12pt"/>
    </style:style>
    <style:style style:name="T51_49" style:family="text">
      <style:text-properties fo:font-size="12pt" style:font-size-asian="12pt" style:font-size-complex="12pt"/>
    </style:style>
    <style:style style:name="T51_50" style:family="text">
      <style:text-properties fo:font-size="12pt" style:font-size-asian="12pt" style:font-size-complex="12pt"/>
    </style:style>
    <style:style style:name="T51_51" style:family="text">
      <style:text-properties fo:font-size="12pt" style:font-size-asian="12pt" style:font-size-complex="12pt"/>
    </style:style>
    <style:style style:name="T51_52" style:family="text">
      <style:text-properties fo:font-size="12pt" style:font-size-asian="12pt" style:font-size-complex="12pt"/>
    </style:style>
    <style:style style:name="T51_53" style:family="text">
      <style:text-properties fo:font-size="12pt" style:font-size-asian="12pt" style:font-size-complex="12pt"/>
    </style:style>
    <style:style style:name="T51_54" style:family="text">
      <style:text-properties fo:font-size="12pt" style:font-size-asian="12pt" style:font-size-complex="12pt"/>
    </style:style>
    <style:style style:name="T51_55" style:family="text">
      <style:text-properties fo:font-size="12pt" style:font-size-asian="12pt" style:font-size-complex="12pt"/>
    </style:style>
    <style:style style:name="T51_56" style:family="text">
      <style:text-properties fo:font-size="12pt" style:font-size-asian="12pt" style:font-size-complex="12pt"/>
    </style:style>
    <style:style style:name="T51_57" style:family="text">
      <style:text-properties fo:font-size="12pt" style:font-size-asian="12pt" style:font-size-complex="12pt"/>
    </style:style>
    <style:style style:name="T51_58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text-align="left" fo:break-before="auto" fo:line-height="115%" fo:margin-top="0cm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T52_45" style:family="text">
      <style:text-properties fo:font-size="12pt" style:font-size-asian="12pt" style:font-size-complex="12pt"/>
    </style:style>
    <style:style style:name="T52_46" style:family="text">
      <style:text-properties fo:font-size="12pt" style:font-size-asian="12pt" style:font-size-complex="12pt"/>
    </style:style>
    <style:style style:name="T52_47" style:family="text">
      <style:text-properties fo:font-size="12pt" style:font-size-asian="12pt" style:font-size-complex="12pt"/>
    </style:style>
    <style:style style:name="T52_48" style:family="text">
      <style:text-properties fo:font-size="12pt" style:font-size-asian="12pt" style:font-size-complex="12pt"/>
    </style:style>
    <style:style style:name="T52_49" style:family="text">
      <style:text-properties fo:font-size="12pt" style:font-size-asian="12pt" style:font-size-complex="12pt"/>
    </style:style>
    <style:style style:name="T52_50" style:family="text">
      <style:text-properties fo:font-size="12pt" style:font-size-asian="12pt" style:font-size-complex="12pt"/>
    </style:style>
    <style:style style:name="T52_51" style:family="text">
      <style:text-properties fo:font-size="12pt" style:font-size-asian="12pt" style:font-size-complex="12pt"/>
    </style:style>
    <style:style style:name="T52_52" style:family="text">
      <style:text-properties fo:font-size="12pt" style:font-size-asian="12pt" style:font-size-complex="12pt"/>
    </style:style>
    <style:style style:name="T52_53" style:family="text">
      <style:text-properties fo:font-size="12pt" style:font-size-asian="12pt" style:font-size-complex="12pt"/>
    </style:style>
    <style:style style:name="T52_54" style:family="text">
      <style:text-properties fo:font-size="12pt" style:font-size-asian="12pt" style:font-size-complex="12pt"/>
    </style:style>
    <style:style style:name="T52_55" style:family="text">
      <style:text-properties fo:font-size="12pt" style:font-size-asian="12pt" style:font-size-complex="12pt"/>
    </style:style>
    <style:style style:name="T52_56" style:family="text">
      <style:text-properties fo:font-size="12pt" style:font-size-asian="12pt" style:font-size-complex="12pt"/>
    </style:style>
    <style:style style:name="T52_57" style:family="text">
      <style:text-properties fo:font-size="12pt" style:font-size-asian="12pt" style:font-size-complex="12pt"/>
    </style:style>
    <style:style style:name="T52_58" style:family="text">
      <style:text-properties fo:font-size="12pt" style:font-size-asian="12pt" style:font-size-complex="12pt"/>
    </style:style>
    <style:style style:name="T52_59" style:family="text">
      <style:text-properties fo:font-size="12pt" style:font-size-asian="12pt" style:font-size-complex="12pt"/>
    </style:style>
    <style:style style:name="T52_60" style:family="text">
      <style:text-properties fo:font-size="12pt" style:font-size-asian="12pt" style:font-size-complex="12pt"/>
    </style:style>
    <style:style style:name="T52_61" style:family="text">
      <style:text-properties fo:font-size="12pt" style:font-size-asian="12pt" style:font-size-complex="12pt"/>
    </style:style>
    <style:style style:name="T52_62" style:family="text">
      <style:text-properties fo:font-size="12pt" style:font-size-asian="12pt" style:font-size-complex="12pt"/>
    </style:style>
    <style:style style:name="T52_63" style:family="text">
      <style:text-properties fo:font-size="12pt" style:font-size-asian="12pt" style:font-size-complex="12pt"/>
    </style:style>
    <style:style style:name="T52_64" style:family="text">
      <style:text-properties fo:font-size="12pt" style:font-size-asian="12pt" style:font-size-complex="12pt"/>
    </style:style>
    <style:style style:name="T52_65" style:family="text">
      <style:text-properties fo:font-size="12pt" style:font-size-asian="12pt" style:font-size-complex="12pt"/>
    </style:style>
    <style:style style:name="T52_66" style:family="text">
      <style:text-properties fo:font-size="12pt" style:font-size-asian="12pt" style:font-size-complex="12pt"/>
    </style:style>
    <style:style style:name="T52_67" style:family="text">
      <style:text-properties fo:font-size="12pt" style:font-size-asian="12pt" style:font-size-complex="12pt"/>
    </style:style>
    <style:style style:name="T52_68" style:family="text">
      <style:text-properties fo:font-size="12pt" style:font-size-asian="12pt" style:font-size-complex="12pt"/>
    </style:style>
    <style:style style:name="T52_69" style:family="text">
      <style:text-properties fo:font-size="12pt" style:font-size-asian="12pt" style:font-size-complex="12pt"/>
    </style:style>
    <style:style style:name="T52_70" style:family="text">
      <style:text-properties fo:font-size="12pt" style:font-size-asian="12pt" style:font-size-complex="12pt"/>
    </style:style>
    <style:style style:name="T52_71" style:family="text">
      <style:text-properties fo:font-size="12pt" style:font-size-asian="12pt" style:font-size-complex="12pt"/>
    </style:style>
    <style:style style:name="T52_72" style:family="text">
      <style:text-properties fo:font-size="12pt" style:font-size-asian="12pt" style:font-size-complex="12pt"/>
    </style:style>
    <style:style style:name="T52_73" style:family="text">
      <style:text-properties fo:font-size="12pt" style:font-size-asian="12pt" style:font-size-complex="12pt"/>
    </style:style>
    <style:style style:name="T52_74" style:family="text">
      <style:text-properties fo:font-size="12pt" style:font-size-asian="12pt" style:font-size-complex="12pt"/>
    </style:style>
    <style:style style:name="T52_75" style:family="text">
      <style:text-properties fo:font-size="12pt" style:font-size-asian="12pt" style:font-size-complex="12pt"/>
    </style:style>
    <style:style style:name="T52_76" style:family="text">
      <style:text-properties fo:font-size="12pt" style:font-size-asian="12pt" style:font-size-complex="12pt"/>
    </style:style>
    <style:style style:name="T52_77" style:family="text">
      <style:text-properties fo:font-size="12pt" style:font-size-asian="12pt" style:font-size-complex="12pt"/>
    </style:style>
    <style:style style:name="T52_78" style:family="text">
      <style:text-properties fo:font-size="12pt" style:font-size-asian="12pt" style:font-size-complex="12pt"/>
    </style:style>
    <style:style style:name="T52_79" style:family="text">
      <style:text-properties fo:font-size="12pt" style:font-size-asian="12pt" style:font-size-complex="12pt"/>
    </style:style>
    <style:style style:name="T52_80" style:family="text">
      <style:text-properties fo:font-size="12pt" style:font-size-asian="12pt" style:font-size-complex="12pt"/>
    </style:style>
    <style:style style:name="T52_81" style:family="text">
      <style:text-properties fo:font-size="12pt" style:font-size-asian="12pt" style:font-size-complex="12pt"/>
    </style:style>
    <style:style style:name="T52_82" style:family="text">
      <style:text-properties fo:font-size="12pt" style:font-size-asian="12pt" style:font-size-complex="12pt"/>
    </style:style>
    <style:style style:name="T52_83" style:family="text">
      <style:text-properties fo:font-size="12pt" style:font-size-asian="12pt" style:font-size-complex="12pt"/>
    </style:style>
    <style:style style:name="T52_84" style:family="text">
      <style:text-properties fo:font-size="12pt" style:font-size-asian="12pt" style:font-size-complex="12pt"/>
    </style:style>
    <style:style style:name="T52_85" style:family="text">
      <style:text-properties fo:font-size="12pt" style:font-size-asian="12pt" style:font-size-complex="12pt"/>
    </style:style>
    <style:style style:name="T52_86" style:family="text">
      <style:text-properties fo:font-size="12pt" style:font-size-asian="12pt" style:font-size-complex="12pt"/>
    </style:style>
    <style:style style:name="T52_87" style:family="text">
      <style:text-properties fo:font-size="12pt" style:font-size-asian="12pt" style:font-size-complex="12pt"/>
    </style:style>
    <style:style style:name="T52_88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text-align="left" fo:break-before="auto" fo:line-height="115%" fo:margin-top="0cm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T53_33" style:family="text">
      <style:text-properties fo:font-size="12pt" style:font-size-asian="12pt" style:font-size-complex="12pt"/>
    </style:style>
    <style:style style:name="T53_34" style:family="text">
      <style:text-properties fo:font-size="12pt" style:font-size-asian="12pt" style:font-size-complex="12pt"/>
    </style:style>
    <style:style style:name="T53_35" style:family="text">
      <style:text-properties fo:font-size="12pt" style:font-size-asian="12pt" style:font-size-complex="12pt"/>
    </style:style>
    <style:style style:name="T53_36" style:family="text">
      <style:text-properties fo:font-size="12pt" style:font-size-asian="12pt" style:font-size-complex="12pt"/>
    </style:style>
    <style:style style:name="T53_37" style:family="text">
      <style:text-properties fo:font-size="12pt" style:font-size-asian="12pt" style:font-size-complex="12pt"/>
    </style:style>
    <style:style style:name="T53_38" style:family="text">
      <style:text-properties fo:font-size="12pt" style:font-size-asian="12pt" style:font-size-complex="12pt"/>
    </style:style>
    <style:style style:name="T53_39" style:family="text">
      <style:text-properties fo:font-size="12pt" style:font-size-asian="12pt" style:font-size-complex="12pt"/>
    </style:style>
    <style:style style:name="T53_40" style:family="text">
      <style:text-properties fo:font-size="12pt" style:font-size-asian="12pt" style:font-size-complex="12pt"/>
    </style:style>
    <style:style style:name="T53_41" style:family="text">
      <style:text-properties fo:font-size="12pt" style:font-size-asian="12pt" style:font-size-complex="12pt"/>
    </style:style>
    <style:style style:name="T53_42" style:family="text">
      <style:text-properties fo:font-size="12pt" style:font-size-asian="12pt" style:font-size-complex="12pt"/>
    </style:style>
    <style:style style:name="T53_43" style:family="text">
      <style:text-properties fo:font-size="12pt" style:font-size-asian="12pt" style:font-size-complex="12pt"/>
    </style:style>
    <style:style style:name="T53_44" style:family="text">
      <style:text-properties fo:font-size="12pt" style:font-size-asian="12pt" style:font-size-complex="12pt"/>
    </style:style>
    <style:style style:name="T53_45" style:family="text">
      <style:text-properties fo:font-size="12pt" style:font-size-asian="12pt" style:font-size-complex="12pt"/>
    </style:style>
    <style:style style:name="T53_46" style:family="text">
      <style:text-properties fo:font-size="12pt" style:font-size-asian="12pt" style:font-size-complex="12pt"/>
    </style:style>
    <style:style style:name="T53_47" style:family="text">
      <style:text-properties fo:font-size="12pt" style:font-size-asian="12pt" style:font-size-complex="12pt"/>
    </style:style>
    <style:style style:name="T53_48" style:family="text">
      <style:text-properties fo:font-size="12pt" style:font-size-asian="12pt" style:font-size-complex="12pt"/>
    </style:style>
    <style:style style:name="T53_49" style:family="text">
      <style:text-properties fo:font-size="12pt" style:font-size-asian="12pt" style:font-size-complex="12pt"/>
    </style:style>
    <style:style style:name="T53_50" style:family="text">
      <style:text-properties fo:font-size="12pt" style:font-size-asian="12pt" style:font-size-complex="12pt"/>
    </style:style>
    <style:style style:name="T53_51" style:family="text">
      <style:text-properties fo:font-size="12pt" style:font-size-asian="12pt" style:font-size-complex="12pt"/>
    </style:style>
    <style:style style:name="T53_52" style:family="text">
      <style:text-properties fo:font-size="12pt" style:font-size-asian="12pt" style:font-size-complex="12pt"/>
    </style:style>
    <style:style style:name="T53_53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text-align="left" fo:break-before="auto" fo:line-height="115%" fo:margin-top="0cm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T54_9" style:family="text">
      <style:text-properties fo:font-size="12pt" style:font-size-asian="12pt" style:font-size-complex="12pt"/>
    </style:style>
    <style:style style:name="T54_10" style:family="text">
      <style:text-properties fo:font-size="12pt" style:font-size-asian="12pt" style:font-size-complex="12pt"/>
    </style:style>
    <style:style style:name="T54_11" style:family="text">
      <style:text-properties fo:font-size="12pt" style:font-size-asian="12pt" style:font-size-complex="12pt"/>
    </style:style>
    <style:style style:name="T54_12" style:family="text">
      <style:text-properties fo:font-size="12pt" style:font-size-asian="12pt" style:font-size-complex="12pt"/>
    </style:style>
    <style:style style:name="T54_13" style:family="text">
      <style:text-properties fo:font-size="12pt" style:font-size-asian="12pt" style:font-size-complex="12pt"/>
    </style:style>
    <style:style style:name="T54_14" style:family="text">
      <style:text-properties fo:font-size="12pt" style:font-size-asian="12pt" style:font-size-complex="12pt"/>
    </style:style>
    <style:style style:name="T54_15" style:family="text">
      <style:text-properties fo:font-size="12pt" style:font-size-asian="12pt" style:font-size-complex="12pt"/>
    </style:style>
    <style:style style:name="T54_16" style:family="text">
      <style:text-properties fo:font-size="12pt" style:font-size-asian="12pt" style:font-size-complex="12pt"/>
    </style:style>
    <style:style style:name="T54_17" style:family="text">
      <style:text-properties fo:font-size="12pt" style:font-size-asian="12pt" style:font-size-complex="12pt"/>
    </style:style>
    <style:style style:name="T54_18" style:family="text">
      <style:text-properties fo:font-size="12pt" style:font-size-asian="12pt" style:font-size-complex="12pt"/>
    </style:style>
    <style:style style:name="T54_19" style:family="text">
      <style:text-properties fo:font-size="12pt" style:font-size-asian="12pt" style:font-size-complex="12pt"/>
    </style:style>
    <style:style style:name="T54_20" style:family="text">
      <style:text-properties fo:font-size="12pt" style:font-size-asian="12pt" style:font-size-complex="12pt"/>
    </style:style>
    <style:style style:name="T54_21" style:family="text">
      <style:text-properties fo:font-size="12pt" style:font-size-asian="12pt" style:font-size-complex="12pt"/>
    </style:style>
    <style:style style:name="T54_22" style:family="text">
      <style:text-properties fo:font-size="12pt" style:font-size-asian="12pt" style:font-size-complex="12pt"/>
    </style:style>
    <style:style style:name="T54_23" style:family="text">
      <style:text-properties fo:font-size="12pt" style:font-size-asian="12pt" style:font-size-complex="12pt"/>
    </style:style>
    <style:style style:name="T54_24" style:family="text">
      <style:text-properties fo:font-size="12pt" style:font-size-asian="12pt" style:font-size-complex="12pt"/>
    </style:style>
    <style:style style:name="T54_25" style:family="text">
      <style:text-properties fo:font-size="12pt" style:font-size-asian="12pt" style:font-size-complex="12pt"/>
    </style:style>
    <style:style style:name="T54_26" style:family="text">
      <style:text-properties fo:font-size="12pt" style:font-size-asian="12pt" style:font-size-complex="12pt"/>
    </style:style>
    <style:style style:name="T54_27" style:family="text">
      <style:text-properties fo:font-size="12pt" style:font-size-asian="12pt" style:font-size-complex="12pt"/>
    </style:style>
    <style:style style:name="T54_28" style:family="text">
      <style:text-properties fo:font-size="12pt" style:font-size-asian="12pt" style:font-size-complex="12pt"/>
    </style:style>
    <style:style style:name="T54_29" style:family="text">
      <style:text-properties fo:font-size="12pt" style:font-size-asian="12pt" style:font-size-complex="12pt"/>
    </style:style>
    <style:style style:name="T54_30" style:family="text">
      <style:text-properties fo:font-size="12pt" style:font-size-asian="12pt" style:font-size-complex="12pt"/>
    </style:style>
    <style:style style:name="T54_31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text-align="left" fo:break-before="auto" fo:line-height="115%" fo:margin-top="0cm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T55_29" style:family="text">
      <style:text-properties fo:font-size="12pt" style:font-size-asian="12pt" style:font-size-complex="12pt"/>
    </style:style>
    <style:style style:name="T55_30" style:family="text">
      <style:text-properties fo:font-size="12pt" style:font-size-asian="12pt" style:font-size-complex="12pt"/>
    </style:style>
    <style:style style:name="T55_31" style:family="text">
      <style:text-properties fo:font-size="12pt" style:font-size-asian="12pt" style:font-size-complex="12pt"/>
    </style:style>
    <style:style style:name="T55_32" style:family="text">
      <style:text-properties fo:font-size="12pt" style:font-size-asian="12pt" style:font-size-complex="12pt"/>
    </style:style>
    <style:style style:name="T55_33" style:family="text">
      <style:text-properties fo:font-size="12pt" style:font-size-asian="12pt" style:font-size-complex="12pt"/>
    </style:style>
    <style:style style:name="T55_34" style:family="text">
      <style:text-properties fo:font-size="12pt" style:font-size-asian="12pt" style:font-size-complex="12pt"/>
    </style:style>
    <style:style style:name="T55_35" style:family="text">
      <style:text-properties fo:font-size="12pt" style:font-size-asian="12pt" style:font-size-complex="12pt"/>
    </style:style>
    <style:style style:name="T55_36" style:family="text">
      <style:text-properties fo:font-size="12pt" style:font-size-asian="12pt" style:font-size-complex="12pt"/>
    </style:style>
    <style:style style:name="T55_37" style:family="text">
      <style:text-properties fo:font-size="12pt" style:font-size-asian="12pt" style:font-size-complex="12pt"/>
    </style:style>
    <style:style style:name="T55_38" style:family="text">
      <style:text-properties fo:font-size="12pt" style:font-size-asian="12pt" style:font-size-complex="12pt"/>
    </style:style>
    <style:style style:name="T55_39" style:family="text">
      <style:text-properties fo:font-size="12pt" style:font-size-asian="12pt" style:font-size-complex="12pt"/>
    </style:style>
    <style:style style:name="T55_40" style:family="text">
      <style:text-properties fo:font-size="12pt" style:font-size-asian="12pt" style:font-size-complex="12pt"/>
    </style:style>
    <style:style style:name="T55_41" style:family="text">
      <style:text-properties fo:font-size="12pt" style:font-size-asian="12pt" style:font-size-complex="12pt"/>
    </style:style>
    <style:style style:name="T55_42" style:family="text">
      <style:text-properties fo:font-size="12pt" style:font-size-asian="12pt" style:font-size-complex="12pt"/>
    </style:style>
    <style:style style:name="T55_43" style:family="text">
      <style:text-properties fo:font-size="12pt" style:font-size-asian="12pt" style:font-size-complex="12pt"/>
    </style:style>
    <style:style style:name="T55_44" style:family="text">
      <style:text-properties fo:font-size="12pt" style:font-size-asian="12pt" style:font-size-complex="12pt"/>
    </style:style>
    <style:style style:name="T55_45" style:family="text">
      <style:text-properties fo:font-size="12pt" style:font-size-asian="12pt" style:font-size-complex="12pt"/>
    </style:style>
    <style:style style:name="T55_46" style:family="text">
      <style:text-properties fo:font-size="12pt" style:font-size-asian="12pt" style:font-size-complex="12pt"/>
    </style:style>
    <style:style style:name="T55_47" style:family="text">
      <style:text-properties fo:font-size="12pt" style:font-size-asian="12pt" style:font-size-complex="12pt"/>
    </style:style>
    <style:style style:name="T55_48" style:family="text">
      <style:text-properties fo:font-size="12pt" style:font-size-asian="12pt" style:font-size-complex="12pt"/>
    </style:style>
    <style:style style:name="T55_49" style:family="text">
      <style:text-properties fo:font-size="12pt" style:font-size-asian="12pt" style:font-size-complex="12pt"/>
    </style:style>
    <style:style style:name="T55_50" style:family="text">
      <style:text-properties fo:font-size="12pt" style:font-size-asian="12pt" style:font-size-complex="12pt"/>
    </style:style>
    <style:style style:name="T55_51" style:family="text">
      <style:text-properties fo:font-size="12pt" style:font-size-asian="12pt" style:font-size-complex="12pt"/>
    </style:style>
    <style:style style:name="T55_52" style:family="text">
      <style:text-properties fo:font-size="12pt" style:font-size-asian="12pt" style:font-size-complex="12pt"/>
    </style:style>
    <style:style style:name="T55_53" style:family="text">
      <style:text-properties fo:font-size="12pt" style:font-size-asian="12pt" style:font-size-complex="12pt"/>
    </style:style>
    <style:style style:name="T55_54" style:family="text">
      <style:text-properties fo:font-size="12pt" style:font-size-asian="12pt" style:font-size-complex="12pt"/>
    </style:style>
    <style:style style:name="T55_55" style:family="text">
      <style:text-properties fo:font-size="12pt" style:font-size-asian="12pt" style:font-size-complex="12pt"/>
    </style:style>
    <style:style style:name="T55_56" style:family="text">
      <style:text-properties fo:font-size="12pt" style:font-size-asian="12pt" style:font-size-complex="12pt"/>
    </style:style>
    <style:style style:name="T55_57" style:family="text">
      <style:text-properties fo:font-size="12pt" style:font-size-asian="12pt" style:font-size-complex="12pt"/>
    </style:style>
    <style:style style:name="T55_58" style:family="text">
      <style:text-properties fo:font-size="12pt" style:font-size-asian="12pt" style:font-size-complex="12pt"/>
    </style:style>
    <style:style style:name="T55_59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text-align="left" fo:break-before="auto" fo:line-height="115%" fo:margin-top="0cm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T56_11" style:family="text">
      <style:text-properties fo:font-size="12pt" style:font-size-asian="12pt" style:font-size-complex="12pt"/>
    </style:style>
    <style:style style:name="T56_12" style:family="text">
      <style:text-properties fo:font-size="12pt" style:font-size-asian="12pt" style:font-size-complex="12pt"/>
    </style:style>
    <style:style style:name="T56_13" style:family="text">
      <style:text-properties fo:font-size="12pt" style:font-size-asian="12pt" style:font-size-complex="12pt"/>
    </style:style>
    <style:style style:name="T56_14" style:family="text">
      <style:text-properties fo:font-size="12pt" style:font-size-asian="12pt" style:font-size-complex="12pt"/>
    </style:style>
    <style:style style:name="T56_15" style:family="text">
      <style:text-properties fo:font-size="12pt" style:font-size-asian="12pt" style:font-size-complex="12pt"/>
    </style:style>
    <style:style style:name="T56_16" style:family="text">
      <style:text-properties fo:font-size="12pt" style:font-size-asian="12pt" style:font-size-complex="12pt"/>
    </style:style>
    <style:style style:name="T56_17" style:family="text">
      <style:text-properties fo:font-size="12pt" style:font-size-asian="12pt" style:font-size-complex="12pt"/>
    </style:style>
    <style:style style:name="T56_18" style:family="text">
      <style:text-properties fo:font-size="12pt" style:font-size-asian="12pt" style:font-size-complex="12pt"/>
    </style:style>
    <style:style style:name="T56_19" style:family="text">
      <style:text-properties fo:font-size="12pt" style:font-size-asian="12pt" style:font-size-complex="12pt"/>
    </style:style>
    <style:style style:name="T56_20" style:family="text">
      <style:text-properties fo:font-size="12pt" style:font-size-asian="12pt" style:font-size-complex="12pt"/>
    </style:style>
    <style:style style:name="T56_21" style:family="text">
      <style:text-properties fo:font-size="12pt" style:font-size-asian="12pt" style:font-size-complex="12pt"/>
    </style:style>
    <style:style style:name="T56_22" style:family="text">
      <style:text-properties fo:font-size="12pt" style:font-size-asian="12pt" style:font-size-complex="12pt"/>
    </style:style>
    <style:style style:name="T56_23" style:family="text">
      <style:text-properties fo:font-size="12pt" style:font-size-asian="12pt" style:font-size-complex="12pt"/>
    </style:style>
    <style:style style:name="T56_24" style:family="text">
      <style:text-properties fo:font-size="12pt" style:font-size-asian="12pt" style:font-size-complex="12pt"/>
    </style:style>
    <style:style style:name="T56_25" style:family="text">
      <style:text-properties fo:font-size="12pt" style:font-size-asian="12pt" style:font-size-complex="12pt"/>
    </style:style>
    <style:style style:name="T56_26" style:family="text">
      <style:text-properties fo:font-size="12pt" style:font-size-asian="12pt" style:font-size-complex="12pt"/>
    </style:style>
    <style:style style:name="T56_27" style:family="text">
      <style:text-properties fo:font-size="12pt" style:font-size-asian="12pt" style:font-size-complex="12pt"/>
    </style:style>
    <style:style style:name="T56_28" style:family="text">
      <style:text-properties fo:font-size="12pt" style:font-size-asian="12pt" style:font-size-complex="12pt"/>
    </style:style>
    <style:style style:name="T56_29" style:family="text">
      <style:text-properties fo:font-size="12pt" style:font-size-asian="12pt" style:font-size-complex="12pt"/>
    </style:style>
    <style:style style:name="T56_30" style:family="text">
      <style:text-properties fo:font-size="12pt" style:font-size-asian="12pt" style:font-size-complex="12pt"/>
    </style:style>
    <style:style style:name="T56_31" style:family="text">
      <style:text-properties fo:font-size="12pt" style:font-size-asian="12pt" style:font-size-complex="12pt"/>
    </style:style>
    <style:style style:name="T56_32" style:family="text">
      <style:text-properties fo:font-size="12pt" style:font-size-asian="12pt" style:font-size-complex="12pt"/>
    </style:style>
    <style:style style:name="T56_33" style:family="text">
      <style:text-properties fo:font-size="12pt" style:font-size-asian="12pt" style:font-size-complex="12pt"/>
    </style:style>
    <style:style style:name="T56_34" style:family="text">
      <style:text-properties fo:font-size="12pt" style:font-size-asian="12pt" style:font-size-complex="12pt"/>
    </style:style>
    <style:style style:name="T56_35" style:family="text">
      <style:text-properties fo:font-size="12pt" style:font-size-asian="12pt" style:font-size-complex="12pt"/>
    </style:style>
    <style:style style:name="T56_36" style:family="text">
      <style:text-properties fo:font-size="12pt" style:font-size-asian="12pt" style:font-size-complex="12pt"/>
    </style:style>
    <style:style style:name="T56_37" style:family="text">
      <style:text-properties fo:font-size="12pt" style:font-size-asian="12pt" style:font-size-complex="12pt"/>
    </style:style>
    <style:style style:name="T56_38" style:family="text">
      <style:text-properties fo:font-size="12pt" style:font-size-asian="12pt" style:font-size-complex="12pt"/>
    </style:style>
    <style:style style:name="T56_39" style:family="text">
      <style:text-properties fo:font-size="12pt" style:font-size-asian="12pt" style:font-size-complex="12pt"/>
    </style:style>
    <style:style style:name="T56_40" style:family="text">
      <style:text-properties fo:font-size="12pt" style:font-size-asian="12pt" style:font-size-complex="12pt"/>
    </style:style>
    <style:style style:name="T56_41" style:family="text">
      <style:text-properties fo:font-size="12pt" style:font-size-asian="12pt" style:font-size-complex="12pt"/>
    </style:style>
    <style:style style:name="T56_42" style:family="text">
      <style:text-properties fo:font-size="12pt" style:font-size-asian="12pt" style:font-size-complex="12pt"/>
    </style:style>
    <style:style style:name="T56_43" style:family="text">
      <style:text-properties fo:font-size="12pt" style:font-size-asian="12pt" style:font-size-complex="12pt"/>
    </style:style>
    <style:style style:name="T56_44" style:family="text">
      <style:text-properties fo:font-size="12pt" style:font-size-asian="12pt" style:font-size-complex="12pt"/>
    </style:style>
    <style:style style:name="T56_45" style:family="text">
      <style:text-properties fo:font-size="12pt" style:font-size-asian="12pt" style:font-size-complex="12pt"/>
    </style:style>
    <style:style style:name="T56_46" style:family="text">
      <style:text-properties fo:font-size="12pt" style:font-size-asian="12pt" style:font-size-complex="12pt"/>
    </style:style>
    <style:style style:name="T56_47" style:family="text">
      <style:text-properties fo:font-size="12pt" style:font-size-asian="12pt" style:font-size-complex="12pt"/>
    </style:style>
    <style:style style:name="T56_48" style:family="text">
      <style:text-properties fo:font-size="12pt" style:font-size-asian="12pt" style:font-size-complex="12pt"/>
    </style:style>
    <style:style style:name="T56_49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left" fo:break-before="auto" fo:line-height="115%" fo:margin-top="0cm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2pt" style:font-size-asian="12pt" style:font-size-complex="12pt"/>
    </style:style>
    <style:style style:name="T57_21" style:family="text">
      <style:text-properties fo:font-size="12pt" style:font-size-asian="12pt" style:font-size-complex="12pt"/>
    </style:style>
    <style:style style:name="T57_22" style:family="text">
      <style:text-properties fo:font-size="12pt" style:font-size-asian="12pt" style:font-size-complex="12pt"/>
    </style:style>
    <style:style style:name="T57_23" style:family="text">
      <style:text-properties fo:font-size="12pt" style:font-size-asian="12pt" style:font-size-complex="12pt"/>
    </style:style>
    <style:style style:name="T57_24" style:family="text">
      <style:text-properties fo:font-size="12pt" style:font-size-asian="12pt" style:font-size-complex="12pt"/>
    </style:style>
    <style:style style:name="T57_25" style:family="text">
      <style:text-properties fo:font-size="12pt" style:font-size-asian="12pt" style:font-size-complex="12pt"/>
    </style:style>
    <style:style style:name="T57_26" style:family="text">
      <style:text-properties fo:font-size="12pt" style:font-size-asian="12pt" style:font-size-complex="12pt"/>
    </style:style>
    <style:style style:name="T57_27" style:family="text">
      <style:text-properties fo:font-size="12pt" style:font-size-asian="12pt" style:font-size-complex="12pt"/>
    </style:style>
    <style:style style:name="T57_28" style:family="text">
      <style:text-properties fo:font-size="12pt" style:font-size-asian="12pt" style:font-size-complex="12pt"/>
    </style:style>
    <style:style style:name="T57_29" style:family="text">
      <style:text-properties fo:font-size="12pt" style:font-size-asian="12pt" style:font-size-complex="12pt"/>
    </style:style>
    <style:style style:name="T57_30" style:family="text">
      <style:text-properties fo:font-size="12pt" style:font-size-asian="12pt" style:font-size-complex="12pt"/>
    </style:style>
    <style:style style:name="T57_31" style:family="text">
      <style:text-properties fo:font-size="12pt" style:font-size-asian="12pt" style:font-size-complex="12pt"/>
    </style:style>
    <style:style style:name="T57_32" style:family="text">
      <style:text-properties fo:font-size="12pt" style:font-size-asian="12pt" style:font-size-complex="12pt"/>
    </style:style>
    <style:style style:name="T57_33" style:family="text">
      <style:text-properties fo:font-size="12pt" style:font-size-asian="12pt" style:font-size-complex="12pt"/>
    </style:style>
    <style:style style:name="T57_34" style:family="text">
      <style:text-properties fo:font-size="12pt" style:font-size-asian="12pt" style:font-size-complex="12pt"/>
    </style:style>
    <style:style style:name="T57_35" style:family="text">
      <style:text-properties fo:font-size="12pt" style:font-size-asian="12pt" style:font-size-complex="12pt"/>
    </style:style>
    <style:style style:name="T57_36" style:family="text">
      <style:text-properties fo:font-size="12pt" style:font-size-asian="12pt" style:font-size-complex="12pt"/>
    </style:style>
    <style:style style:name="T57_37" style:family="text">
      <style:text-properties fo:font-size="12pt" style:font-size-asian="12pt" style:font-size-complex="12pt"/>
    </style:style>
    <style:style style:name="T57_38" style:family="text">
      <style:text-properties fo:font-size="12pt" style:font-size-asian="12pt" style:font-size-complex="12pt"/>
    </style:style>
    <style:style style:name="T57_39" style:family="text">
      <style:text-properties fo:font-size="12pt" style:font-size-asian="12pt" style:font-size-complex="12pt"/>
    </style:style>
    <style:style style:name="T57_40" style:family="text">
      <style:text-properties fo:font-size="12pt" style:font-size-asian="12pt" style:font-size-complex="12pt"/>
    </style:style>
    <style:style style:name="T57_41" style:family="text">
      <style:text-properties fo:font-size="12pt" style:font-size-asian="12pt" style:font-size-complex="12pt"/>
    </style:style>
    <style:style style:name="T57_42" style:family="text">
      <style:text-properties fo:font-size="12pt" style:font-size-asian="12pt" style:font-size-complex="12pt"/>
    </style:style>
    <style:style style:name="T57_43" style:family="text">
      <style:text-properties fo:font-size="12pt" style:font-size-asian="12pt" style:font-size-complex="12pt"/>
    </style:style>
    <style:style style:name="T57_44" style:family="text">
      <style:text-properties fo:font-size="12pt" style:font-size-asian="12pt" style:font-size-complex="12pt"/>
    </style:style>
    <style:style style:name="T57_45" style:family="text">
      <style:text-properties fo:font-size="12pt" style:font-size-asian="12pt" style:font-size-complex="12pt"/>
    </style:style>
    <style:style style:name="T57_46" style:family="text">
      <style:text-properties fo:font-size="12pt" style:font-size-asian="12pt" style:font-size-complex="12pt"/>
    </style:style>
    <style:style style:name="T57_47" style:family="text">
      <style:text-properties fo:font-size="12pt" style:font-size-asian="12pt" style:font-size-complex="12pt"/>
    </style:style>
    <style:style style:name="T57_48" style:family="text">
      <style:text-properties fo:font-size="12pt" style:font-size-asian="12pt" style:font-size-complex="12pt"/>
    </style:style>
    <style:style style:name="T57_49" style:family="text">
      <style:text-properties fo:font-size="12pt" style:font-size-asian="12pt" style:font-size-complex="12pt"/>
    </style:style>
    <style:style style:name="T57_50" style:family="text">
      <style:text-properties fo:font-size="12pt" style:font-size-asian="12pt" style:font-size-complex="12pt"/>
    </style:style>
    <style:style style:name="T57_51" style:family="text">
      <style:text-properties fo:font-size="12pt" style:font-size-asian="12pt" style:font-size-complex="12pt"/>
    </style:style>
    <style:style style:name="T57_52" style:family="text">
      <style:text-properties fo:font-size="12pt" style:font-size-asian="12pt" style:font-size-complex="12pt"/>
    </style:style>
    <style:style style:name="T57_53" style:family="text">
      <style:text-properties fo:font-size="12pt" style:font-size-asian="12pt" style:font-size-complex="12pt"/>
    </style:style>
    <style:style style:name="T57_54" style:family="text">
      <style:text-properties fo:font-size="12pt" style:font-size-asian="12pt" style:font-size-complex="12pt"/>
    </style:style>
    <style:style style:name="T57_55" style:family="text">
      <style:text-properties fo:font-size="12pt" style:font-size-asian="12pt" style:font-size-complex="12pt"/>
    </style:style>
    <style:style style:name="T57_56" style:family="text">
      <style:text-properties fo:font-size="12pt" style:font-size-asian="12pt" style:font-size-complex="12pt"/>
    </style:style>
    <style:style style:name="T57_57" style:family="text">
      <style:text-properties fo:font-size="12pt" style:font-size-asian="12pt" style:font-size-complex="12pt"/>
    </style:style>
    <style:style style:name="T57_58" style:family="text">
      <style:text-properties fo:font-size="12pt" style:font-size-asian="12pt" style:font-size-complex="12pt"/>
    </style:style>
    <style:style style:name="T57_59" style:family="text">
      <style:text-properties fo:font-size="12pt" style:font-size-asian="12pt" style:font-size-complex="12pt"/>
    </style:style>
    <style:style style:name="T57_60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text-align="left" fo:break-before="auto" fo:line-height="115%" fo:margin-top="0cm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58_8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58_13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T58_19" style:family="text">
      <style:text-properties fo:font-size="12pt" style:font-size-asian="12pt" style:font-size-complex="12pt"/>
    </style:style>
    <style:style style:name="T58_20" style:family="text">
      <style:text-properties fo:font-size="12pt" style:font-size-asian="12pt" style:font-size-complex="12pt"/>
    </style:style>
    <style:style style:name="T58_21" style:family="text">
      <style:text-properties fo:font-size="12pt" style:font-size-asian="12pt" style:font-size-complex="12pt"/>
    </style:style>
    <style:style style:name="T58_22" style:family="text">
      <style:text-properties fo:font-size="12pt" style:font-size-asian="12pt" style:font-size-complex="12pt"/>
    </style:style>
    <style:style style:name="T58_23" style:family="text">
      <style:text-properties fo:font-size="12pt" style:font-size-asian="12pt" style:font-size-complex="12pt"/>
    </style:style>
    <style:style style:name="T58_24" style:family="text">
      <style:text-properties fo:font-size="12pt" style:font-size-asian="12pt" style:font-size-complex="12pt"/>
    </style:style>
    <style:style style:name="T58_25" style:family="text">
      <style:text-properties fo:font-size="12pt" style:font-size-asian="12pt" style:font-size-complex="12pt"/>
    </style:style>
    <style:style style:name="T58_26" style:family="text">
      <style:text-properties fo:font-size="12pt" style:font-size-asian="12pt" style:font-size-complex="12pt"/>
    </style:style>
    <style:style style:name="T58_27" style:family="text">
      <style:text-properties fo:font-size="12pt" style:font-size-asian="12pt" style:font-size-complex="12pt"/>
    </style:style>
    <style:style style:name="T58_28" style:family="text">
      <style:text-properties fo:font-size="12pt" style:font-size-asian="12pt" style:font-size-complex="12pt"/>
    </style:style>
    <style:style style:name="T58_29" style:family="text">
      <style:text-properties fo:font-size="12pt" style:font-size-asian="12pt" style:font-size-complex="12pt"/>
    </style:style>
    <style:style style:name="T58_30" style:family="text">
      <style:text-properties fo:font-size="12pt" style:font-size-asian="12pt" style:font-size-complex="12pt"/>
    </style:style>
    <style:style style:name="T58_31" style:family="text">
      <style:text-properties fo:font-size="12pt" style:font-size-asian="12pt" style:font-size-complex="12pt"/>
    </style:style>
    <style:style style:name="T58_32" style:family="text">
      <style:text-properties fo:font-size="12pt" style:font-size-asian="12pt" style:font-size-complex="12pt"/>
    </style:style>
    <style:style style:name="T58_33" style:family="text">
      <style:text-properties fo:font-size="12pt" style:font-size-asian="12pt" style:font-size-complex="12pt"/>
    </style:style>
    <style:style style:name="T58_34" style:family="text">
      <style:text-properties fo:font-size="12pt" style:font-size-asian="12pt" style:font-size-complex="12pt"/>
    </style:style>
    <style:style style:name="T58_35" style:family="text">
      <style:text-properties fo:font-size="12pt" style:font-size-asian="12pt" style:font-size-complex="12pt"/>
    </style:style>
    <style:style style:name="T58_36" style:family="text">
      <style:text-properties fo:font-size="12pt" style:font-size-asian="12pt" style:font-size-complex="12pt"/>
    </style:style>
    <style:style style:name="T58_37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text-align="left" fo:break-before="auto" fo:line-height="115%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ize="12pt" style:font-size-asian="12pt" style:font-size-complex="12pt"/>
    </style:style>
    <style:style style:name="T61_35" style:family="text">
      <style:text-properties fo:font-size="12pt" style:font-size-asian="12pt" style:font-size-complex="12pt"/>
    </style:style>
    <style:style style:name="T61_36" style:family="text">
      <style:text-properties fo:font-size="12pt" style:font-size-asian="12pt" style:font-size-complex="12pt"/>
    </style:style>
    <style:style style:name="T61_37" style:family="text">
      <style:text-properties fo:font-size="12pt" style:font-size-asian="12pt" style:font-size-complex="12pt"/>
    </style:style>
    <style:style style:name="T61_38" style:family="text">
      <style:text-properties fo:font-size="12pt" style:font-size-asian="12pt" style:font-size-complex="12pt"/>
    </style:style>
    <style:style style:name="T61_39" style:family="text">
      <style:text-properties fo:font-size="12pt" style:font-size-asian="12pt" style:font-size-complex="12pt"/>
    </style:style>
    <style:style style:name="T61_40" style:family="text">
      <style:text-properties fo:font-size="12pt" style:font-size-asian="12pt" style:font-size-complex="12pt"/>
    </style:style>
    <style:style style:name="T61_41" style:family="text">
      <style:text-properties fo:font-size="12pt" style:font-size-asian="12pt" style:font-size-complex="12pt"/>
    </style:style>
    <style:style style:name="T61_42" style:family="text">
      <style:text-properties fo:font-size="12pt" style:font-size-asian="12pt" style:font-size-complex="12pt"/>
    </style:style>
    <style:style style:name="T61_43" style:family="text">
      <style:text-properties fo:font-size="12pt" style:font-size-asian="12pt" style:font-size-complex="12pt"/>
    </style:style>
    <style:style style:name="T61_44" style:family="text">
      <style:text-properties fo:font-size="12pt" style:font-size-asian="12pt" style:font-size-complex="12pt"/>
    </style:style>
    <style:style style:name="T61_45" style:family="text">
      <style:text-properties fo:font-size="12pt" style:font-size-asian="12pt" style:font-size-complex="12pt"/>
    </style:style>
    <style:style style:name="T61_46" style:family="text">
      <style:text-properties fo:font-size="12pt" style:font-size-asian="12pt" style:font-size-complex="12pt"/>
    </style:style>
    <style:style style:name="T61_47" style:family="text">
      <style:text-properties fo:font-size="12pt" style:font-size-asian="12pt" style:font-size-complex="12pt"/>
    </style:style>
    <style:style style:name="T61_48" style:family="text">
      <style:text-properties fo:font-size="12pt" style:font-size-asian="12pt" style:font-size-complex="12pt"/>
    </style:style>
    <style:style style:name="T61_49" style:family="text">
      <style:text-properties fo:font-size="12pt" style:font-size-asian="12pt" style:font-size-complex="12pt"/>
    </style:style>
    <style:style style:name="T61_50" style:family="text">
      <style:text-properties fo:font-size="12pt" style:font-size-asian="12pt" style:font-size-complex="12pt"/>
    </style:style>
    <style:style style:name="T61_51" style:family="text">
      <style:text-properties fo:font-size="12pt" style:font-size-asian="12pt" style:font-size-complex="12pt"/>
    </style:style>
    <style:style style:name="T61_52" style:family="text">
      <style:text-properties fo:font-size="12pt" style:font-size-asian="12pt" style:font-size-complex="12pt"/>
    </style:style>
    <style:style style:name="T61_53" style:family="text">
      <style:text-properties fo:font-size="12pt" style:font-size-asian="12pt" style:font-size-complex="12pt"/>
    </style:style>
    <style:style style:name="T61_54" style:family="text">
      <style:text-properties fo:font-size="12pt" style:font-size-asian="12pt" style:font-size-complex="12pt"/>
    </style:style>
    <style:style style:name="T61_55" style:family="text">
      <style:text-properties fo:font-size="12pt" style:font-size-asian="12pt" style:font-size-complex="12pt"/>
    </style:style>
    <style:style style:name="T61_56" style:family="text">
      <style:text-properties fo:font-size="12pt" style:font-size-asian="12pt" style:font-size-complex="12pt"/>
    </style:style>
    <style:style style:name="T61_57" style:family="text">
      <style:text-properties fo:font-size="12pt" style:font-size-asian="12pt" style:font-size-complex="12pt"/>
    </style:style>
    <style:style style:name="T61_58" style:family="text">
      <style:text-properties fo:font-size="12pt" style:font-size-asian="12pt" style:font-size-complex="12pt"/>
    </style:style>
    <style:style style:name="T61_59" style:family="text">
      <style:text-properties fo:font-size="12pt" style:font-size-asian="12pt" style:font-size-complex="12pt"/>
    </style:style>
    <style:style style:name="T61_60" style:family="text">
      <style:text-properties fo:font-size="12pt" style:font-size-asian="12pt" style:font-size-complex="12pt"/>
    </style:style>
    <style:style style:name="T61_61" style:family="text">
      <style:text-properties fo:font-size="12pt" style:font-size-asian="12pt" style:font-size-complex="12pt"/>
    </style:style>
    <style:style style:name="T61_62" style:family="text">
      <style:text-properties fo:font-size="12pt" style:font-size-asian="12pt" style:font-size-complex="12pt"/>
    </style:style>
    <style:style style:name="T61_63" style:family="text">
      <style:text-properties fo:font-size="12pt" style:font-size-asian="12pt" style:font-size-complex="12pt"/>
    </style:style>
    <style:style style:name="T61_64" style:family="text">
      <style:text-properties fo:font-size="12pt" style:font-size-asian="12pt" style:font-size-complex="12pt"/>
    </style:style>
    <style:style style:name="T61_65" style:family="text">
      <style:text-properties fo:font-size="12pt" style:font-size-asian="12pt" style:font-size-complex="12pt"/>
    </style:style>
    <style:style style:name="T61_66" style:family="text">
      <style:text-properties fo:font-size="12pt" style:font-size-asian="12pt" style:font-size-complex="12pt"/>
    </style:style>
    <style:style style:name="T61_67" style:family="text">
      <style:text-properties fo:font-size="12pt" style:font-size-asian="12pt" style:font-size-complex="12pt"/>
    </style:style>
    <style:style style:name="T61_68" style:family="text">
      <style:text-properties fo:font-size="12pt" style:font-size-asian="12pt" style:font-size-complex="12pt"/>
    </style:style>
    <style:style style:name="T61_69" style:family="text">
      <style:text-properties fo:font-size="12pt" style:font-size-asian="12pt" style:font-size-complex="12pt"/>
    </style:style>
    <style:style style:name="T61_70" style:family="text">
      <style:text-properties fo:font-size="12pt" style:font-size-asian="12pt" style:font-size-complex="12pt"/>
    </style:style>
    <style:style style:name="T61_71" style:family="text">
      <style:text-properties fo:font-size="12pt" style:font-size-asian="12pt" style:font-size-complex="12pt"/>
    </style:style>
    <style:style style:name="T61_72" style:family="text">
      <style:text-properties fo:font-size="12pt" style:font-size-asian="12pt" style:font-size-complex="12pt"/>
    </style:style>
    <style:style style:name="T61_73" style:family="text">
      <style:text-properties fo:font-size="12pt" style:font-size-asian="12pt" style:font-size-complex="12pt"/>
    </style:style>
    <style:style style:name="T61_74" style:family="text">
      <style:text-properties fo:font-size="12pt" style:font-size-asian="12pt" style:font-size-complex="12pt"/>
    </style:style>
    <style:style style:name="T61_75" style:family="text">
      <style:text-properties fo:font-size="12pt" style:font-size-asian="12pt" style:font-size-complex="12pt"/>
    </style:style>
    <style:style style:name="T61_76" style:family="text">
      <style:text-properties fo:font-size="12pt" style:font-size-asian="12pt" style:font-size-complex="12pt"/>
    </style:style>
    <style:style style:name="T61_77" style:family="text">
      <style:text-properties fo:font-size="12pt" style:font-size-asian="12pt" style:font-size-complex="12pt"/>
    </style:style>
    <style:style style:name="T61_78" style:family="text">
      <style:text-properties fo:font-size="12pt" style:font-size-asian="12pt" style:font-size-complex="12pt"/>
    </style:style>
    <style:style style:name="T61_79" style:family="text">
      <style:text-properties fo:font-size="12pt" style:font-size-asian="12pt" style:font-size-complex="12pt"/>
    </style:style>
    <style:style style:name="T61_80" style:family="text">
      <style:text-properties fo:font-size="12pt" style:font-size-asian="12pt" style:font-size-complex="12pt"/>
    </style:style>
    <style:style style:name="T61_81" style:family="text">
      <style:text-properties fo:font-size="12pt" style:font-size-asian="12pt" style:font-size-complex="12pt"/>
    </style:style>
    <style:style style:name="T61_82" style:family="text">
      <style:text-properties fo:font-size="12pt" style:font-size-asian="12pt" style:font-size-complex="12pt"/>
    </style:style>
    <style:style style:name="T61_83" style:family="text">
      <style:text-properties fo:font-size="12pt" style:font-size-asian="12pt" style:font-size-complex="12pt"/>
    </style:style>
    <style:style style:name="T61_84" style:family="text">
      <style:text-properties fo:font-size="12pt" style:font-size-asian="12pt" style:font-size-complex="12pt"/>
    </style:style>
    <style:style style:name="T61_85" style:family="text">
      <style:text-properties fo:font-size="12pt" style:font-size-asian="12pt" style:font-size-complex="12pt"/>
    </style:style>
    <style:style style:name="T61_86" style:family="text">
      <style:text-properties fo:font-size="12pt" style:font-size-asian="12pt" style:font-size-complex="12pt"/>
    </style:style>
    <style:style style:name="T61_87" style:family="text">
      <style:text-properties fo:font-size="12pt" style:font-size-asian="12pt" style:font-size-complex="12pt"/>
    </style:style>
    <style:style style:name="T61_88" style:family="text">
      <style:text-properties fo:font-size="12pt" style:font-size-asian="12pt" style:font-size-complex="12pt"/>
    </style:style>
    <style:style style:name="T61_89" style:family="text">
      <style:text-properties fo:font-size="12pt" style:font-size-asian="12pt" style:font-size-complex="12pt"/>
    </style:style>
    <style:style style:name="T61_90" style:family="text">
      <style:text-properties fo:font-size="12pt" style:font-size-asian="12pt" style:font-size-complex="12pt"/>
    </style:style>
    <style:style style:name="T61_91" style:family="text">
      <style:text-properties fo:font-size="12pt" style:font-size-asian="12pt" style:font-size-complex="12pt"/>
    </style:style>
    <style:style style:name="T61_92" style:family="text">
      <style:text-properties fo:font-size="12pt" style:font-size-asian="12pt" style:font-size-complex="12pt"/>
    </style:style>
    <style:style style:name="T61_93" style:family="text">
      <style:text-properties fo:font-size="12pt" style:font-size-asian="12pt" style:font-size-complex="12pt"/>
    </style:style>
    <style:style style:name="T61_94" style:family="text">
      <style:text-properties fo:font-size="12pt" style:font-size-asian="12pt" style:font-size-complex="12pt"/>
    </style:style>
    <style:style style:name="T61_95" style:family="text">
      <style:text-properties fo:font-size="12pt" style:font-size-asian="12pt" style:font-size-complex="12pt"/>
    </style:style>
    <style:style style:name="T61_96" style:family="text">
      <style:text-properties fo:font-size="12pt" style:font-size-asian="12pt" style:font-size-complex="12pt"/>
    </style:style>
    <style:style style:name="T61_97" style:family="text">
      <style:text-properties fo:font-size="12pt" style:font-size-asian="12pt" style:font-size-complex="12pt"/>
    </style:style>
    <style:style style:name="T61_98" style:family="text">
      <style:text-properties fo:font-size="12pt" style:font-size-asian="12pt" style:font-size-complex="12pt"/>
    </style:style>
    <style:style style:name="T61_99" style:family="text">
      <style:text-properties fo:font-size="12pt" style:font-size-asian="12pt" style:font-size-complex="12pt"/>
    </style:style>
    <style:style style:name="T61_100" style:family="text">
      <style:text-properties fo:font-size="12pt" style:font-size-asian="12pt" style:font-size-complex="12pt"/>
    </style:style>
    <style:style style:name="T61_101" style:family="text">
      <style:text-properties fo:font-size="12pt" style:font-size-asian="12pt" style:font-size-complex="12pt"/>
    </style:style>
    <style:style style:name="T61_102" style:family="text">
      <style:text-properties fo:font-size="12pt" style:font-size-asian="12pt" style:font-size-complex="12pt"/>
    </style:style>
    <style:style style:name="T61_103" style:family="text">
      <style:text-properties fo:font-size="12pt" style:font-size-asian="12pt" style:font-size-complex="12pt"/>
    </style:style>
    <style:style style:name="T61_104" style:family="text">
      <style:text-properties fo:font-size="12pt" style:font-size-asian="12pt" style:font-size-complex="12pt"/>
    </style:style>
    <style:style style:name="T61_105" style:family="text">
      <style:text-properties fo:font-size="12pt" style:font-size-asian="12pt" style:font-size-complex="12pt"/>
    </style:style>
    <style:style style:name="T61_106" style:family="text">
      <style:text-properties fo:font-size="12pt" style:font-size-asian="12pt" style:font-size-complex="12pt"/>
    </style:style>
    <style:style style:name="T61_107" style:family="text">
      <style:text-properties fo:font-size="12pt" style:font-size-asian="12pt" style:font-size-complex="12pt"/>
    </style:style>
    <style:style style:name="T61_108" style:family="text">
      <style:text-properties fo:font-size="12pt" style:font-size-asian="12pt" style:font-size-complex="12pt"/>
    </style:style>
    <style:style style:name="P62" style:family="paragraph" style:parent-style-name="Heading_20_1">
      <style:paragraph-properties fo:break-before="auto" fo:line-height="115%" style:writing-mode="lr-tb"/>
    </style:style>
    <style:style style:name="T62_1" style:family="text"/>
    <style:style style:name="T62_2" style:family="text"/>
    <style:style style:name="P63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text-align="left" fo:break-before="auto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T65_19" style:family="text">
      <style:text-properties fo:font-size="12pt" style:font-size-asian="12pt" style:font-size-complex="12pt"/>
    </style:style>
    <style:style style:name="T65_20" style:family="text">
      <style:text-properties fo:font-size="12pt" style:font-size-asian="12pt" style:font-size-complex="12pt"/>
    </style:style>
    <style:style style:name="T65_21" style:family="text">
      <style:text-properties fo:font-size="12pt" style:font-size-asian="12pt" style:font-size-complex="12pt"/>
    </style:style>
    <style:style style:name="T65_22" style:family="text">
      <style:text-properties fo:font-size="12pt" style:font-size-asian="12pt" style:font-size-complex="12pt"/>
    </style:style>
    <style:style style:name="T65_23" style:family="text">
      <style:text-properties fo:font-size="12pt" style:font-size-asian="12pt" style:font-size-complex="12pt"/>
    </style:style>
    <style:style style:name="T65_24" style:family="text">
      <style:text-properties fo:font-size="12pt" style:font-size-asian="12pt" style:font-size-complex="12pt"/>
    </style:style>
    <style:style style:name="T65_25" style:family="text">
      <style:text-properties fo:font-size="12pt" style:font-size-asian="12pt" style:font-size-complex="12pt"/>
    </style:style>
    <style:style style:name="T65_26" style:family="text">
      <style:text-properties fo:font-size="12pt" style:font-size-asian="12pt" style:font-size-complex="12pt"/>
    </style:style>
    <style:style style:name="T65_27" style:family="text">
      <style:text-properties fo:font-size="12pt" style:font-size-asian="12pt" style:font-size-complex="12pt"/>
    </style:style>
    <style:style style:name="T65_28" style:family="text">
      <style:text-properties fo:font-size="12pt" style:font-size-asian="12pt" style:font-size-complex="12pt"/>
    </style:style>
    <style:style style:name="T65_29" style:family="text">
      <style:text-properties fo:font-size="12pt" style:font-size-asian="12pt" style:font-size-complex="12pt"/>
    </style:style>
    <style:style style:name="T65_30" style:family="text">
      <style:text-properties fo:font-size="12pt" style:font-size-asian="12pt" style:font-size-complex="12pt"/>
    </style:style>
    <style:style style:name="T65_31" style:family="text">
      <style:text-properties fo:font-size="12pt" style:font-size-asian="12pt" style:font-size-complex="12pt"/>
    </style:style>
    <style:style style:name="T65_32" style:family="text">
      <style:text-properties fo:font-size="12pt" style:font-size-asian="12pt" style:font-size-complex="12pt"/>
    </style:style>
    <style:style style:name="T65_33" style:family="text">
      <style:text-properties fo:font-size="12pt" style:font-size-asian="12pt" style:font-size-complex="12pt"/>
    </style:style>
    <style:style style:name="T65_34" style:family="text">
      <style:text-properties fo:font-size="12pt" style:font-size-asian="12pt" style:font-size-complex="12pt"/>
    </style:style>
    <style:style style:name="T65_35" style:family="text">
      <style:text-properties fo:font-size="12pt" style:font-size-asian="12pt" style:font-size-complex="12pt"/>
    </style:style>
    <style:style style:name="T65_36" style:family="text">
      <style:text-properties fo:font-size="12pt" style:font-size-asian="12pt" style:font-size-complex="12pt"/>
    </style:style>
    <style:style style:name="T65_37" style:family="text">
      <style:text-properties fo:font-size="12pt" style:font-size-asian="12pt" style:font-size-complex="12pt"/>
    </style:style>
    <style:style style:name="T65_38" style:family="text">
      <style:text-properties fo:font-size="12pt" style:font-size-asian="12pt" style:font-size-complex="12pt"/>
    </style:style>
    <style:style style:name="T65_39" style:family="text">
      <style:text-properties fo:font-size="12pt" style:font-size-asian="12pt" style:font-size-complex="12pt"/>
    </style:style>
    <style:style style:name="T65_40" style:family="text">
      <style:text-properties fo:font-size="12pt" style:font-size-asian="12pt" style:font-size-complex="12pt"/>
    </style:style>
    <style:style style:name="T65_41" style:family="text">
      <style:text-properties fo:font-size="12pt" style:font-size-asian="12pt" style:font-size-complex="12pt"/>
    </style:style>
    <style:style style:name="T65_42" style:family="text">
      <style:text-properties fo:font-size="12pt" style:font-size-asian="12pt" style:font-size-complex="12pt"/>
    </style:style>
    <style:style style:name="T65_43" style:family="text">
      <style:text-properties fo:font-size="12pt" style:font-size-asian="12pt" style:font-size-complex="12pt"/>
    </style:style>
    <style:style style:name="T65_44" style:family="text">
      <style:text-properties fo:font-size="12pt" style:font-size-asian="12pt" style:font-size-complex="12pt"/>
    </style:style>
    <style:style style:name="T65_45" style:family="text">
      <style:text-properties fo:font-size="12pt" style:font-size-asian="12pt" style:font-size-complex="12pt"/>
    </style:style>
    <style:style style:name="T65_46" style:family="text">
      <style:text-properties fo:font-size="12pt" style:font-size-asian="12pt" style:font-size-complex="12pt"/>
    </style:style>
    <style:style style:name="T65_47" style:family="text">
      <style:text-properties fo:font-size="12pt" style:font-size-asian="12pt" style:font-size-complex="12pt"/>
    </style:style>
    <style:style style:name="T65_48" style:family="text">
      <style:text-properties fo:font-size="12pt" style:font-size-asian="12pt" style:font-size-complex="12pt"/>
    </style:style>
    <style:style style:name="T65_49" style:family="text">
      <style:text-properties fo:font-size="12pt" style:font-size-asian="12pt" style:font-size-complex="12pt"/>
    </style:style>
    <style:style style:name="T65_50" style:family="text">
      <style:text-properties fo:font-size="12pt" style:font-size-asian="12pt" style:font-size-complex="12pt"/>
    </style:style>
    <style:style style:name="T65_51" style:family="text">
      <style:text-properties fo:font-size="12pt" style:font-size-asian="12pt" style:font-size-complex="12pt"/>
    </style:style>
    <style:style style:name="T65_52" style:family="text">
      <style:text-properties fo:font-size="12pt" style:font-size-asian="12pt" style:font-size-complex="12pt"/>
    </style:style>
    <style:style style:name="T65_53" style:family="text">
      <style:text-properties fo:font-size="12pt" style:font-size-asian="12pt" style:font-size-complex="12pt"/>
    </style:style>
    <style:style style:name="T65_54" style:family="text">
      <style:text-properties fo:font-size="12pt" style:font-size-asian="12pt" style:font-size-complex="12pt"/>
    </style:style>
    <style:style style:name="T65_55" style:family="text">
      <style:text-properties fo:font-size="12pt" style:font-size-asian="12pt" style:font-size-complex="12pt"/>
    </style:style>
    <style:style style:name="T65_56" style:family="text">
      <style:text-properties fo:font-size="12pt" style:font-size-asian="12pt" style:font-size-complex="12pt"/>
    </style:style>
    <style:style style:name="T65_57" style:family="text">
      <style:text-properties fo:font-size="12pt" style:font-size-asian="12pt" style:font-size-complex="12pt"/>
    </style:style>
    <style:style style:name="T65_58" style:family="text">
      <style:text-properties fo:font-size="12pt" style:font-size-asian="12pt" style:font-size-complex="12pt"/>
    </style:style>
    <style:style style:name="T65_59" style:family="text">
      <style:text-properties fo:font-size="12pt" style:font-size-asian="12pt" style:font-size-complex="12pt"/>
    </style:style>
    <style:style style:name="T65_60" style:family="text">
      <style:text-properties fo:font-size="12pt" style:font-size-asian="12pt" style:font-size-complex="12pt"/>
    </style:style>
    <style:style style:name="T65_61" style:family="text">
      <style:text-properties fo:font-size="12pt" style:font-size-asian="12pt" style:font-size-complex="12pt"/>
    </style:style>
    <style:style style:name="T65_62" style:family="text">
      <style:text-properties fo:font-size="12pt" style:font-size-asian="12pt" style:font-size-complex="12pt"/>
    </style:style>
    <style:style style:name="T65_63" style:family="text">
      <style:text-properties fo:font-size="12pt" style:font-size-asian="12pt" style:font-size-complex="12pt"/>
    </style:style>
    <style:style style:name="T65_64" style:family="text">
      <style:text-properties fo:font-size="12pt" style:font-size-asian="12pt" style:font-size-complex="12pt"/>
    </style:style>
    <style:style style:name="T65_65" style:family="text">
      <style:text-properties fo:font-size="12pt" style:font-size-asian="12pt" style:font-size-complex="12pt"/>
    </style:style>
    <style:style style:name="T65_66" style:family="text">
      <style:text-properties fo:font-size="12pt" style:font-size-asian="12pt" style:font-size-complex="12pt"/>
    </style:style>
    <style:style style:name="T65_67" style:family="text">
      <style:text-properties fo:font-size="12pt" style:font-size-asian="12pt" style:font-size-complex="12pt"/>
    </style:style>
    <style:style style:name="T65_68" style:family="text">
      <style:text-properties fo:font-size="12pt" style:font-size-asian="12pt" style:font-size-complex="12pt"/>
    </style:style>
    <style:style style:name="T65_69" style:family="text">
      <style:text-properties fo:font-size="12pt" style:font-size-asian="12pt" style:font-size-complex="12pt"/>
    </style:style>
    <style:style style:name="T65_70" style:family="text">
      <style:text-properties fo:font-size="12pt" style:font-size-asian="12pt" style:font-size-complex="12pt"/>
    </style:style>
    <style:style style:name="T65_71" style:family="text">
      <style:text-properties fo:font-size="12pt" style:font-size-asian="12pt" style:font-size-complex="12pt"/>
    </style:style>
    <style:style style:name="T65_72" style:family="text">
      <style:text-properties fo:font-size="12pt" style:font-size-asian="12pt" style:font-size-complex="12pt"/>
    </style:style>
    <style:style style:name="T65_73" style:family="text">
      <style:text-properties fo:font-size="12pt" style:font-size-asian="12pt" style:font-size-complex="12pt"/>
    </style:style>
    <style:style style:name="T65_74" style:family="text">
      <style:text-properties fo:font-size="12pt" style:font-size-asian="12pt" style:font-size-complex="12pt"/>
    </style:style>
    <style:style style:name="T65_75" style:family="text">
      <style:text-properties fo:font-size="12pt" style:font-size-asian="12pt" style:font-size-complex="12pt"/>
    </style:style>
    <style:style style:name="T65_76" style:family="text">
      <style:text-properties fo:font-size="12pt" style:font-size-asian="12pt" style:font-size-complex="12pt"/>
    </style:style>
    <style:style style:name="T65_77" style:family="text">
      <style:text-properties fo:font-size="12pt" style:font-size-asian="12pt" style:font-size-complex="12pt"/>
    </style:style>
    <style:style style:name="T65_78" style:family="text">
      <style:text-properties fo:font-size="12pt" style:font-size-asian="12pt" style:font-size-complex="12pt"/>
    </style:style>
    <style:style style:name="T65_79" style:family="text">
      <style:text-properties fo:font-size="12pt" style:font-size-asian="12pt" style:font-size-complex="12pt"/>
    </style:style>
    <style:style style:name="T65_80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text-align="left" fo:break-before="auto" fo:line-height="115%" fo:margin-top="0cm" style:writing-mode="lr-tb"/>
    </style:style>
    <style:style style:name="T68_1" style:family="text">
      <style:text-properties fo:color="#38761d" fo:font-size="12pt" style:font-size-asian="12pt" style:font-size-complex="12pt"/>
    </style:style>
    <style:style style:name="T68_2" style:family="text">
      <style:text-properties fo:color="#38761d" fo:font-size="12pt" style:font-size-asian="12pt" style:font-size-complex="12pt"/>
    </style:style>
    <style:style style:name="T68_3" style:family="text">
      <style:text-properties fo:color="#38761d" fo:font-size="12pt" style:font-size-asian="12pt" style:font-size-complex="12pt"/>
    </style:style>
    <style:style style:name="T68_4" style:family="text">
      <style:text-properties fo:color="#38761d" fo:font-size="12pt" style:font-size-asian="12pt" style:font-size-complex="12pt"/>
    </style:style>
    <style:style style:name="T68_5" style:family="text">
      <style:text-properties fo:color="#38761d" fo:font-size="12pt" style:font-size-asian="12pt" style:font-size-complex="12pt"/>
    </style:style>
    <style:style style:name="T68_6" style:family="text">
      <style:text-properties fo:color="#38761d" fo:font-size="12pt" style:font-size-asian="12pt" style:font-size-complex="12pt"/>
    </style:style>
    <style:style style:name="T68_7" style:family="text">
      <style:text-properties fo:color="#38761d" fo:font-size="12pt" style:font-size-asian="12pt" style:font-size-complex="12pt"/>
    </style:style>
    <style:style style:name="T68_8" style:family="text">
      <style:text-properties fo:color="#38761d" fo:font-size="12pt" style:font-size-asian="12pt" style:font-size-complex="12pt"/>
    </style:style>
    <style:style style:name="T68_9" style:family="text">
      <style:text-properties fo:color="#38761d" fo:font-size="12pt" style:font-size-asian="12pt" style:font-size-complex="12pt"/>
    </style:style>
    <style:style style:name="T68_10" style:family="text">
      <style:text-properties fo:color="#38761d" fo:font-size="12pt" style:font-size-asian="12pt" style:font-size-complex="12pt"/>
    </style:style>
    <style:style style:name="T68_11" style:family="text">
      <style:text-properties fo:color="#38761d" fo:font-size="12pt" style:font-size-asian="12pt" style:font-size-complex="12pt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fo:color="#38761d" fo:font-size="12pt" style:font-size-asian="12pt" style:font-size-complex="12pt"/>
    </style:style>
    <style:style style:name="T69_2" style:family="text">
      <style:text-properties fo:color="#38761d" fo:font-size="12pt" style:font-size-asian="12pt" style:font-size-complex="12pt"/>
    </style:style>
    <style:style style:name="T69_3" style:family="text">
      <style:text-properties fo:color="#38761d" fo:font-size="12pt" style:font-size-asian="12pt" style:font-size-complex="12pt"/>
    </style:style>
    <style:style style:name="T69_4" style:family="text">
      <style:text-properties fo:color="#38761d" fo:font-size="12pt" style:font-size-asian="12pt" style:font-size-complex="12pt"/>
    </style:style>
    <style:style style:name="T69_5" style:family="text">
      <style:text-properties fo:color="#38761d" fo:font-size="12pt" style:font-size-asian="12pt" style:font-size-complex="12pt"/>
    </style:style>
    <style:style style:name="T69_6" style:family="text">
      <style:text-properties fo:color="#38761d" fo:font-size="12pt" style:font-size-asian="12pt" style:font-size-complex="12pt"/>
    </style:style>
    <style:style style:name="T69_7" style:family="text">
      <style:text-properties fo:color="#38761d" fo:font-size="12pt" style:font-size-asian="12pt" style:font-size-complex="12pt"/>
    </style:style>
    <style:style style:name="T69_8" style:family="text">
      <style:text-properties fo:color="#38761d" fo:font-size="12pt" style:font-size-asian="12pt" style:font-size-complex="12pt"/>
    </style:style>
    <style:style style:name="T69_9" style:family="text">
      <style:text-properties fo:color="#38761d" fo:font-size="12pt" style:font-size-asian="12pt" style:font-size-complex="12pt"/>
    </style:style>
    <style:style style:name="T69_10" style:family="text">
      <style:text-properties fo:color="#38761d" fo:font-size="12pt" style:font-size-asian="12pt" style:font-size-complex="12pt"/>
    </style:style>
    <style:style style:name="T69_11" style:family="text">
      <style:text-properties fo:color="#38761d" fo:font-size="12pt" style:font-size-asian="12pt" style:font-size-complex="12pt"/>
    </style:style>
    <style:style style:name="T69_12" style:family="text">
      <style:text-properties fo:color="#38761d" fo:font-size="12pt" style:font-size-asian="12pt" style:font-size-complex="12pt"/>
    </style:style>
    <style:style style:name="T69_13" style:family="text">
      <style:text-properties fo:color="#38761d" fo:font-size="12pt" style:font-size-asian="12pt" style:font-size-complex="12pt"/>
    </style:style>
    <style:style style:name="T69_14" style:family="text">
      <style:text-properties fo:color="#38761d" fo:font-size="12pt" style:font-size-asian="12pt" style:font-size-complex="12pt"/>
    </style:style>
    <style:style style:name="T69_15" style:family="text">
      <style:text-properties fo:color="#38761d" fo:font-size="12pt" style:font-size-asian="12pt" style:font-size-complex="12pt"/>
    </style:style>
    <style:style style:name="T69_16" style:family="text">
      <style:text-properties fo:color="#38761d" fo:font-size="12pt" style:font-size-asian="12pt" style:font-size-complex="12pt"/>
    </style:style>
    <style:style style:name="T69_17" style:family="text">
      <style:text-properties fo:color="#38761d" fo:font-size="12pt" style:font-size-asian="12pt" style:font-size-complex="12pt"/>
    </style:style>
    <style:style style:name="T69_18" style:family="text">
      <style:text-properties fo:color="#38761d" fo:font-size="12pt" style:font-size-asian="12pt" style:font-size-complex="12pt"/>
    </style:style>
    <style:style style:name="T69_19" style:family="text">
      <style:text-properties fo:color="#38761d" fo:font-size="12pt" style:font-size-asian="12pt" style:font-size-complex="12pt"/>
    </style:style>
    <style:style style:name="T69_20" style:family="text">
      <style:text-properties fo:color="#38761d" fo:font-size="12pt" style:font-size-asian="12pt" style:font-size-complex="12pt"/>
    </style:style>
    <style:style style:name="T69_21" style:family="text">
      <style:text-properties fo:color="#38761d" fo:font-size="12pt" style:font-size-asian="12pt" style:font-size-complex="12pt"/>
    </style:style>
    <style:style style:name="T69_22" style:family="text">
      <style:text-properties fo:color="#38761d" fo:font-size="12pt" style:font-size-asian="12pt" style:font-size-complex="12pt"/>
    </style:style>
    <style:style style:name="T69_23" style:family="text">
      <style:text-properties fo:color="#38761d" fo:font-size="12pt" style:font-size-asian="12pt" style:font-size-complex="12pt"/>
    </style:style>
    <style:style style:name="T69_24" style:family="text">
      <style:text-properties fo:color="#38761d" fo:font-size="12pt" style:font-size-asian="12pt" style:font-size-complex="12pt"/>
    </style:style>
    <style:style style:name="T69_25" style:family="text">
      <style:text-properties fo:color="#38761d" fo:font-size="12pt" style:font-size-asian="12pt" style:font-size-complex="12pt"/>
    </style:style>
    <style:style style:name="T69_26" style:family="text">
      <style:text-properties fo:color="#38761d" fo:font-size="12pt" style:font-size-asian="12pt" style:font-size-complex="12pt"/>
    </style:style>
    <style:style style:name="T69_27" style:family="text">
      <style:text-properties fo:color="#38761d" fo:font-size="12pt" style:font-size-asian="12pt" style:font-size-complex="12pt"/>
    </style:style>
    <style:style style:name="T69_28" style:family="text">
      <style:text-properties fo:color="#38761d" fo:font-size="12pt" style:font-size-asian="12pt" style:font-size-complex="12pt"/>
    </style:style>
    <style:style style:name="T69_29" style:family="text">
      <style:text-properties fo:color="#38761d" fo:font-size="12pt" style:font-size-asian="12pt" style:font-size-complex="12pt"/>
    </style:style>
    <style:style style:name="T69_30" style:family="text">
      <style:text-properties fo:color="#38761d" fo:font-size="12pt" style:font-size-asian="12pt" style:font-size-complex="12pt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color="#38761d" fo:font-size="12pt" style:font-size-asian="12pt" style:font-size-complex="12pt"/>
    </style:style>
    <style:style style:name="T70_2" style:family="text">
      <style:text-properties fo:color="#38761d" fo:font-size="12pt" style:font-size-asian="12pt" style:font-size-complex="12pt"/>
    </style:style>
    <style:style style:name="T70_3" style:family="text">
      <style:text-properties fo:color="#38761d" fo:font-size="12pt" style:font-size-asian="12pt" style:font-size-complex="12pt"/>
    </style:style>
    <style:style style:name="T70_4" style:family="text">
      <style:text-properties fo:color="#38761d" fo:font-size="12pt" style:font-size-asian="12pt" style:font-size-complex="12pt"/>
    </style:style>
    <style:style style:name="T70_5" style:family="text">
      <style:text-properties fo:color="#38761d" fo:font-size="12pt" style:font-size-asian="12pt" style:font-size-complex="12pt"/>
    </style:style>
    <style:style style:name="T70_6" style:family="text">
      <style:text-properties fo:color="#38761d" fo:font-size="12pt" style:font-size-asian="12pt" style:font-size-complex="12pt"/>
    </style:style>
    <style:style style:name="T70_7" style:family="text">
      <style:text-properties fo:color="#38761d" fo:font-size="12pt" style:font-size-asian="12pt" style:font-size-complex="12pt"/>
    </style:style>
    <style:style style:name="T70_8" style:family="text">
      <style:text-properties fo:color="#38761d" fo:font-size="12pt" style:font-size-asian="12pt" style:font-size-complex="12pt"/>
    </style:style>
    <style:style style:name="T70_9" style:family="text">
      <style:text-properties fo:color="#38761d" fo:font-size="12pt" style:font-size-asian="12pt" style:font-size-complex="12pt"/>
    </style:style>
    <style:style style:name="T70_10" style:family="text">
      <style:text-properties fo:color="#38761d" fo:font-size="12pt" style:font-size-asian="12pt" style:font-size-complex="12pt"/>
    </style:style>
    <style:style style:name="T70_11" style:family="text">
      <style:text-properties fo:color="#38761d" fo:font-size="12pt" style:font-size-asian="12pt" style:font-size-complex="12pt"/>
    </style:style>
    <style:style style:name="T70_12" style:family="text">
      <style:text-properties fo:color="#38761d" fo:font-size="12pt" style:font-size-asian="12pt" style:font-size-complex="12pt"/>
    </style:style>
    <style:style style:name="T70_13" style:family="text">
      <style:text-properties fo:color="#38761d" fo:font-size="12pt" style:font-size-asian="12pt" style:font-size-complex="12pt"/>
    </style:style>
    <style:style style:name="T70_14" style:family="text">
      <style:text-properties fo:color="#38761d" fo:font-size="12pt" style:font-size-asian="12pt" style:font-size-complex="12pt"/>
    </style:style>
    <style:style style:name="T70_15" style:family="text">
      <style:text-properties fo:color="#38761d" fo:font-size="12pt" style:font-size-asian="12pt" style:font-size-complex="12pt"/>
    </style:style>
    <style:style style:name="T70_16" style:family="text">
      <style:text-properties fo:color="#38761d" fo:font-size="12pt" style:font-size-asian="12pt" style:font-size-complex="12pt"/>
    </style:style>
    <style:style style:name="T70_17" style:family="text">
      <style:text-properties fo:color="#38761d" fo:font-size="12pt" style:font-size-asian="12pt" style:font-size-complex="12pt"/>
    </style:style>
    <style:style style:name="T70_18" style:family="text">
      <style:text-properties fo:color="#38761d" fo:font-size="12pt" style:font-size-asian="12pt" style:font-size-complex="12pt"/>
    </style:style>
    <style:style style:name="T70_19" style:family="text">
      <style:text-properties fo:color="#38761d" fo:font-size="12pt" style:font-size-asian="12pt" style:font-size-complex="12pt"/>
    </style:style>
    <style:style style:name="T70_20" style:family="text">
      <style:text-properties fo:color="#38761d" fo:font-size="12pt" style:font-size-asian="12pt" style:font-size-complex="12pt"/>
    </style:style>
    <style:style style:name="T70_21" style:family="text">
      <style:text-properties fo:color="#38761d" fo:font-size="12pt" style:font-size-asian="12pt" style:font-size-complex="12pt"/>
    </style:style>
    <style:style style:name="T70_22" style:family="text">
      <style:text-properties fo:color="#38761d" fo:font-size="12pt" style:font-size-asian="12pt" style:font-size-complex="12pt"/>
    </style:style>
    <style:style style:name="T70_23" style:family="text">
      <style:text-properties fo:color="#38761d" fo:font-size="12pt" style:font-size-asian="12pt" style:font-size-complex="12pt"/>
    </style:style>
    <style:style style:name="T70_24" style:family="text">
      <style:text-properties fo:color="#38761d" fo:font-size="12pt" style:font-size-asian="12pt" style:font-size-complex="12pt"/>
    </style:style>
    <style:style style:name="T70_25" style:family="text">
      <style:text-properties fo:color="#38761d" fo:font-size="12pt" style:font-size-asian="12pt" style:font-size-complex="12pt"/>
    </style:style>
    <style:style style:name="T70_26" style:family="text">
      <style:text-properties fo:color="#38761d" fo:font-size="12pt" style:font-size-asian="12pt" style:font-size-complex="12pt"/>
    </style:style>
    <style:style style:name="T70_27" style:family="text">
      <style:text-properties fo:color="#38761d" fo:font-size="12pt" style:font-size-asian="12pt" style:font-size-complex="12pt"/>
    </style:style>
    <style:style style:name="T70_28" style:family="text">
      <style:text-properties fo:color="#38761d" fo:font-size="12pt" style:font-size-asian="12pt" style:font-size-complex="12pt"/>
    </style:style>
    <style:style style:name="T70_29" style:family="text">
      <style:text-properties fo:color="#38761d" fo:font-size="12pt" style:font-size-asian="12pt" style:font-size-complex="12pt"/>
    </style:style>
    <style:style style:name="T70_30" style:family="text">
      <style:text-properties fo:color="#38761d" fo:font-size="12pt" style:font-size-asian="12pt" style:font-size-complex="12pt"/>
    </style:style>
    <style:style style:name="T70_31" style:family="text">
      <style:text-properties fo:color="#38761d" fo:font-size="12pt" style:font-size-asian="12pt" style:font-size-complex="12pt"/>
    </style:style>
    <style:style style:name="T70_32" style:family="text">
      <style:text-properties fo:color="#38761d" fo:font-size="12pt" style:font-size-asian="12pt" style:font-size-complex="12pt"/>
    </style:style>
    <style:style style:name="T70_33" style:family="text">
      <style:text-properties fo:color="#38761d" fo:font-size="12pt" style:font-size-asian="12pt" style:font-size-complex="12pt"/>
    </style:style>
    <style:style style:name="T70_34" style:family="text">
      <style:text-properties fo:color="#38761d" fo:font-size="12pt" style:font-size-asian="12pt" style:font-size-complex="12pt"/>
    </style:style>
    <style:style style:name="T70_35" style:family="text">
      <style:text-properties fo:color="#38761d" fo:font-size="12pt" style:font-size-asian="12pt" style:font-size-complex="12pt"/>
    </style:style>
    <style:style style:name="T70_36" style:family="text">
      <style:text-properties fo:color="#38761d" fo:font-size="12pt" style:font-size-asian="12pt" style:font-size-complex="12pt"/>
    </style:style>
    <style:style style:name="T70_37" style:family="text">
      <style:text-properties fo:color="#38761d" fo:font-size="12pt" style:font-size-asian="12pt" style:font-size-complex="12pt"/>
    </style:style>
    <style:style style:name="T70_38" style:family="text">
      <style:text-properties fo:color="#38761d" fo:font-size="12pt" style:font-size-asian="12pt" style:font-size-complex="12pt"/>
    </style:style>
    <style:style style:name="T70_39" style:family="text">
      <style:text-properties fo:color="#38761d" fo:font-size="12pt" style:font-size-asian="12pt" style:font-size-complex="12pt"/>
    </style:style>
    <style:style style:name="T70_40" style:family="text">
      <style:text-properties fo:color="#38761d" fo:font-size="12pt" style:font-size-asian="12pt" style:font-size-complex="12pt"/>
    </style:style>
    <style:style style:name="T70_41" style:family="text">
      <style:text-properties fo:color="#38761d" fo:font-size="12pt" style:font-size-asian="12pt" style:font-size-complex="12pt"/>
    </style:style>
    <style:style style:name="T70_42" style:family="text">
      <style:text-properties fo:color="#38761d" fo:font-size="12pt" style:font-size-asian="12pt" style:font-size-complex="12pt"/>
    </style:style>
    <style:style style:name="T70_43" style:family="text">
      <style:text-properties fo:color="#38761d" fo:font-size="12pt" style:font-size-asian="12pt" style:font-size-complex="12pt"/>
    </style:style>
    <style:style style:name="T70_44" style:family="text">
      <style:text-properties fo:color="#38761d" fo:font-size="12pt" style:font-size-asian="12pt" style:font-size-complex="12pt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color="#38761d" fo:font-size="12pt" style:font-size-asian="12pt" style:font-size-complex="12pt"/>
    </style:style>
    <style:style style:name="T71_2" style:family="text">
      <style:text-properties fo:color="#38761d" fo:font-size="12pt" style:font-size-asian="12pt" style:font-size-complex="12pt"/>
    </style:style>
    <style:style style:name="T71_3" style:family="text">
      <style:text-properties fo:color="#38761d" fo:font-size="12pt" style:font-size-asian="12pt" style:font-size-complex="12pt"/>
    </style:style>
    <style:style style:name="T71_4" style:family="text">
      <style:text-properties fo:color="#38761d" fo:font-size="12pt" style:font-size-asian="12pt" style:font-size-complex="12pt"/>
    </style:style>
    <style:style style:name="T71_5" style:family="text">
      <style:text-properties fo:color="#38761d" fo:font-size="12pt" style:font-size-asian="12pt" style:font-size-complex="12pt"/>
    </style:style>
    <style:style style:name="T71_6" style:family="text">
      <style:text-properties fo:color="#38761d" fo:font-size="12pt" style:font-size-asian="12pt" style:font-size-complex="12pt"/>
    </style:style>
    <style:style style:name="T71_7" style:family="text">
      <style:text-properties fo:color="#38761d" fo:font-size="12pt" style:font-size-asian="12pt" style:font-size-complex="12pt"/>
    </style:style>
    <style:style style:name="T71_8" style:family="text">
      <style:text-properties fo:color="#38761d" fo:font-size="12pt" style:font-size-asian="12pt" style:font-size-complex="12pt"/>
    </style:style>
    <style:style style:name="T71_9" style:family="text">
      <style:text-properties fo:color="#38761d" fo:font-size="12pt" style:font-size-asian="12pt" style:font-size-complex="12pt"/>
    </style:style>
    <style:style style:name="T71_10" style:family="text">
      <style:text-properties fo:color="#38761d" fo:font-size="12pt" style:font-size-asian="12pt" style:font-size-complex="12pt"/>
    </style:style>
    <style:style style:name="T71_11" style:family="text">
      <style:text-properties fo:color="#38761d" fo:font-size="12pt" style:font-size-asian="12pt" style:font-size-complex="12pt"/>
    </style:style>
    <style:style style:name="T71_12" style:family="text">
      <style:text-properties fo:color="#38761d"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fo:color="#38761d" fo:font-size="12pt" style:font-size-asian="12pt" style:font-size-complex="12pt"/>
    </style:style>
    <style:style style:name="T72_2" style:family="text">
      <style:text-properties fo:color="#38761d" fo:font-size="12pt" style:font-size-asian="12pt" style:font-size-complex="12pt"/>
    </style:style>
    <style:style style:name="T72_3" style:family="text">
      <style:text-properties fo:color="#38761d" fo:font-size="12pt" style:font-size-asian="12pt" style:font-size-complex="12pt"/>
    </style:style>
    <style:style style:name="T72_4" style:family="text">
      <style:text-properties fo:color="#38761d" fo:font-size="12pt" style:font-size-asian="12pt" style:font-size-complex="12pt"/>
    </style:style>
    <style:style style:name="T72_5" style:family="text">
      <style:text-properties fo:color="#38761d" fo:font-size="12pt" style:font-size-asian="12pt" style:font-size-complex="12pt"/>
    </style:style>
    <style:style style:name="T72_6" style:family="text">
      <style:text-properties fo:color="#38761d" fo:font-size="12pt" style:font-size-asian="12pt" style:font-size-complex="12pt"/>
    </style:style>
    <style:style style:name="T72_7" style:family="text">
      <style:text-properties fo:color="#38761d" fo:font-size="12pt" style:font-size-asian="12pt" style:font-size-complex="12pt"/>
    </style:style>
    <style:style style:name="T72_8" style:family="text">
      <style:text-properties fo:color="#38761d" fo:font-size="12pt" style:font-size-asian="12pt" style:font-size-complex="12pt"/>
    </style:style>
    <style:style style:name="T72_9" style:family="text">
      <style:text-properties fo:color="#38761d" fo:font-size="12pt" style:font-size-asian="12pt" style:font-size-complex="12pt"/>
    </style:style>
    <style:style style:name="T72_10" style:family="text">
      <style:text-properties fo:color="#38761d" fo:font-size="12pt" style:font-size-asian="12pt" style:font-size-complex="12pt"/>
    </style:style>
    <style:style style:name="T72_11" style:family="text">
      <style:text-properties fo:color="#38761d" fo:font-size="12pt" style:font-size-asian="12pt" style:font-size-complex="12pt"/>
    </style:style>
    <style:style style:name="T72_12" style:family="text">
      <style:text-properties fo:color="#38761d" fo:font-size="12pt" style:font-size-asian="12pt" style:font-size-complex="12pt"/>
    </style:style>
    <style:style style:name="T72_13" style:family="text">
      <style:text-properties fo:color="#38761d" fo:font-size="12pt" style:font-size-asian="12pt" style:font-size-complex="12pt"/>
    </style:style>
    <style:style style:name="T72_14" style:family="text">
      <style:text-properties fo:color="#38761d" fo:font-size="12pt" style:font-size-asian="12pt" style:font-size-complex="12pt"/>
    </style:style>
    <style:style style:name="T72_15" style:family="text">
      <style:text-properties fo:color="#38761d" fo:font-size="12pt" style:font-size-asian="12pt" style:font-size-complex="12pt"/>
    </style:style>
    <style:style style:name="T72_16" style:family="text">
      <style:text-properties fo:color="#38761d" fo:font-size="12pt" style:font-size-asian="12pt" style:font-size-complex="12pt"/>
    </style:style>
    <style:style style:name="T72_17" style:family="text">
      <style:text-properties fo:color="#38761d" fo:font-size="12pt" style:font-size-asian="12pt" style:font-size-complex="12pt"/>
    </style:style>
    <style:style style:name="T72_18" style:family="text">
      <style:text-properties fo:color="#38761d" fo:font-size="12pt" style:font-size-asian="12pt" style:font-size-complex="12pt"/>
    </style:style>
    <style:style style:name="T72_19" style:family="text">
      <style:text-properties fo:color="#38761d" fo:font-size="12pt" style:font-size-asian="12pt" style:font-size-complex="12pt"/>
    </style:style>
    <style:style style:name="T72_20" style:family="text">
      <style:text-properties fo:color="#38761d" fo:font-size="12pt" style:font-size-asian="12pt" style:font-size-complex="12pt"/>
    </style:style>
    <style:style style:name="T72_21" style:family="text">
      <style:text-properties fo:color="#38761d" fo:font-size="12pt" style:font-size-asian="12pt" style:font-size-complex="12pt"/>
    </style:style>
    <style:style style:name="T72_22" style:family="text">
      <style:text-properties fo:color="#38761d" fo:font-size="12pt" style:font-size-asian="12pt" style:font-size-complex="12pt"/>
    </style:style>
    <style:style style:name="T72_23" style:family="text">
      <style:text-properties fo:color="#38761d" fo:font-size="12pt" style:font-size-asian="12pt" style:font-size-complex="12pt"/>
    </style:style>
    <style:style style:name="T72_24" style:family="text">
      <style:text-properties fo:color="#38761d" fo:font-size="12pt" style:font-size-asian="12pt" style:font-size-complex="12pt"/>
    </style:style>
    <style:style style:name="T72_25" style:family="text">
      <style:text-properties fo:color="#38761d" fo:font-size="12pt" style:font-size-asian="12pt" style:font-size-complex="12pt"/>
    </style:style>
    <style:style style:name="T72_26" style:family="text">
      <style:text-properties fo:color="#38761d" fo:font-size="12pt" style:font-size-asian="12pt" style:font-size-complex="12pt"/>
    </style:style>
    <style:style style:name="T72_27" style:family="text">
      <style:text-properties fo:color="#38761d" fo:font-size="12pt" style:font-size-asian="12pt" style:font-size-complex="12pt"/>
    </style:style>
    <style:style style:name="T72_28" style:family="text">
      <style:text-properties fo:color="#38761d" fo:font-size="12pt" style:font-size-asian="12pt" style:font-size-complex="12pt"/>
    </style:style>
    <style:style style:name="T72_29" style:family="text">
      <style:text-properties fo:color="#38761d" fo:font-size="12pt" style:font-size-asian="12pt" style:font-size-complex="12pt"/>
    </style:style>
    <style:style style:name="T72_30" style:family="text">
      <style:text-properties fo:color="#38761d" fo:font-size="12pt" style:font-size-asian="12pt" style:font-size-complex="12pt"/>
    </style:style>
    <style:style style:name="T72_31" style:family="text">
      <style:text-properties fo:color="#38761d" fo:font-size="12pt" style:font-size-asian="12pt" style:font-size-complex="12pt"/>
    </style:style>
    <style:style style:name="T72_32" style:family="text">
      <style:text-properties fo:color="#38761d" fo:font-size="12pt" style:font-size-asian="12pt" style:font-size-complex="12pt"/>
    </style:style>
    <style:style style:name="T72_33" style:family="text">
      <style:text-properties fo:color="#38761d" fo:font-size="12pt" style:font-size-asian="12pt" style:font-size-complex="12pt"/>
    </style:style>
    <style:style style:name="T72_34" style:family="text">
      <style:text-properties fo:color="#38761d" fo:font-size="12pt" style:font-size-asian="12pt" style:font-size-complex="12pt"/>
    </style:style>
    <style:style style:name="T72_35" style:family="text">
      <style:text-properties fo:color="#38761d" fo:font-size="12pt" style:font-size-asian="12pt" style:font-size-complex="12pt"/>
    </style:style>
    <style:style style:name="T72_36" style:family="text">
      <style:text-properties fo:color="#38761d" fo:font-size="12pt" style:font-size-asian="12pt" style:font-size-complex="12pt"/>
    </style:style>
    <style:style style:name="T72_37" style:family="text">
      <style:text-properties fo:color="#38761d" fo:font-size="12pt" style:font-size-asian="12pt" style:font-size-complex="12pt"/>
    </style:style>
    <style:style style:name="T72_38" style:family="text">
      <style:text-properties fo:color="#38761d" fo:font-size="12pt" style:font-size-asian="12pt" style:font-size-complex="12pt"/>
    </style:style>
    <style:style style:name="T72_39" style:family="text">
      <style:text-properties fo:color="#38761d" fo:font-size="12pt" style:font-size-asian="12pt" style:font-size-complex="12pt"/>
    </style:style>
    <style:style style:name="T72_40" style:family="text">
      <style:text-properties fo:color="#38761d" fo:font-size="12pt" style:font-size-asian="12pt" style:font-size-complex="12pt"/>
    </style:style>
    <style:style style:name="T72_41" style:family="text">
      <style:text-properties fo:color="#38761d" fo:font-size="12pt" style:font-size-asian="12pt" style:font-size-complex="12pt"/>
    </style:style>
    <style:style style:name="T72_42" style:family="text">
      <style:text-properties fo:color="#38761d" fo:font-size="12pt" style:font-size-asian="12pt" style:font-size-complex="12pt"/>
    </style:style>
    <style:style style:name="T72_43" style:family="text">
      <style:text-properties fo:font-size="12pt" style:font-size-asian="12pt" style:font-size-complex="12pt"/>
    </style:style>
    <style:style style:name="T72_44" style:family="text">
      <style:text-properties fo:font-size="12pt" style:font-size-asian="12pt" style:font-size-complex="12pt"/>
    </style:style>
    <style:style style:name="T72_45" style:family="text">
      <style:text-properties fo:font-size="12pt" style:font-size-asian="12pt" style:font-size-complex="12pt"/>
    </style:style>
    <style:style style:name="T72_46" style:family="text">
      <style:text-properties fo:font-size="12pt" style:font-size-asian="12pt" style:font-size-complex="12pt"/>
    </style:style>
    <style:style style:name="T72_47" style:family="text">
      <style:text-properties fo:font-size="12pt" style:font-size-asian="12pt" style:font-size-complex="12pt"/>
    </style:style>
    <style:style style:name="T72_48" style:family="text">
      <style:text-properties fo:color="#38761d" fo:font-size="12pt" style:font-size-asian="12pt" style:font-size-complex="12pt"/>
    </style:style>
    <style:style style:name="T72_49" style:family="text">
      <style:text-properties fo:color="#38761d" fo:font-size="12pt" style:font-size-asian="12pt" style:font-size-complex="12pt"/>
    </style:style>
    <style:style style:name="T72_50" style:family="text">
      <style:text-properties fo:color="#38761d" fo:font-size="12pt" style:font-size-asian="12pt" style:font-size-complex="12pt"/>
    </style:style>
    <style:style style:name="T72_51" style:family="text">
      <style:text-properties fo:color="#38761d" fo:font-size="12pt" style:font-size-asian="12pt" style:font-size-complex="12pt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T73_15" style:family="text">
      <style:text-properties fo:font-size="12pt" style:font-size-asian="12pt" style:font-size-complex="12pt"/>
    </style:style>
    <style:style style:name="T73_16" style:family="text">
      <style:text-properties fo:font-size="12pt" style:font-size-asian="12pt" style:font-size-complex="12pt"/>
    </style:style>
    <style:style style:name="T73_17" style:family="text">
      <style:text-properties fo:font-size="12pt" style:font-size-asian="12pt" style:font-size-complex="12pt"/>
    </style:style>
    <style:style style:name="T73_18" style:family="text">
      <style:text-properties fo:font-size="12pt" style:font-size-asian="12pt" style:font-size-complex="12pt"/>
    </style:style>
    <style:style style:name="T73_19" style:family="text">
      <style:text-properties fo:font-size="12pt" style:font-size-asian="12pt" style:font-size-complex="12pt"/>
    </style:style>
    <style:style style:name="T73_20" style:family="text">
      <style:text-properties fo:font-size="12pt" style:font-size-asian="12pt" style:font-size-complex="12pt"/>
    </style:style>
    <style:style style:name="T73_21" style:family="text">
      <style:text-properties fo:font-size="12pt" style:font-size-asian="12pt" style:font-size-complex="12pt"/>
    </style:style>
    <style:style style:name="T73_22" style:family="text">
      <style:text-properties fo:font-size="12pt" style:font-size-asian="12pt" style:font-size-complex="12pt"/>
    </style:style>
    <style:style style:name="T73_23" style:family="text">
      <style:text-properties fo:font-size="12pt" style:font-size-asian="12pt" style:font-size-complex="12pt"/>
    </style:style>
    <style:style style:name="T73_24" style:family="text">
      <style:text-properties fo:font-size="12pt" style:font-size-asian="12pt" style:font-size-complex="12pt"/>
    </style:style>
    <style:style style:name="T73_25" style:family="text">
      <style:text-properties fo:font-size="12pt" style:font-size-asian="12pt" style:font-size-complex="12pt"/>
    </style:style>
    <style:style style:name="T73_26" style:family="text">
      <style:text-properties fo:font-size="12pt" style:font-size-asian="12pt" style:font-size-complex="12pt"/>
    </style:style>
    <style:style style:name="T73_27" style:family="text">
      <style:text-properties fo:font-size="12pt" style:font-size-asian="12pt" style:font-size-complex="12pt"/>
    </style:style>
    <style:style style:name="T73_28" style:family="text">
      <style:text-properties fo:font-size="12pt" style:font-size-asian="12pt" style:font-size-complex="12pt"/>
    </style:style>
    <style:style style:name="T73_29" style:family="text">
      <style:text-properties fo:font-size="12pt" style:font-size-asian="12pt" style:font-size-complex="12pt"/>
    </style:style>
    <style:style style:name="T73_30" style:family="text">
      <style:text-properties fo:font-size="12pt" style:font-size-asian="12pt" style:font-size-complex="12pt"/>
    </style:style>
    <style:style style:name="T73_31" style:family="text">
      <style:text-properties fo:font-size="12pt" style:font-size-asian="12pt" style:font-size-complex="12pt"/>
    </style:style>
    <style:style style:name="T73_32" style:family="text">
      <style:text-properties fo:font-size="12pt" style:font-size-asian="12pt" style:font-size-complex="12pt"/>
    </style:style>
    <style:style style:name="T73_33" style:family="text">
      <style:text-properties fo:font-size="12pt" style:font-size-asian="12pt" style:font-size-complex="12pt"/>
    </style:style>
    <style:style style:name="T73_34" style:family="text">
      <style:text-properties fo:font-size="12pt" style:font-size-asian="12pt" style:font-size-complex="12pt"/>
    </style:style>
    <style:style style:name="T73_35" style:family="text">
      <style:text-properties fo:font-size="12pt" style:font-size-asian="12pt" style:font-size-complex="12pt"/>
    </style:style>
    <style:style style:name="T73_36" style:family="text">
      <style:text-properties fo:font-size="12pt" style:font-size-asian="12pt" style:font-size-complex="12pt"/>
    </style:style>
    <style:style style:name="T73_37" style:family="text">
      <style:text-properties fo:font-size="12pt" style:font-size-asian="12pt" style:font-size-complex="12pt"/>
    </style:style>
    <style:style style:name="T73_38" style:family="text">
      <style:text-properties fo:font-size="12pt" style:font-size-asian="12pt" style:font-size-complex="12pt"/>
    </style:style>
    <style:style style:name="T73_39" style:family="text">
      <style:text-properties fo:font-size="12pt" style:font-size-asian="12pt" style:font-size-complex="12pt"/>
    </style:style>
    <style:style style:name="T73_40" style:family="text">
      <style:text-properties fo:font-size="12pt" style:font-size-asian="12pt" style:font-size-complex="12pt"/>
    </style:style>
    <style:style style:name="T73_41" style:family="text">
      <style:text-properties fo:font-size="12pt" style:font-size-asian="12pt" style:font-size-complex="12pt"/>
    </style:style>
    <style:style style:name="T73_42" style:family="text">
      <style:text-properties fo:font-size="12pt" style:font-size-asian="12pt" style:font-size-complex="12pt"/>
    </style:style>
    <style:style style:name="T73_43" style:family="text">
      <style:text-properties fo:font-size="12pt" style:font-size-asian="12pt" style:font-size-complex="12pt"/>
    </style:style>
    <style:style style:name="T73_44" style:family="text">
      <style:text-properties fo:font-size="12pt" style:font-size-asian="12pt" style:font-size-complex="12pt"/>
    </style:style>
    <style:style style:name="T73_45" style:family="text">
      <style:text-properties fo:font-size="12pt" style:font-size-asian="12pt" style:font-size-complex="12pt"/>
    </style:style>
    <style:style style:name="T73_46" style:family="text">
      <style:text-properties fo:font-size="12pt" style:font-size-asian="12pt" style:font-size-complex="12pt"/>
    </style:style>
    <style:style style:name="T73_47" style:family="text">
      <style:text-properties fo:font-size="12pt" style:font-size-asian="12pt" style:font-size-complex="12pt"/>
    </style:style>
    <style:style style:name="T73_48" style:family="text">
      <style:text-properties fo:font-size="12pt" style:font-size-asian="12pt" style:font-size-complex="12pt"/>
    </style:style>
    <style:style style:name="T73_49" style:family="text">
      <style:text-properties fo:font-size="12pt" style:font-size-asian="12pt" style:font-size-complex="12pt"/>
    </style:style>
    <style:style style:name="T73_50" style:family="text">
      <style:text-properties fo:font-size="12pt" style:font-size-asian="12pt" style:font-size-complex="12pt"/>
    </style:style>
    <style:style style:name="T73_51" style:family="text">
      <style:text-properties fo:font-size="12pt" style:font-size-asian="12pt" style:font-size-complex="12pt"/>
    </style:style>
    <style:style style:name="T73_52" style:family="text">
      <style:text-properties fo:font-size="12pt" style:font-size-asian="12pt" style:font-size-complex="12pt"/>
    </style:style>
    <style:style style:name="T73_53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fo:color="#38761d" fo:font-size="12pt" style:font-size-asian="12pt" style:font-size-complex="12pt"/>
    </style:style>
    <style:style style:name="T74_2" style:family="text">
      <style:text-properties fo:color="#38761d" fo:font-size="12pt" style:font-size-asian="12pt" style:font-size-complex="12pt"/>
    </style:style>
    <style:style style:name="T74_3" style:family="text">
      <style:text-properties fo:color="#38761d" fo:font-size="12pt" style:font-size-asian="12pt" style:font-size-complex="12pt"/>
    </style:style>
    <style:style style:name="T74_4" style:family="text">
      <style:text-properties fo:color="#38761d" fo:font-size="12pt" style:font-size-asian="12pt" style:font-size-complex="12pt"/>
    </style:style>
    <style:style style:name="T74_5" style:family="text">
      <style:text-properties fo:color="#38761d" fo:font-size="12pt" style:font-size-asian="12pt" style:font-size-complex="12pt"/>
    </style:style>
    <style:style style:name="T74_6" style:family="text">
      <style:text-properties fo:color="#38761d" fo:font-size="12pt" style:font-size-asian="12pt" style:font-size-complex="12pt"/>
    </style:style>
    <style:style style:name="T74_7" style:family="text">
      <style:text-properties fo:color="#38761d" fo:font-size="12pt" style:font-size-asian="12pt" style:font-size-complex="12pt"/>
    </style:style>
    <style:style style:name="T74_8" style:family="text">
      <style:text-properties fo:color="#38761d" fo:font-size="12pt" style:font-size-asian="12pt" style:font-size-complex="12pt"/>
    </style:style>
    <style:style style:name="T74_9" style:family="text">
      <style:text-properties fo:color="#38761d" fo:font-size="12pt" style:font-size-asian="12pt" style:font-size-complex="12pt"/>
    </style:style>
    <style:style style:name="T74_10" style:family="text">
      <style:text-properties fo:color="#38761d" fo:font-size="12pt" style:font-size-asian="12pt" style:font-size-complex="12pt"/>
    </style:style>
    <style:style style:name="T74_11" style:family="text">
      <style:text-properties fo:color="#38761d" fo:font-size="12pt" style:font-size-asian="12pt" style:font-size-complex="12pt"/>
    </style:style>
    <style:style style:name="T74_12" style:family="text">
      <style:text-properties fo:color="#38761d" fo:font-size="12pt" style:font-size-asian="12pt" style:font-size-complex="12pt"/>
    </style:style>
    <style:style style:name="T74_13" style:family="text">
      <style:text-properties fo:color="#38761d" fo:font-size="12pt" style:font-size-asian="12pt" style:font-size-complex="12pt"/>
    </style:style>
    <style:style style:name="T74_14" style:family="text">
      <style:text-properties fo:color="#38761d" fo:font-size="12pt" style:font-size-asian="12pt" style:font-size-complex="12pt"/>
    </style:style>
    <style:style style:name="T74_15" style:family="text">
      <style:text-properties fo:color="#38761d" fo:font-size="12pt" style:font-size-asian="12pt" style:font-size-complex="12pt"/>
    </style:style>
    <style:style style:name="T74_16" style:family="text">
      <style:text-properties fo:color="#38761d" fo:font-size="12pt" style:font-size-asian="12pt" style:font-size-complex="12pt"/>
    </style:style>
    <style:style style:name="T74_17" style:family="text">
      <style:text-properties fo:color="#38761d" fo:font-size="12pt" style:font-size-asian="12pt" style:font-size-complex="12pt"/>
    </style:style>
    <style:style style:name="T74_18" style:family="text">
      <style:text-properties fo:color="#38761d" fo:font-size="12pt" style:font-size-asian="12pt" style:font-size-complex="12pt"/>
    </style:style>
    <style:style style:name="T74_19" style:family="text">
      <style:text-properties fo:color="#38761d" fo:font-size="12pt" style:font-size-asian="12pt" style:font-size-complex="12pt"/>
    </style:style>
    <style:style style:name="T74_20" style:family="text">
      <style:text-properties fo:color="#38761d" fo:font-size="12pt" style:font-size-asian="12pt" style:font-size-complex="12pt"/>
    </style:style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>
      <style:text-properties fo:font-size="12pt" style:font-size-asian="12pt" style:font-size-complex="12pt"/>
    </style:style>
    <style:style style:name="T75_14" style:family="text">
      <style:text-properties fo:font-size="12pt" style:font-size-asian="12pt" style:font-size-complex="12pt"/>
    </style:style>
    <style:style style:name="T75_15" style:family="text">
      <style:text-properties fo:font-size="12pt" style:font-size-asian="12pt" style:font-size-complex="12pt"/>
    </style:style>
    <style:style style:name="T75_16" style:family="text">
      <style:text-properties fo:font-size="12pt" style:font-size-asian="12pt" style:font-size-complex="12pt"/>
    </style:style>
    <style:style style:name="T75_17" style:family="text">
      <style:text-properties fo:font-size="12pt" style:font-size-asian="12pt" style:font-size-complex="12pt"/>
    </style:style>
    <style:style style:name="T75_18" style:family="text">
      <style:text-properties fo:font-size="12pt" style:font-size-asian="12pt" style:font-size-complex="12pt"/>
    </style:style>
    <style:style style:name="T75_19" style:family="text">
      <style:text-properties fo:font-size="12pt" style:font-size-asian="12pt" style:font-size-complex="12pt"/>
    </style:style>
    <style:style style:name="T75_20" style:family="text">
      <style:text-properties fo:font-size="12pt" style:font-size-asian="12pt" style:font-size-complex="12pt"/>
    </style:style>
    <style:style style:name="T75_21" style:family="text">
      <style:text-properties fo:font-size="12pt" style:font-size-asian="12pt" style:font-size-complex="12pt"/>
    </style:style>
    <style:style style:name="T75_22" style:family="text">
      <style:text-properties fo:font-size="12pt" style:font-size-asian="12pt" style:font-size-complex="12pt"/>
    </style:style>
    <style:style style:name="T75_23" style:family="text">
      <style:text-properties fo:font-size="12pt" style:font-size-asian="12pt" style:font-size-complex="12pt"/>
    </style:style>
    <style:style style:name="T75_24" style:family="text">
      <style:text-properties fo:font-size="12pt" style:font-size-asian="12pt" style:font-size-complex="12pt"/>
    </style:style>
    <style:style style:name="T75_25" style:family="text">
      <style:text-properties fo:font-size="12pt" style:font-size-asian="12pt" style:font-size-complex="12pt"/>
    </style:style>
    <style:style style:name="T75_26" style:family="text">
      <style:text-properties fo:font-size="12pt" style:font-size-asian="12pt" style:font-size-complex="12pt"/>
    </style:style>
    <style:style style:name="T75_27" style:family="text">
      <style:text-properties fo:font-size="12pt" style:font-size-asian="12pt" style:font-size-complex="12pt"/>
    </style:style>
    <style:style style:name="T75_28" style:family="text">
      <style:text-properties fo:font-size="12pt" style:font-size-asian="12pt" style:font-size-complex="12pt"/>
    </style:style>
    <style:style style:name="T75_29" style:family="text">
      <style:text-properties fo:font-size="12pt" style:font-size-asian="12pt" style:font-size-complex="12pt"/>
    </style:style>
    <style:style style:name="T75_30" style:family="text">
      <style:text-properties fo:font-size="12pt" style:font-size-asian="12pt" style:font-size-complex="12pt"/>
    </style:style>
    <style:style style:name="T75_31" style:family="text">
      <style:text-properties fo:font-size="12pt" style:font-size-asian="12pt" style:font-size-complex="12pt"/>
    </style:style>
    <style:style style:name="T75_32" style:family="text">
      <style:text-properties fo:font-size="12pt" style:font-size-asian="12pt" style:font-size-complex="12pt"/>
    </style:style>
    <style:style style:name="T75_33" style:family="text">
      <style:text-properties fo:font-size="12pt" style:font-size-asian="12pt" style:font-size-complex="12pt"/>
    </style:style>
    <style:style style:name="T75_34" style:family="text">
      <style:text-properties fo:font-size="12pt" style:font-size-asian="12pt" style:font-size-complex="12pt"/>
    </style:style>
    <style:style style:name="T75_35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color="#38761d" fo:font-size="12pt" style:font-size-asian="12pt" style:font-size-complex="12pt"/>
    </style:style>
    <style:style style:name="T79_10" style:family="text">
      <style:text-properties fo:color="#38761d" fo:font-size="12pt" style:font-size-asian="12pt" style:font-size-complex="12pt"/>
    </style:style>
    <style:style style:name="T79_11" style:family="text">
      <style:text-properties fo:color="#38761d" fo:font-size="12pt" style:font-size-asian="12pt" style:font-size-complex="12pt"/>
    </style:style>
    <style:style style:name="T79_12" style:family="text">
      <style:text-properties fo:color="#38761d" fo:font-size="12pt" style:font-size-asian="12pt" style:font-size-complex="12pt"/>
    </style:style>
    <style:style style:name="T79_13" style:family="text">
      <style:text-properties fo:color="#38761d" fo:font-size="12pt" style:font-size-asian="12pt" style:font-size-complex="12pt"/>
    </style:style>
    <style:style style:name="T79_14" style:family="text">
      <style:text-properties fo:color="#38761d" fo:font-size="12pt" style:font-size-asian="12pt" style:font-size-complex="12pt"/>
    </style:style>
  </office:automatic-styles>
  <office:body>
    <office:text>
      <text:p text:style-name="P1"><text:span text:style-name="T1_1">12.12.2013</text:span></text:p>
      <text:p text:style-name="P2"><text:span text:style-name="T2_1">Jan</text:span><text:span text:style-name="T2_2"><text:s/></text:span><text:span text:style-name="T2_3">Bieroń</text:span><text:span text:style-name="T2_4">,<text:s/></text:span></text:p>
      <text:p text:style-name="P3"><text:span text:style-name="T3_1">Robert</text:span><text:span text:style-name="T3_2"><text:s/></text:span><text:span text:style-name="T3_3">Przystasz</text:span><text:span text:style-name="T3_4">,<text:s/></text:span></text:p>
      <text:p text:style-name="P4"><text:span text:style-name="T4_1">Przemek</text:span><text:span text:style-name="T4_2"><text:s/></text:span><text:span text:style-name="T4_3">Szczepaniak</text:span></text:p>
      <text:p text:style-name="P5"/>
      <text:p text:style-name="P6"/>
      <text:p text:style-name="P7"/>
      <text:p text:style-name="P8"/>
      <text:p text:style-name="P9"><text:span text:style-name="T9_1">projekt</text:span></text:p>
      <text:p text:style-name="P10"><text:span text:style-name="T10_1">Modelowanie</text:span><text:span text:style-name="T10_2"><text:s/></text:span><text:span text:style-name="T10_3">rozwoju</text:span><text:span text:style-name="T10_4"><text:s/></text:span><text:span text:style-name="T10_5">cywilizacji</text:span></text:p>
      <text:p text:style-name="P11"/>
      <text:p text:style-name="P12"/>
      <text:p text:style-name="P13"/>
      <text:p text:style-name="P14"/>
      <text:p text:style-name="P15"><text:span text:style-name="T15_1"><text:a xlink:type="simple" xlink:href="#h.m5nhvy6xfjva"><text:span text:style-name="T15_2">1.<text:s/></text:span></text:a></text:span><text:span text:style-name="T15_3"><text:a xlink:type="simple" xlink:href="#h.m5nhvy6xfjva"><text:span text:style-name="T15_4">Wstęp</text:span></text:a></text:span></text:p>
      <text:p text:style-name="P16"><text:span text:style-name="T16_1"><text:a xlink:type="simple" xlink:href="#h.dnqxuuveg1bn"><text:span text:style-name="T16_2">2.<text:s/></text:span></text:a></text:span><text:span text:style-name="T16_3"><text:a xlink:type="simple" xlink:href="#h.dnqxuuveg1bn"><text:span text:style-name="T16_4">Literatura</text:span></text:a></text:span></text:p>
      <text:p text:style-name="P17"><text:span text:style-name="T17_1"><text:a xlink:type="simple" xlink:href="#h.e7elc4vj93t5"><text:span text:style-name="T17_2">3.<text:s/></text:span></text:a></text:span><text:span text:style-name="T17_3"><text:a xlink:type="simple" xlink:href="#h.e7elc4vj93t5"><text:span text:style-name="T17_4">Wnioski</text:span></text:a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h text:style-name="P26" text:outline-level="10"><text:bookmark-start text:name="h.m5nhvy6xfjva"/><text:bookmark-end text:name="h.m5nhvy6xfjva"/><text:span text:style-name="T26_1">1.<text:s/></text:span><text:span text:style-name="T26_2">Wstęp</text:span></text:h>
      <text:p text:style-name="P27"/>
      <text:p text:style-name="P28"/>
      <text:p text:style-name="P29"><text:span text:style-name="T29_1">Celem</text:span><text:span text:style-name="T29_2"><text:s/></text:span><text:span text:style-name="T29_3">projektu</text:span><text:span text:style-name="T29_4"><text:s/></text:span><text:span text:style-name="T29_5">jest</text:span><text:span text:style-name="T29_6"><text:s/></text:span><text:span text:style-name="T29_7">próba</text:span><text:span text:style-name="T29_8"><text:s/></text:span><text:span text:style-name="T29_9">symulacji</text:span><text:span text:style-name="T29_10"><text:s/></text:span><text:span text:style-name="T29_11">zachowania</text:span><text:span text:style-name="T29_12"><text:s/></text:span><text:span text:style-name="T29_13">się</text:span><text:span text:style-name="T29_14"><text:s/></text:span><text:span text:style-name="T29_15">cywilizacji</text:span><text:span text:style-name="T29_16"><text:s/></text:span><text:span text:style-name="T29_17">na</text:span><text:span text:style-name="T29_18"><text:s/></text:span><text:span text:style-name="T29_19">przestrzeni</text:span><text:span text:style-name="T29_20"><text:s/></text:span><text:span text:style-name="T29_21">długich</text:span><text:span text:style-name="T29_22"><text:s/></text:span><text:span text:style-name="T29_23">okresów</text:span><text:span text:style-name="T29_24"><text:s/></text:span><text:span text:style-name="T29_25">czasu</text:span><text:span text:style-name="T29_26">.<text:s/></text:span><text:span text:style-name="T29_27">Przez</text:span><text:span text:style-name="T29_28"><text:s/></text:span><text:span text:style-name="T29_29">zachowanie</text:span><text:span text:style-name="T29_30"><text:s/></text:span><text:span text:style-name="T29_31">rozumiemy</text:span><text:span text:style-name="T29_32"><text:s/></text:span><text:span text:style-name="T29_33">tutaj</text:span><text:span text:style-name="T29_34"><text:s/></text:span><text:span text:style-name="T29_35">wyłącznie</text:span><text:span text:style-name="T29_36"><text:s/></text:span><text:span text:style-name="T29_37">zmianę</text:span><text:span text:style-name="T29_38"><text:s/></text:span><text:span text:style-name="T29_39">granic</text:span><text:span text:style-name="T29_40"><text:s/></text:span><text:span text:style-name="T29_41">wpływów</text:span><text:span text:style-name="T29_42"><text:s/></text:span><text:span text:style-name="T29_43">poszczególnych</text:span><text:span text:style-name="T29_44"><text:s/></text:span><text:span text:style-name="T29_45">cywilizacji</text:span><text:span text:style-name="T29_46"><text:s/>-<text:s/></text:span><text:span text:style-name="T29_47">rozwój</text:span><text:span text:style-name="T29_48">,<text:s/></text:span><text:span text:style-name="T29_49">kurczenie</text:span><text:span text:style-name="T29_50"><text:s/></text:span><text:span text:style-name="T29_51">się</text:span><text:span text:style-name="T29_52">,<text:s/></text:span><text:span text:style-name="T29_53">rozpad</text:span><text:span text:style-name="T29_54">,<text:s/></text:span><text:span text:style-name="T29_55">a</text:span><text:span text:style-name="T29_56"><text:s/></text:span><text:span text:style-name="T29_57">także</text:span><text:span text:style-name="T29_58"><text:s/></text:span><text:span text:style-name="T29_59">dokonywanie</text:span><text:span text:style-name="T29_60"><text:s/></text:span><text:span text:style-name="T29_61">podbojów</text:span><text:span text:style-name="T29_62"><text:s/></text:span><text:span text:style-name="T29_63">i</text:span><text:span text:style-name="T29_64"><text:s/></text:span><text:span text:style-name="T29_65">podleganie</text:span><text:span text:style-name="T29_66"><text:s/></text:span><text:span text:style-name="T29_67">im</text:span><text:span text:style-name="T29_68">.<text:s/></text:span></text:p>
      <text:p text:style-name="P30"/>
      <text:p text:style-name="P31"><text:span text:style-name="T31_1">Korzystać</text:span><text:span text:style-name="T31_2"><text:s/></text:span><text:span text:style-name="T31_3">będziemy</text:span><text:span text:style-name="T31_4"><text:s/></text:span><text:span text:style-name="T31_5">wyłącznie</text:span><text:span text:style-name="T31_6"><text:s/></text:span><text:span text:style-name="T31_7">z</text:span><text:span text:style-name="T31_8"><text:s/></text:span><text:span text:style-name="T31_9">map</text:span><text:span text:style-name="T31_10"><text:s/></text:span><text:span text:style-name="T31_11">rzeczywistych</text:span><text:span text:style-name="T31_12"><text:s/></text:span><text:span text:style-name="T31_13">terenów</text:span><text:span text:style-name="T31_14"><text:s/></text:span><text:span text:style-name="T31_15">i</text:span><text:span text:style-name="T31_16">,<text:s/></text:span><text:span text:style-name="T31_17">choć</text:span><text:span text:style-name="T31_18"><text:s/></text:span><text:span text:style-name="T31_19">to</text:span><text:span text:style-name="T31_20"><text:s/></text:span><text:span text:style-name="T31_21">może</text:span><text:span text:style-name="T31_22"><text:s/></text:span><text:span text:style-name="T31_23">ulec</text:span><text:span text:style-name="T31_24"><text:s/></text:span><text:span text:style-name="T31_25">zmianie</text:span><text:span text:style-name="T31_26"><text:s/></text:span><text:span text:style-name="T31_27">wraz</text:span><text:span text:style-name="T31_28"><text:s/></text:span><text:span text:style-name="T31_29">z</text:span><text:span text:style-name="T31_30"><text:s/></text:span><text:span text:style-name="T31_31">zaawansowaniem</text:span><text:span text:style-name="T31_32"><text:s/></text:span><text:span text:style-name="T31_33">prac</text:span><text:span text:style-name="T31_34">,<text:s/></text:span><text:span text:style-name="T31_35">opierać</text:span><text:span text:style-name="T31_36"><text:s/></text:span><text:span text:style-name="T31_37">się</text:span><text:span text:style-name="T31_38"><text:s/></text:span><text:span text:style-name="T31_39">na</text:span><text:span text:style-name="T31_40"><text:s/></text:span><text:span text:style-name="T31_41">historycznych</text:span><text:span text:style-name="T31_42"><text:s/></text:span><text:span text:style-name="T31_43">danych</text:span><text:span text:style-name="T31_44"><text:s/></text:span><text:span text:style-name="T31_45">z</text:span><text:span text:style-name="T31_46"><text:s/></text:span><text:span text:style-name="T31_47">okresów</text:span><text:span text:style-name="T31_48"><text:s/></text:span><text:span text:style-name="T31_49">starożytności</text:span><text:span text:style-name="T31_50"><text:s/></text:span><text:span text:style-name="T31_51">i</text:span><text:span text:style-name="T31_52"><text:s/></text:span><text:span text:style-name="T31_53">wczesnego</text:span><text:span text:style-name="T31_54"><text:s/></text:span><text:span text:style-name="T31_55">średniowiecza</text:span><text:span text:style-name="T31_56">.<text:s/></text:span><text:span text:style-name="T31_57">Rozumiemy</text:span><text:span text:style-name="T31_58"><text:s/></text:span><text:span text:style-name="T31_59">przez</text:span><text:span text:style-name="T31_60"><text:s/></text:span><text:span text:style-name="T31_61">to</text:span><text:span text:style-name="T31_62"><text:s/></text:span><text:span text:style-name="T31_63">rozwój</text:span><text:span text:style-name="T31_64"><text:s/></text:span><text:span text:style-name="T31_65">przez</text:span><text:span text:style-name="T31_66"><text:s/></text:span><text:span text:style-name="T31_67">ekspansję</text:span><text:span text:style-name="T31_68"><text:s/></text:span><text:span text:style-name="T31_69">na</text:span><text:span text:style-name="T31_70"><text:s/></text:span><text:span text:style-name="T31_71">sąsiadujące</text:span><text:span text:style-name="T31_72"><text:s/></text:span><text:span text:style-name="T31_73">tereny</text:span><text:span text:style-name="T31_74"><text:s/>(</text:span><text:span text:style-name="T31_75">cywilizacje</text:span><text:span text:style-name="T31_76"><text:s/></text:span><text:span text:style-name="T31_77">nie</text:span><text:span text:style-name="T31_78"><text:s/></text:span><text:span text:style-name="T31_79">dysponują</text:span><text:span text:style-name="T31_80"><text:s/></text:span><text:span text:style-name="T31_81">środkami</text:span><text:span text:style-name="T31_82"><text:s/></text:span><text:span text:style-name="T31_83">do</text:span><text:span text:style-name="T31_84"><text:s/></text:span><text:span text:style-name="T31_85">zakładania</text:span><text:span text:style-name="T31_86"><text:s/></text:span><text:span text:style-name="T31_87">zamorskich</text:span><text:span text:style-name="T31_88"><text:s/></text:span><text:span text:style-name="T31_89">i</text:span><text:span text:style-name="T31_90"><text:s/></text:span><text:span text:style-name="T31_91">odległych</text:span><text:span text:style-name="T31_92"><text:s/></text:span><text:span text:style-name="T31_93">kolonii</text:span><text:span text:style-name="T31_94"><text:s/>-<text:s/></text:span><text:span text:style-name="T31_95">mogą</text:span><text:span text:style-name="T31_96"><text:s/></text:span><text:span text:style-name="T31_97">jednak</text:span><text:span text:style-name="T31_98"><text:s/></text:span><text:span text:style-name="T31_99">przekraczać</text:span><text:span text:style-name="T31_100"><text:s/></text:span><text:span text:style-name="T31_101">rzeki</text:span><text:span text:style-name="T31_102">,<text:s/></text:span><text:span text:style-name="T31_103">jeziora</text:span><text:span text:style-name="T31_104"><text:s/></text:span><text:span text:style-name="T31_105">i</text:span><text:span text:style-name="T31_106"><text:s/></text:span><text:span text:style-name="T31_107">morza</text:span><text:span text:style-name="T31_108">)<text:s/></text:span><text:span text:style-name="T31_109">przez</text:span><text:span text:style-name="T31_110"><text:s/></text:span><text:span text:style-name="T31_111">podbój</text:span><text:span text:style-name="T31_112"><text:s/></text:span><text:span text:style-name="T31_113">lub</text:span><text:span text:style-name="T31_114"><text:s/></text:span><text:span text:style-name="T31_115">po</text:span><text:span text:style-name="T31_116"><text:s/></text:span><text:span text:style-name="T31_117">prostu</text:span><text:span text:style-name="T31_118"><text:s/></text:span><text:span text:style-name="T31_119">przez</text:span><text:span text:style-name="T31_120"><text:s/></text:span><text:span text:style-name="T31_121">zajmowanie</text:span><text:span text:style-name="T31_122"><text:s/></text:span><text:span text:style-name="T31_123">jeszcze</text:span><text:span text:style-name="T31_124"><text:s/></text:span><text:span text:style-name="T31_125">nie</text:span><text:span text:style-name="T31_126"><text:s/></text:span><text:span text:style-name="T31_127">zamieszkałych</text:span><text:span text:style-name="T31_128"><text:s/></text:span><text:span text:style-name="T31_129">rejonów</text:span><text:span text:style-name="T31_130">.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h text:style-name="P39" text:outline-level="10"><text:bookmark-start text:name="h.dnqxuuveg1bn"/><text:bookmark-end text:name="h.dnqxuuveg1bn"/><text:span text:style-name="T39_1">2.<text:s/></text:span><text:span text:style-name="T39_2">Literatura</text:span></text:h>
      <text:p text:style-name="P40"/>
      <text:p text:style-name="P41"/>
      <text:p text:style-name="P42"><text:span text:style-name="T42_1">Ze</text:span><text:span text:style-name="T42_2"><text:s/></text:span><text:span text:style-name="T42_3">względu</text:span><text:span text:style-name="T42_4"><text:s/></text:span><text:span text:style-name="T42_5">na</text:span><text:span text:style-name="T42_6"><text:s/></text:span><text:span text:style-name="T42_7">wybór</text:span><text:span text:style-name="T42_8"><text:s/></text:span><text:span text:style-name="T42_9">projektu</text:span><text:span text:style-name="T42_10"><text:s/></text:span><text:span text:style-name="T42_11">spoza</text:span><text:span text:style-name="T42_12"><text:s/></text:span><text:span text:style-name="T42_13">proponowanych</text:span><text:span text:style-name="T42_14"><text:s/></text:span><text:span text:style-name="T42_15">podczas</text:span><text:span text:style-name="T42_16"><text:s/></text:span><text:span text:style-name="T42_17">wyszukiwania</text:span><text:span text:style-name="T42_18"><text:s/></text:span><text:span text:style-name="T42_19">literatury</text:span><text:span text:style-name="T42_20"><text:s/></text:span><text:span text:style-name="T42_21">byliśmy</text:span><text:span text:style-name="T42_22"><text:s/></text:span><text:span text:style-name="T42_23">zdani</text:span><text:span text:style-name="T42_24"><text:s/></text:span><text:span text:style-name="T42_25">wyłącznie</text:span><text:span text:style-name="T42_26"><text:s/></text:span><text:span text:style-name="T42_27">na</text:span><text:span text:style-name="T42_28"><text:s/></text:span><text:span text:style-name="T42_29">siebie</text:span><text:span text:style-name="T42_30">.<text:s/></text:span><text:span text:style-name="T42_31">Ten</text:span><text:span text:style-name="T42_32"><text:s/></text:span><text:span text:style-name="T42_33">temat</text:span><text:span text:style-name="T42_34"><text:s/></text:span><text:span text:style-name="T42_35">nie</text:span><text:span text:style-name="T42_36"><text:s/></text:span><text:span text:style-name="T42_37">jest</text:span><text:span text:style-name="T42_38"><text:s/></text:span><text:span text:style-name="T42_39">odpowiednio</text:span><text:span text:style-name="T42_40"><text:s/></text:span><text:span text:style-name="T42_41">reprezentowany</text:span><text:span text:style-name="T42_42"><text:s/></text:span><text:span text:style-name="T42_43">w</text:span><text:span text:style-name="T42_44"><text:s/></text:span><text:span text:style-name="T42_45">źródłach</text:span><text:span text:style-name="T42_46"><text:s/></text:span><text:span text:style-name="T42_47">do</text:span><text:span text:style-name="T42_48"><text:s/></text:span><text:span text:style-name="T42_49">jakich</text:span><text:span text:style-name="T42_50"><text:s/></text:span><text:span text:style-name="T42_51">mieliśmy</text:span><text:span text:style-name="T42_52"><text:s/></text:span><text:span text:style-name="T42_53">dostęp</text:span><text:span text:style-name="T42_54"><text:s/>-<text:s/></text:span><text:span text:style-name="T42_55">katalogi</text:span><text:span text:style-name="T42_56"><text:s/></text:span><text:span text:style-name="T42_57">internetowe</text:span><text:span text:style-name="T42_58"><text:s/></text:span><text:span text:style-name="T42_59">bibliotek</text:span><text:span text:style-name="T42_60"><text:s/></text:span><text:span text:style-name="T42_61">uniwersyteckich</text:span><text:span text:style-name="T42_62">,<text:s/></text:span><text:span text:style-name="T42_63">Google</text:span><text:span text:style-name="T42_64"><text:s/></text:span><text:span text:style-name="T42_65">Scholar</text:span><text:span text:style-name="T42_66">,<text:s/></text:span><text:span text:style-name="T42_67">amatorskie</text:span><text:span text:style-name="T42_68"><text:s/></text:span><text:span text:style-name="T42_69">projekty</text:span><text:span text:style-name="T42_70"><text:s/></text:span><text:span text:style-name="T42_71">w</text:span><text:span text:style-name="T42_72"><text:s/></text:span><text:span text:style-name="T42_73">Internecie</text:span><text:span text:style-name="T42_74">.<text:s/></text:span><text:span text:style-name="T42_75">W</text:span><text:span text:style-name="T42_76"><text:s/></text:span><text:span text:style-name="T42_77">rezultacie</text:span><text:span text:style-name="T42_78"><text:s/></text:span><text:span text:style-name="T42_79">poza</text:span><text:span text:style-name="T42_80"><text:s/></text:span><text:span text:style-name="T42_81">naszymi</text:span><text:span text:style-name="T42_82"><text:s/></text:span><text:span text:style-name="T42_83">przemyśleniami</text:span><text:span text:style-name="T42_84"><text:s/></text:span><text:span text:style-name="T42_85">na</text:span><text:span text:style-name="T42_86"><text:s/></text:span><text:span text:style-name="T42_87">temat</text:span><text:span text:style-name="T42_88"><text:s/></text:span><text:span text:style-name="T42_89">stosowanych</text:span><text:span text:style-name="T42_90"><text:s/></text:span><text:span text:style-name="T42_91">rozwiązań</text:span><text:span text:style-name="T42_92">,<text:s/></text:span><text:span text:style-name="T42_93">wzorców</text:span><text:span text:style-name="T42_94"><text:s/></text:span><text:span text:style-name="T42_95">i</text:span><text:span text:style-name="T42_96"><text:s/></text:span><text:span text:style-name="T42_97">innych</text:span><text:span text:style-name="T42_98"><text:s/></text:span><text:span text:style-name="T42_99">szczegółów</text:span><text:span text:style-name="T42_100"><text:s/></text:span><text:span text:style-name="T42_101">implementacji</text:span><text:span text:style-name="T42_102"><text:s/></text:span><text:span text:style-name="T42_103">musieliśmy</text:span><text:span text:style-name="T42_104"><text:s/></text:span><text:span text:style-name="T42_105">się</text:span><text:span text:style-name="T42_106"><text:s/></text:span><text:span text:style-name="T42_107">ograniczyć</text:span><text:span text:style-name="T42_108"><text:s/></text:span><text:span text:style-name="T42_109">do</text:span><text:span text:style-name="T42_110"><text:s/></text:span><text:span text:style-name="T42_111">wymiany</text:span><text:span text:style-name="T42_112"><text:s/></text:span><text:span text:style-name="T42_113">wiadomości</text:span><text:span text:style-name="T42_114"><text:s/></text:span><text:span text:style-name="T42_115">z</text:span><text:span text:style-name="T42_116"><text:s/></text:span><text:span text:style-name="T42_117">autorem</text:span><text:span text:style-name="T42_118"><text:s/></text:span><text:span text:style-name="T42_119">podobnego</text:span><text:span text:style-name="T42_120"><text:s/></text:span><text:span text:style-name="T42_121">projektu</text:span><text:span text:style-name="T42_122"><text:note text:note-class="footnote"><text:note-citation/><text:note-body><text:p text:style-name="P43"><text:span text:style-name="T43_1"><text:s/></text:span><text:span text:style-name="T43_2"><text:a xlink:type="simple" xlink:href="http://www.youtube.com/watch?v=3nkQESfa1mg"><text:span text:style-name="T43_3">http</text:span></text:a></text:span><text:span text:style-name="T43_4"><text:a xlink:type="simple" xlink:href="http://www.youtube.com/watch?v=3nkQESfa1mg"><text:span text:style-name="T43_5">://</text:span></text:a></text:span><text:span text:style-name="T43_6"><text:a xlink:type="simple" xlink:href="http://www.youtube.com/watch?v=3nkQESfa1mg"><text:span text:style-name="T43_7">www</text:span></text:a></text:span><text:span text:style-name="T43_8"><text:a xlink:type="simple" xlink:href="http://www.youtube.com/watch?v=3nkQESfa1mg"><text:span text:style-name="T43_9">.</text:span></text:a></text:span><text:span text:style-name="T43_10"><text:a xlink:type="simple" xlink:href="http://www.youtube.com/watch?v=3nkQESfa1mg"><text:span text:style-name="T43_11">youtube</text:span></text:a></text:span><text:span text:style-name="T43_12"><text:a xlink:type="simple" xlink:href="http://www.youtube.com/watch?v=3nkQESfa1mg"><text:span text:style-name="T43_13">.</text:span></text:a></text:span><text:span text:style-name="T43_14"><text:a xlink:type="simple" xlink:href="http://www.youtube.com/watch?v=3nkQESfa1mg"><text:span text:style-name="T43_15">com</text:span></text:a></text:span><text:span text:style-name="T43_16"><text:a xlink:type="simple" xlink:href="http://www.youtube.com/watch?v=3nkQESfa1mg"><text:span text:style-name="T43_17">/</text:span></text:a></text:span><text:span text:style-name="T43_18"><text:a xlink:type="simple" xlink:href="http://www.youtube.com/watch?v=3nkQESfa1mg"><text:span text:style-name="T43_19">watch</text:span></text:a></text:span><text:span text:style-name="T43_20"><text:a xlink:type="simple" xlink:href="http://www.youtube.com/watch?v=3nkQESfa1mg"><text:span text:style-name="T43_21">?</text:span></text:a></text:span><text:span text:style-name="T43_22"><text:a xlink:type="simple" xlink:href="http://www.youtube.com/watch?v=3nkQESfa1mg"><text:span text:style-name="T43_23">v</text:span></text:a></text:span><text:span text:style-name="T43_24"><text:a xlink:type="simple" xlink:href="http://www.youtube.com/watch?v=3nkQESfa1mg"><text:span text:style-name="T43_25">=3</text:span></text:a></text:span><text:span text:style-name="T43_26"><text:a xlink:type="simple" xlink:href="http://www.youtube.com/watch?v=3nkQESfa1mg"><text:span text:style-name="T43_27">nkQESfa</text:span></text:a></text:span><text:span text:style-name="T43_28"><text:a xlink:type="simple" xlink:href="http://www.youtube.com/watch?v=3nkQESfa1mg"><text:span text:style-name="T43_29">1</text:span></text:a></text:span><text:span text:style-name="T43_30"><text:a xlink:type="simple" xlink:href="http://www.youtube.com/watch?v=3nkQESfa1mg"><text:span text:style-name="T43_31">mg</text:span></text:a></text:span></text:p></text:note-body></text:note></text:span><text:span text:style-name="T43_32"><text:s/>(</text:span><text:span text:style-name="T43_33">który</text:span><text:span text:style-name="T43_34"><text:s/></text:span><text:span text:style-name="T43_35">robił</text:span><text:span text:style-name="T43_36"><text:s/></text:span><text:span text:style-name="T43_37">go</text:span><text:span text:style-name="T43_38"><text:s/></text:span><text:span text:style-name="T43_39">amatorsko</text:span><text:span text:style-name="T43_40">,<text:s/></text:span><text:span text:style-name="T43_41">nie</text:span><text:span text:style-name="T43_42"><text:s/></text:span><text:span text:style-name="T43_43">dysponował</text:span><text:span text:style-name="T43_44"><text:s/></text:span><text:span text:style-name="T43_45">więc</text:span><text:span text:style-name="T43_46"><text:s/></text:span><text:span text:style-name="T43_47">żadną</text:span><text:span text:style-name="T43_48"><text:s/></text:span><text:span text:style-name="T43_49">dokumentacją</text:span><text:span text:style-name="T43_50">)<text:s/></text:span><text:span text:style-name="T43_51">oraz</text:span><text:span text:style-name="T43_52"><text:s/></text:span><text:span text:style-name="T43_53">artykułem</text:span><text:span text:style-name="T43_54"><text:s/></text:span><text:span text:style-name="T43_55">naukowym</text:span><text:span text:style-name="T43_56">,<text:s/></text:span><text:span text:style-name="T43_57">który</text:span><text:span text:style-name="T43_58"><text:s/></text:span><text:span text:style-name="T43_59">skupił</text:span><text:span text:style-name="T43_60"><text:s/></text:span><text:span text:style-name="T43_61">się</text:span><text:span text:style-name="T43_62"><text:s/></text:span><text:span text:style-name="T43_63">na</text:span><text:span text:style-name="T43_64"><text:s/></text:span><text:span text:style-name="T43_65">wykorzystaniu</text:span><text:span text:style-name="T43_66"><text:s/></text:span><text:span text:style-name="T43_67">automatów</text:span><text:span text:style-name="T43_68"><text:s/></text:span><text:span text:style-name="T43_69">komórkowych</text:span><text:span text:style-name="T43_70"><text:s/></text:span><text:span text:style-name="T43_71">do</text:span><text:span text:style-name="T43_72"><text:s/></text:span><text:span text:style-name="T43_73">modelowania</text:span><text:span text:style-name="T43_74"><text:s/></text:span><text:span text:style-name="T43_75">rozwoju</text:span><text:span text:style-name="T43_76"><text:s/></text:span><text:span text:style-name="T43_77">Imperium</text:span><text:span text:style-name="T43_78"><text:s/></text:span><text:span text:style-name="T43_79">Assyryjskiego</text:span><text:span text:style-name="T43_80"><text:note text:note-class="footnote"><text:note-citation/><text:note-body><text:p text:style-name="P44"><text:span text:style-name="T44_1"><text:s/></text:span><text:span text:style-name="T44_2">A</text:span><text:span text:style-name="T44_3"><text:s/></text:span><text:span text:style-name="T44_4">Cellular</text:span><text:span text:style-name="T44_5"><text:s/></text:span><text:span text:style-name="T44_6">Automata</text:span><text:span text:style-name="T44_7"><text:s/></text:span><text:span text:style-name="T44_8">Model</text:span><text:span text:style-name="T44_9"><text:s/></text:span><text:span text:style-name="T44_10">of</text:span><text:span text:style-name="T44_11"><text:s/></text:span><text:span text:style-name="T44_12">the</text:span><text:span text:style-name="T44_13"><text:s/></text:span><text:span text:style-name="T44_14">Expansion</text:span><text:span text:style-name="T44_15"><text:s/></text:span><text:span text:style-name="T44_16">of</text:span><text:span text:style-name="T44_17"><text:s/></text:span><text:span text:style-name="T44_18">the</text:span><text:span text:style-name="T44_19"><text:s/></text:span><text:span text:style-name="T44_20">Assyrian</text:span><text:span text:style-name="T44_21"><text:s/></text:span><text:span text:style-name="T44_22">Empire</text:span><text:span text:style-name="T44_23">,<text:s/></text:span><text:span text:style-name="T44_24">Domenico</text:span><text:span text:style-name="T44_25"><text:s/></text:span><text:span text:style-name="T44_26">Parisi</text:span><text:span text:style-name="T44_27">,</text:span></text:p></text:note-body></text:note></text:span></text:p>
      <text:p text:style-name="P45"/>
      <text:p text:style-name="P46"/>
      <text:p text:style-name="P47"><text:span text:style-name="T47_1">Przytaczana</text:span><text:span text:style-name="T47_2"><text:s/></text:span><text:span text:style-name="T47_3">symulacja</text:span><text:span text:style-name="T47_4"><text:s/></text:span><text:span text:style-name="T47_5">zakładała</text:span><text:span text:style-name="T47_6"><text:s/></text:span><text:span text:style-name="T47_7">co</text:span><text:span text:style-name="T47_8"><text:s/></text:span><text:span text:style-name="T47_9">następuje</text:span><text:span text:style-name="T47_10">:</text:span></text:p>
      <text:p text:style-name="P48"/>
      <text:list text:style-name="LS1" xml:id="list0">
        <text:list-item>
          <text:p text:style-name="P49"><text:span text:style-name="T49_1">siatka</text:span><text:span text:style-name="T49_2"><text:s/></text:span><text:span text:style-name="T49_3">złożona</text:span><text:span text:style-name="T49_4"><text:s/></text:span><text:span text:style-name="T49_5">jest</text:span><text:span text:style-name="T49_6"><text:s/></text:span><text:span text:style-name="T49_7">ośmiościennych</text:span><text:span text:style-name="T49_8"><text:s/></text:span><text:span text:style-name="T49_9">komórek</text:span></text:p>
        </text:list-item>
        <text:list-item>
          <text:p text:style-name="P50"><text:span text:style-name="T50_1">każda</text:span><text:span text:style-name="T50_2"><text:s/></text:span><text:span text:style-name="T50_3">komórka</text:span><text:span text:style-name="T50_4"><text:s/></text:span><text:span text:style-name="T50_5">może</text:span><text:span text:style-name="T50_6"><text:s/></text:span><text:span text:style-name="T50_7">być</text:span><text:span text:style-name="T50_8"><text:s/></text:span><text:span text:style-name="T50_9">wolna</text:span><text:span text:style-name="T50_10"><text:s/></text:span><text:span text:style-name="T50_11">lub</text:span><text:span text:style-name="T50_12"><text:s/></text:span><text:span text:style-name="T50_13">zajęta</text:span><text:span text:style-name="T50_14"><text:s/></text:span><text:span text:style-name="T50_15">przez</text:span><text:span text:style-name="T50_16"><text:s/></text:span><text:span text:style-name="T50_17">jakąś</text:span><text:span text:style-name="T50_18"><text:s/></text:span><text:span text:style-name="T50_19">cywizację</text:span><text:span text:style-name="T50_20"><text:s/>(</text:span><text:span text:style-name="T50_21">należeć</text:span><text:span text:style-name="T50_22"><text:s/></text:span><text:span text:style-name="T50_23">do</text:span><text:span text:style-name="T50_24"><text:s/></text:span><text:span text:style-name="T50_25">strefy</text:span><text:span text:style-name="T50_26"><text:s/></text:span><text:span text:style-name="T50_27">jej</text:span><text:span text:style-name="T50_28"><text:s/></text:span><text:span text:style-name="T50_29">wpływów</text:span><text:span text:style-name="T50_30">)</text:span></text:p>
        </text:list-item>
        <text:list-item>
          <text:p text:style-name="P51"><text:span text:style-name="T51_1">każda</text:span><text:span text:style-name="T51_2"><text:s/></text:span><text:span text:style-name="T51_3">cywilizacja</text:span><text:span text:style-name="T51_4"><text:s/></text:span><text:span text:style-name="T51_5">ma</text:span><text:span text:style-name="T51_6"><text:s/></text:span><text:span text:style-name="T51_7">punkt</text:span><text:span text:style-name="T51_8"><text:s/></text:span><text:span text:style-name="T51_9">początkowy</text:span><text:span text:style-name="T51_10"><text:s/></text:span><text:span text:style-name="T51_11">oraz</text:span><text:span text:style-name="T51_12"><text:s/></text:span><text:span text:style-name="T51_13">całkowitą</text:span><text:span text:style-name="T51_14"><text:s/></text:span><text:span text:style-name="T51_15">siłę</text:span><text:span text:style-name="T51_16">,<text:s/></text:span><text:span text:style-name="T51_17">określającą</text:span><text:span text:style-name="T51_18"><text:s/></text:span><text:span text:style-name="T51_19">jak</text:span><text:span text:style-name="T51_20"><text:s/></text:span><text:span text:style-name="T51_21">łatwo</text:span><text:span text:style-name="T51_22"><text:s/></text:span><text:span text:style-name="T51_23">jest</text:span><text:span text:style-name="T51_24"><text:s/></text:span><text:span text:style-name="T51_25">jej</text:span><text:span text:style-name="T51_26"><text:s/></text:span><text:span text:style-name="T51_27">się</text:span><text:span text:style-name="T51_28"><text:s/></text:span><text:span text:style-name="T51_29">rozwijać</text:span><text:span text:style-name="T51_30">.<text:s/></text:span><text:span text:style-name="T51_31">Zachowanie</text:span><text:span text:style-name="T51_32"><text:s/></text:span><text:span text:style-name="T51_33">symulacji</text:span><text:span text:style-name="T51_34"><text:s/></text:span><text:span text:style-name="T51_35">po</text:span><text:span text:style-name="T51_36"><text:s/></text:span><text:span text:style-name="T51_37">zmianie</text:span><text:span text:style-name="T51_38"><text:s/></text:span><text:span text:style-name="T51_39">właściciela</text:span><text:span text:style-name="T51_40"><text:s/></text:span><text:span text:style-name="T51_41">punktu</text:span><text:span text:style-name="T51_42"><text:s/></text:span><text:span text:style-name="T51_43">początkowego</text:span><text:span text:style-name="T51_44"><text:s/></text:span><text:span text:style-name="T51_45">jakiejś</text:span><text:span text:style-name="T51_46"><text:s/></text:span><text:span text:style-name="T51_47">cywilizacji</text:span><text:span text:style-name="T51_48"><text:s/></text:span><text:span text:style-name="T51_49">nie</text:span><text:span text:style-name="T51_50"><text:s/></text:span><text:span text:style-name="T51_51">jest</text:span><text:span text:style-name="T51_52"><text:s/></text:span><text:span text:style-name="T51_53">zdefiniowane</text:span><text:span text:style-name="T51_54"><text:s/></text:span><text:span text:style-name="T51_55">w</text:span><text:span text:style-name="T51_56"><text:s/></text:span><text:span text:style-name="T51_57">artykule</text:span><text:span text:style-name="T51_58">.</text:span></text:p>
        </text:list-item>
        <text:list-item>
          <text:p text:style-name="P52"><text:span text:style-name="T52_1">zdolność</text:span><text:span text:style-name="T52_2"><text:s/></text:span><text:span text:style-name="T52_3">rozszerzania</text:span><text:span text:style-name="T52_4"><text:s/></text:span><text:span text:style-name="T52_5">się</text:span><text:span text:style-name="T52_6"><text:s/></text:span><text:span text:style-name="T52_7">cywilizacji</text:span><text:span text:style-name="T52_8"><text:s/></text:span><text:span text:style-name="T52_9">zależy</text:span><text:span text:style-name="T52_10"><text:s/></text:span><text:span text:style-name="T52_11">od</text:span><text:span text:style-name="T52_12"><text:s/></text:span><text:span text:style-name="T52_13">jej</text:span><text:span text:style-name="T52_14"><text:s/></text:span><text:span text:style-name="T52_15">siły</text:span><text:span text:style-name="T52_16"><text:s/>-<text:s/></text:span><text:span text:style-name="T52_17">każda</text:span><text:span text:style-name="T52_18"><text:s/></text:span><text:span text:style-name="T52_19">komórka</text:span><text:span text:style-name="T52_20"><text:s/>“</text:span><text:span text:style-name="T52_21">kosztuje</text:span><text:span text:style-name="T52_22">”<text:s/></text:span><text:span text:style-name="T52_23">część</text:span><text:span text:style-name="T52_24"><text:s/></text:span><text:span text:style-name="T52_25">siły</text:span><text:span text:style-name="T52_26">.<text:s/></text:span><text:span text:style-name="T52_27">Siła</text:span><text:span text:style-name="T52_28"><text:s/></text:span><text:span text:style-name="T52_29">może</text:span><text:span text:style-name="T52_30"><text:s/></text:span><text:span text:style-name="T52_31">być</text:span><text:span text:style-name="T52_32"><text:s/></text:span><text:span text:style-name="T52_33">odnawiana</text:span><text:span text:style-name="T52_34"><text:s/></text:span><text:span text:style-name="T52_35">przez</text:span><text:span text:style-name="T52_36"><text:s/></text:span><text:span text:style-name="T52_37">surowce</text:span><text:span text:style-name="T52_38"><text:s/></text:span><text:span text:style-name="T52_39">znajdujące</text:span><text:span text:style-name="T52_40"><text:s/></text:span><text:span text:style-name="T52_41">się</text:span><text:span text:style-name="T52_42"><text:s/></text:span><text:span text:style-name="T52_43">na</text:span><text:span text:style-name="T52_44"><text:s/></text:span><text:span text:style-name="T52_45">terenie</text:span><text:span text:style-name="T52_46"><text:s/></text:span><text:span text:style-name="T52_47">przejętej</text:span><text:span text:style-name="T52_48"><text:s/></text:span><text:span text:style-name="T52_49">komórki</text:span><text:span text:style-name="T52_50">.<text:s/></text:span><text:span text:style-name="T52_51">Można</text:span><text:span text:style-name="T52_52"><text:s/></text:span><text:span text:style-name="T52_53">założyć</text:span><text:span text:style-name="T52_54">,<text:s/></text:span><text:span text:style-name="T52_55">że</text:span><text:span text:style-name="T52_56"><text:s/></text:span><text:span text:style-name="T52_57">istnieją</text:span><text:span text:style-name="T52_58"><text:s/></text:span><text:span text:style-name="T52_59">też</text:span><text:span text:style-name="T52_60"><text:s/></text:span><text:span text:style-name="T52_61">inne</text:span><text:span text:style-name="T52_62"><text:s/></text:span><text:span text:style-name="T52_63">sposoby</text:span><text:span text:style-name="T52_64"><text:s/>(</text:span><text:span text:style-name="T52_65">np</text:span><text:span text:style-name="T52_66">.<text:s/></text:span><text:span text:style-name="T52_67">ograniczona</text:span><text:span text:style-name="T52_68">,<text:s/></text:span><text:span text:style-name="T52_69">samoczynna</text:span><text:span text:style-name="T52_70"><text:s/></text:span><text:span text:style-name="T52_71">odnowa</text:span><text:span text:style-name="T52_72"><text:s/></text:span><text:span text:style-name="T52_73">siły</text:span><text:span text:style-name="T52_74">),<text:s/></text:span><text:span text:style-name="T52_75">lecz</text:span><text:span text:style-name="T52_76"><text:s/></text:span><text:span text:style-name="T52_77">nie</text:span><text:span text:style-name="T52_78"><text:s/></text:span><text:span text:style-name="T52_79">są</text:span><text:span text:style-name="T52_80"><text:s/></text:span><text:span text:style-name="T52_81">one</text:span><text:span text:style-name="T52_82"><text:s/></text:span><text:span text:style-name="T52_83">wymienione</text:span><text:span text:style-name="T52_84"><text:s/></text:span><text:span text:style-name="T52_85">w</text:span><text:span text:style-name="T52_86"><text:s/></text:span><text:span text:style-name="T52_87">artykule</text:span><text:span text:style-name="T52_88">.<text:s/></text:span></text:p>
        </text:list-item>
        <text:list-item>
          <text:p text:style-name="P53"><text:span text:style-name="T53_1">Prawdopodobieństwo</text:span><text:span text:style-name="T53_2"><text:s/></text:span><text:span text:style-name="T53_3">przejęcia</text:span><text:span text:style-name="T53_4"><text:s/></text:span><text:span text:style-name="T53_5">komórki</text:span><text:span text:style-name="T53_6"><text:s/></text:span><text:span text:style-name="T53_7">maleje</text:span><text:span text:style-name="T53_8"><text:s/></text:span><text:span text:style-name="T53_9">wraz</text:span><text:span text:style-name="T53_10"><text:s/></text:span><text:span text:style-name="T53_11">z</text:span><text:span text:style-name="T53_12"><text:s/></text:span><text:span text:style-name="T53_13">odległością</text:span><text:span text:style-name="T53_14"><text:s/></text:span><text:span text:style-name="T53_15">od</text:span><text:span text:style-name="T53_16"><text:s/></text:span><text:span text:style-name="T53_17">punktu</text:span><text:span text:style-name="T53_18"><text:s/></text:span><text:span text:style-name="T53_19">początkowego</text:span><text:span text:style-name="T53_20">.<text:s/></text:span><text:span text:style-name="T53_21">Ma</text:span><text:span text:style-name="T53_22"><text:s/></text:span><text:span text:style-name="T53_23">to</text:span><text:span text:style-name="T53_24"><text:s/></text:span><text:span text:style-name="T53_25">odzwierciedlać</text:span><text:span text:style-name="T53_26"><text:s/></text:span><text:span text:style-name="T53_27">opóźnienia</text:span><text:span text:style-name="T53_28"><text:s/></text:span><text:span text:style-name="T53_29">związane</text:span><text:span text:style-name="T53_30"><text:s/></text:span><text:span text:style-name="T53_31">z</text:span><text:span text:style-name="T53_32"><text:s/></text:span><text:span text:style-name="T53_33">transportem</text:span><text:span text:style-name="T53_34"><text:s/></text:span><text:span text:style-name="T53_35">towarów</text:span><text:span text:style-name="T53_36">,<text:s/></text:span><text:span text:style-name="T53_37">wojsk</text:span><text:span text:style-name="T53_38"><text:s/></text:span><text:span text:style-name="T53_39">i</text:span><text:span text:style-name="T53_40"><text:s/></text:span><text:span text:style-name="T53_41">informacji</text:span><text:span text:style-name="T53_42"><text:s/></text:span><text:span text:style-name="T53_43">i</text:span><text:span text:style-name="T53_44"><text:s/></text:span><text:span text:style-name="T53_45">zmniejszyć</text:span><text:span text:style-name="T53_46"><text:s/></text:span><text:span text:style-name="T53_47">prawdopobieństwo</text:span><text:span text:style-name="T53_48"><text:s/></text:span><text:span text:style-name="T53_49">nieustępliwego</text:span><text:span text:style-name="T53_50"><text:s/></text:span><text:span text:style-name="T53_51">rozwoju</text:span><text:span text:style-name="T53_52"><text:s/></text:span><text:span text:style-name="T53_53">cywilizacji</text:span></text:p>
        </text:list-item>
        <text:list-item>
          <text:p text:style-name="P54"><text:span text:style-name="T54_1">każda</text:span><text:span text:style-name="T54_2"><text:s/></text:span><text:span text:style-name="T54_3">komórka</text:span><text:span text:style-name="T54_4"><text:s/></text:span><text:span text:style-name="T54_5">jest</text:span><text:span text:style-name="T54_6"><text:s/></text:span><text:span text:style-name="T54_7">scharakteryzowana</text:span><text:span text:style-name="T54_8"><text:s/></text:span><text:span text:style-name="T54_9">przez</text:span><text:span text:style-name="T54_10"><text:s/></text:span><text:span text:style-name="T54_11">dostępność</text:span><text:span text:style-name="T54_12"><text:s/></text:span><text:span text:style-name="T54_13">fizyczną</text:span><text:span text:style-name="T54_14">,<text:s/></text:span><text:span text:style-name="T54_15">dostępność</text:span><text:span text:style-name="T54_16"><text:s/></text:span><text:span text:style-name="T54_17">polityczną</text:span><text:span text:style-name="T54_18"><text:s/></text:span><text:span text:style-name="T54_19">oraz</text:span><text:span text:style-name="T54_20"><text:s/></text:span><text:span text:style-name="T54_21">wartościowość</text:span><text:span text:style-name="T54_22"><text:s/></text:span><text:span text:style-name="T54_23">obecnych</text:span><text:span text:style-name="T54_24"><text:s/></text:span><text:span text:style-name="T54_25">na</text:span><text:span text:style-name="T54_26"><text:s/></text:span><text:span text:style-name="T54_27">danym</text:span><text:span text:style-name="T54_28"><text:s/></text:span><text:span text:style-name="T54_29">terenie</text:span><text:span text:style-name="T54_30"><text:s/></text:span><text:span text:style-name="T54_31">surowców</text:span></text:p>
        </text:list-item>
        <text:list-item>
          <text:p text:style-name="P55"><text:span text:style-name="T55_1">dostępność</text:span><text:span text:style-name="T55_2"><text:s/></text:span><text:span text:style-name="T55_3">fizyczna</text:span><text:span text:style-name="T55_4"><text:s/></text:span><text:span text:style-name="T55_5">oznacza</text:span><text:span text:style-name="T55_6"><text:s/></text:span><text:span text:style-name="T55_7">jak</text:span><text:span text:style-name="T55_8"><text:s/></text:span><text:span text:style-name="T55_9">łatwo</text:span><text:span text:style-name="T55_10"><text:s/></text:span><text:span text:style-name="T55_11">jest</text:span><text:span text:style-name="T55_12"><text:s/></text:span><text:span text:style-name="T55_13">dołączyć</text:span><text:span text:style-name="T55_14"><text:s/></text:span><text:span text:style-name="T55_15">teren</text:span><text:span text:style-name="T55_16"><text:s/></text:span><text:span text:style-name="T55_17">do</text:span><text:span text:style-name="T55_18"><text:s/></text:span><text:span text:style-name="T55_19">swojej</text:span><text:span text:style-name="T55_20"><text:s/></text:span><text:span text:style-name="T55_21">strefy</text:span><text:span text:style-name="T55_22"><text:s/></text:span><text:span text:style-name="T55_23">wpływu</text:span><text:span text:style-name="T55_24"><text:s/></text:span><text:span text:style-name="T55_25">ze</text:span><text:span text:style-name="T55_26"><text:s/></text:span><text:span text:style-name="T55_27">względu</text:span><text:span text:style-name="T55_28"><text:s/></text:span><text:span text:style-name="T55_29">na</text:span><text:span text:style-name="T55_30"><text:s/></text:span><text:span text:style-name="T55_31">jego</text:span><text:span text:style-name="T55_32"><text:s/></text:span><text:span text:style-name="T55_33">ukształtowanie</text:span><text:span text:style-name="T55_34"><text:s/></text:span><text:span text:style-name="T55_35">i</text:span><text:span text:style-name="T55_36"><text:s/></text:span><text:span text:style-name="T55_37">warunki</text:span><text:span text:style-name="T55_38"><text:s/></text:span><text:span text:style-name="T55_39">fizyczne</text:span><text:span text:style-name="T55_40"><text:s/>-<text:s/></text:span><text:span text:style-name="T55_41">góry</text:span><text:span text:style-name="T55_42"><text:s/></text:span><text:span text:style-name="T55_43">i</text:span><text:span text:style-name="T55_44"><text:s/></text:span><text:span text:style-name="T55_45">pustynie</text:span><text:span text:style-name="T55_46"><text:s/></text:span><text:span text:style-name="T55_47">mają</text:span><text:span text:style-name="T55_48"><text:s/></text:span><text:span text:style-name="T55_49">małą</text:span><text:span text:style-name="T55_50"><text:s/></text:span><text:span text:style-name="T55_51">dostępność</text:span><text:span text:style-name="T55_52">,<text:s/></text:span><text:span text:style-name="T55_53">zaś</text:span><text:span text:style-name="T55_54"><text:s/></text:span><text:span text:style-name="T55_55">żyzne</text:span><text:span text:style-name="T55_56"><text:s/></text:span><text:span text:style-name="T55_57">pola</text:span><text:span text:style-name="T55_58"><text:s/></text:span><text:span text:style-name="T55_59">wysoką</text:span></text:p>
        </text:list-item>
        <text:list-item>
          <text:p text:style-name="P56"><text:span text:style-name="T56_1">dostępność</text:span><text:span text:style-name="T56_2"><text:s/></text:span><text:span text:style-name="T56_3">polityczna</text:span><text:span text:style-name="T56_4"><text:s/></text:span><text:span text:style-name="T56_5">oznacza</text:span><text:span text:style-name="T56_6"><text:s/></text:span><text:span text:style-name="T56_7">jak</text:span><text:span text:style-name="T56_8"><text:s/></text:span><text:span text:style-name="T56_9">duży</text:span><text:span text:style-name="T56_10"><text:s/></text:span><text:span text:style-name="T56_11">wysiłek</text:span><text:span text:style-name="T56_12"><text:s/></text:span><text:span text:style-name="T56_13">musi</text:span><text:span text:style-name="T56_14"><text:s/></text:span><text:span text:style-name="T56_15">podjąć</text:span><text:span text:style-name="T56_16"><text:s/></text:span><text:span text:style-name="T56_17">cywilizacja</text:span><text:span text:style-name="T56_18"><text:s/></text:span><text:span text:style-name="T56_19">aby</text:span><text:span text:style-name="T56_20"><text:s/></text:span><text:span text:style-name="T56_21">zwalczyć</text:span><text:span text:style-name="T56_22"><text:s/></text:span><text:span text:style-name="T56_23">lub</text:span><text:span text:style-name="T56_24"><text:s/></text:span><text:span text:style-name="T56_25">ujarzmić</text:span><text:span text:style-name="T56_26"><text:s/></text:span><text:span text:style-name="T56_27">obecną</text:span><text:span text:style-name="T56_28"><text:s/></text:span><text:span text:style-name="T56_29">na</text:span><text:span text:style-name="T56_30"><text:s/></text:span><text:span text:style-name="T56_31">danym</text:span><text:span text:style-name="T56_32"><text:s/></text:span><text:span text:style-name="T56_33">terenie</text:span><text:span text:style-name="T56_34"><text:s/></text:span><text:span text:style-name="T56_35">populację</text:span><text:span text:style-name="T56_36"><text:s/></text:span><text:span text:style-name="T56_37">zanim</text:span><text:span text:style-name="T56_38"><text:s/></text:span><text:span text:style-name="T56_39">dołączy</text:span><text:span text:style-name="T56_40"><text:s/></text:span><text:span text:style-name="T56_41">go</text:span><text:span text:style-name="T56_42"><text:s/></text:span><text:span text:style-name="T56_43">do</text:span><text:span text:style-name="T56_44"><text:s/></text:span><text:span text:style-name="T56_45">swej</text:span><text:span text:style-name="T56_46"><text:s/></text:span><text:span text:style-name="T56_47">strefy</text:span><text:span text:style-name="T56_48"><text:s/></text:span><text:span text:style-name="T56_49">wpływów</text:span></text:p>
        </text:list-item>
        <text:list-item>
          <text:p text:style-name="P57"><text:span text:style-name="T57_1">wartościowośc</text:span><text:span text:style-name="T57_2"><text:s/></text:span><text:span text:style-name="T57_3">surowców</text:span><text:span text:style-name="T57_4"><text:s/></text:span><text:span text:style-name="T57_5">jest</text:span><text:span text:style-name="T57_6"><text:s/></text:span><text:span text:style-name="T57_7">brana</text:span><text:span text:style-name="T57_8"><text:s/></text:span><text:span text:style-name="T57_9">pod</text:span><text:span text:style-name="T57_10"><text:s/></text:span><text:span text:style-name="T57_11">uwagę</text:span><text:span text:style-name="T57_12"><text:s/></text:span><text:span text:style-name="T57_13">przy</text:span><text:span text:style-name="T57_14"><text:s/></text:span><text:span text:style-name="T57_15">zajmowaniu</text:span><text:span text:style-name="T57_16"><text:s/></text:span><text:span text:style-name="T57_17">komórki</text:span><text:span text:style-name="T57_18">,<text:s/></text:span><text:span text:style-name="T57_19">ale</text:span><text:span text:style-name="T57_20"><text:s/></text:span><text:span text:style-name="T57_21">przede</text:span><text:span text:style-name="T57_22"><text:s/></text:span><text:span text:style-name="T57_23">wszystkim</text:span><text:span text:style-name="T57_24">,<text:s/></text:span><text:span text:style-name="T57_25">po</text:span><text:span text:style-name="T57_26"><text:s/></text:span><text:span text:style-name="T57_27">jej</text:span><text:span text:style-name="T57_28"><text:s/></text:span><text:span text:style-name="T57_29">zajęciu</text:span><text:span text:style-name="T57_30">,<text:s/></text:span><text:span text:style-name="T57_31">zwiększa</text:span><text:span text:style-name="T57_32"><text:s/></text:span><text:span text:style-name="T57_33">ona</text:span><text:span text:style-name="T57_34"><text:s/></text:span><text:span text:style-name="T57_35">lokalną</text:span><text:span text:style-name="T57_36"><text:s/></text:span><text:span text:style-name="T57_37">siłę</text:span><text:span text:style-name="T57_38"><text:s/></text:span><text:span text:style-name="T57_39">cywilizacji</text:span><text:span text:style-name="T57_40"><text:s/>(</text:span><text:span text:style-name="T57_41">ułatwia</text:span><text:span text:style-name="T57_42"><text:s/></text:span><text:span text:style-name="T57_43">zdobywanie</text:span><text:span text:style-name="T57_44"><text:s/></text:span><text:span text:style-name="T57_45">pobliskich</text:span><text:span text:style-name="T57_46"><text:s/></text:span><text:span text:style-name="T57_47">regionów</text:span><text:span text:style-name="T57_48">).<text:s/></text:span><text:span text:style-name="T57_49">Brak</text:span><text:span text:style-name="T57_50"><text:s/></text:span><text:span text:style-name="T57_51">wyjaśnienia</text:span><text:span text:style-name="T57_52">,<text:s/></text:span><text:span text:style-name="T57_53">jak</text:span><text:span text:style-name="T57_54"><text:s/></text:span><text:span text:style-name="T57_55">konkretnie</text:span><text:span text:style-name="T57_56"><text:s/></text:span><text:span text:style-name="T57_57">wygląda</text:span><text:span text:style-name="T57_58"><text:s/></text:span><text:span text:style-name="T57_59">algorytm</text:span><text:span text:style-name="T57_60">.</text:span></text:p>
        </text:list-item>
        <text:list-item>
          <text:p text:style-name="P58"><text:span text:style-name="T58_1">symulacja</text:span><text:span text:style-name="T58_2"><text:s/></text:span><text:span text:style-name="T58_3">ma</text:span><text:span text:style-name="T58_4"><text:s/></text:span><text:span text:style-name="T58_5">wersję</text:span><text:span text:style-name="T58_6"><text:s/>“</text:span><text:span text:style-name="T58_7">monocentryczną</text:span><text:span text:style-name="T58_8">”</text:span><text:span text:style-name="T58_9"><text:s/></text:span><text:span text:style-name="T58_10">i</text:span><text:span text:style-name="T58_11"><text:s/>“</text:span><text:span text:style-name="T58_12">policentryczną</text:span><text:span text:style-name="T58_13">”</text:span><text:span text:style-name="T58_14">,<text:s/></text:span><text:span text:style-name="T58_15">tj</text:span><text:span text:style-name="T58_16">.<text:s/></text:span><text:span text:style-name="T58_17">przewiduje</text:span><text:span text:style-name="T58_18"><text:s/></text:span><text:span text:style-name="T58_19">modelowanie</text:span><text:span text:style-name="T58_20"><text:s/></text:span><text:span text:style-name="T58_21">pojedynczej</text:span><text:span text:style-name="T58_22"><text:s/></text:span><text:span text:style-name="T58_23">cywilizacji</text:span><text:span text:style-name="T58_24"><text:s/></text:span><text:span text:style-name="T58_25">jak</text:span><text:span text:style-name="T58_26"><text:s/></text:span><text:span text:style-name="T58_27">i</text:span><text:span text:style-name="T58_28"><text:s/></text:span><text:span text:style-name="T58_29">kilku</text:span><text:span text:style-name="T58_30"><text:s/></text:span><text:span text:style-name="T58_31">z</text:span><text:span text:style-name="T58_32"><text:s/></text:span><text:span text:style-name="T58_33">uwzględnieniem</text:span><text:span text:style-name="T58_34"><text:s/></text:span><text:span text:style-name="T58_35">wzajemnych</text:span><text:span text:style-name="T58_36"><text:s/></text:span><text:span text:style-name="T58_37">wpływów</text:span></text:p>
        </text:list-item>
        <text:list-item>
          <text:p text:style-name="P59"><text:span text:style-name="T59_1">w</text:span><text:span text:style-name="T59_2"><text:s/></text:span><text:span text:style-name="T59_3">wersji</text:span><text:span text:style-name="T59_4"><text:s/></text:span><text:span text:style-name="T59_5">policentrycznej</text:span><text:span text:style-name="T59_6"><text:s/></text:span><text:span text:style-name="T59_7">ignorowany</text:span><text:span text:style-name="T59_8"><text:s/></text:span><text:span text:style-name="T59_9">jest</text:span><text:span text:style-name="T59_10"><text:s/></text:span><text:span text:style-name="T59_11">parametr</text:span><text:span text:style-name="T59_12"><text:s/></text:span><text:span text:style-name="T59_13">dostępności</text:span><text:span text:style-name="T59_14">,<text:s/></text:span><text:span text:style-name="T59_15">zaś</text:span><text:span text:style-name="T59_16"><text:s/></text:span><text:span text:style-name="T59_17">kwestia</text:span><text:span text:style-name="T59_18"><text:s/></text:span><text:span text:style-name="T59_19">przynależności</text:span><text:span text:style-name="T59_20"><text:s/></text:span><text:span text:style-name="T59_21">komórki</text:span><text:span text:style-name="T59_22"><text:s/></text:span><text:span text:style-name="T59_23">rozwiązywana</text:span><text:span text:style-name="T59_24"><text:s/></text:span><text:span text:style-name="T59_25">jest</text:span><text:span text:style-name="T59_26"><text:s/></text:span><text:span text:style-name="T59_27">na</text:span><text:span text:style-name="T59_28"><text:s/></text:span><text:span text:style-name="T59_29">zasadzie</text:span><text:span text:style-name="T59_30"><text:s/></text:span><text:span text:style-name="T59_31">porównywania</text:span><text:span text:style-name="T59_32"><text:s/></text:span><text:span text:style-name="T59_33">siły</text:span><text:span text:style-name="T59_34"><text:s/></text:span><text:span text:style-name="T59_35">cywilizacji</text:span><text:span text:style-name="T59_36">.</text:span></text:p>
        </text:list-item>
      </text:list>
      <text:p text:style-name="P60"/>
      <text:p text:style-name="P61"><text:span text:style-name="T61_1">Pomimo</text:span><text:span text:style-name="T61_2"><text:s/></text:span><text:span text:style-name="T61_3">wprowadzenia</text:span><text:span text:style-name="T61_4"><text:s/></text:span><text:span text:style-name="T61_5">podziału</text:span><text:span text:style-name="T61_6"><text:s/></text:span><text:span text:style-name="T61_7">na</text:span><text:span text:style-name="T61_8"><text:s/></text:span><text:span text:style-name="T61_9">wersję</text:span><text:span text:style-name="T61_10"><text:s/></text:span><text:span text:style-name="T61_11">mono</text:span><text:span text:style-name="T61_12">-<text:s/></text:span><text:span text:style-name="T61_13">i</text:span><text:span text:style-name="T61_14"><text:s/></text:span><text:span text:style-name="T61_15">policentryczną</text:span><text:span text:style-name="T61_16">,<text:s/></text:span><text:span text:style-name="T61_17">zgodnie</text:span><text:span text:style-name="T61_18"><text:s/></text:span><text:span text:style-name="T61_19">z</text:span><text:span text:style-name="T61_20"><text:s/></text:span><text:span text:style-name="T61_21">tytułem</text:span><text:span text:style-name="T61_22"><text:s/></text:span><text:span text:style-name="T61_23">artykuł</text:span><text:span text:style-name="T61_24"><text:s/></text:span><text:span text:style-name="T61_25">skupia</text:span><text:span text:style-name="T61_26"><text:s/></text:span><text:span text:style-name="T61_27">się</text:span><text:span text:style-name="T61_28"><text:s/></text:span><text:span text:style-name="T61_29">na</text:span><text:span text:style-name="T61_30"><text:s/></text:span><text:span text:style-name="T61_31">dopasowaniu</text:span><text:span text:style-name="T61_32"><text:s/></text:span><text:span text:style-name="T61_33">konfiguracji</text:span><text:span text:style-name="T61_34"><text:s/></text:span><text:span text:style-name="T61_35">pod</text:span><text:span text:style-name="T61_36"><text:s/></text:span><text:span text:style-name="T61_37">rozwój</text:span><text:span text:style-name="T61_38"><text:s/></text:span><text:span text:style-name="T61_39">jednej</text:span><text:span text:style-name="T61_40"><text:s/></text:span><text:span text:style-name="T61_41">cywilizacji</text:span><text:span text:style-name="T61_42">.<text:s/></text:span><text:span text:style-name="T61_43">Ze</text:span><text:span text:style-name="T61_44"><text:s/></text:span><text:span text:style-name="T61_45">względu</text:span><text:span text:style-name="T61_46"><text:s/></text:span><text:span text:style-name="T61_47">na</text:span><text:span text:style-name="T61_48"><text:s/></text:span><text:span text:style-name="T61_49">jego</text:span><text:span text:style-name="T61_50"><text:s/></text:span><text:span text:style-name="T61_51">poglądowy</text:span><text:span text:style-name="T61_52"><text:s/></text:span><text:span text:style-name="T61_53">charakter</text:span><text:span text:style-name="T61_54"><text:s/></text:span><text:span text:style-name="T61_55">wiele</text:span><text:span text:style-name="T61_56"><text:s/></text:span><text:span text:style-name="T61_57">szczegółów</text:span><text:span text:style-name="T61_58"><text:s/></text:span><text:span text:style-name="T61_59">implementacji</text:span><text:span text:style-name="T61_60">,<text:s/></text:span><text:span text:style-name="T61_61">w</text:span><text:span text:style-name="T61_62"><text:s/></text:span><text:span text:style-name="T61_63">tym</text:span><text:span text:style-name="T61_64"><text:s/></text:span><text:span text:style-name="T61_65">jakiekolwiek</text:span><text:span text:style-name="T61_66"><text:s/></text:span><text:span text:style-name="T61_67">konkrety</text:span><text:span text:style-name="T61_68"><text:s/></text:span><text:span text:style-name="T61_69">implementacyjne</text:span><text:span text:style-name="T61_70">,<text:s/></text:span><text:span text:style-name="T61_71">nie</text:span><text:span text:style-name="T61_72"><text:s/></text:span><text:span text:style-name="T61_73">zostaje</text:span><text:span text:style-name="T61_74"><text:s/></text:span><text:span text:style-name="T61_75">poruszonych</text:span><text:span text:style-name="T61_76">.<text:s/></text:span><text:span text:style-name="T61_77">Mimo</text:span><text:span text:style-name="T61_78"><text:s/></text:span><text:span text:style-name="T61_79">wszystko</text:span><text:span text:style-name="T61_80"><text:s/></text:span><text:span text:style-name="T61_81">zawarte</text:span><text:span text:style-name="T61_82"><text:s/></text:span><text:span text:style-name="T61_83">w</text:span><text:span text:style-name="T61_84"><text:s/></text:span><text:span text:style-name="T61_85">nim</text:span><text:span text:style-name="T61_86"><text:s/></text:span><text:span text:style-name="T61_87">informacje</text:span><text:span text:style-name="T61_88"><text:s/></text:span><text:span text:style-name="T61_89">są</text:span><text:span text:style-name="T61_90"><text:s/></text:span><text:span text:style-name="T61_91">w</text:span><text:span text:style-name="T61_92"><text:s/></text:span><text:span text:style-name="T61_93">pełni</text:span><text:span text:style-name="T61_94"><text:s/></text:span><text:span text:style-name="T61_95">wystarczające</text:span><text:span text:style-name="T61_96"><text:s/></text:span><text:span text:style-name="T61_97">do</text:span><text:span text:style-name="T61_98"><text:s/></text:span><text:span text:style-name="T61_99">oparcia</text:span><text:span text:style-name="T61_100"><text:s/></text:span><text:span text:style-name="T61_101">na</text:span><text:span text:style-name="T61_102"><text:s/></text:span><text:span text:style-name="T61_103">nim</text:span><text:span text:style-name="T61_104"><text:s/></text:span><text:span text:style-name="T61_105">naszego</text:span><text:span text:style-name="T61_106"><text:s/></text:span><text:span text:style-name="T61_107">projektu</text:span><text:span text:style-name="T61_108">.</text:span></text:p>
      <text:h text:style-name="P62" text:outline-level="10"><text:bookmark-start text:name="h.e7elc4vj93t5"/><text:bookmark-end text:name="h.e7elc4vj93t5"/><text:span text:style-name="T62_1">3.<text:s/></text:span><text:span text:style-name="T62_2">Wnioski</text:span></text:h>
      <text:p text:style-name="P63"/>
      <text:p text:style-name="P64"/>
      <text:p text:style-name="P65"><text:span text:style-name="T65_1">W</text:span><text:span text:style-name="T65_2"><text:s/></text:span><text:span text:style-name="T65_3">naszej</text:span><text:span text:style-name="T65_4"><text:s/></text:span><text:span text:style-name="T65_5">symulacji</text:span><text:span text:style-name="T65_6"><text:s/></text:span><text:span text:style-name="T65_7">oparliśmy</text:span><text:span text:style-name="T65_8"><text:s/></text:span><text:span text:style-name="T65_9">się</text:span><text:span text:style-name="T65_10"><text:s/></text:span><text:span text:style-name="T65_11">na</text:span><text:span text:style-name="T65_12"><text:s/></text:span><text:span text:style-name="T65_13">wyżej</text:span><text:span text:style-name="T65_14"><text:s/></text:span><text:span text:style-name="T65_15">wymienionych</text:span><text:span text:style-name="T65_16"><text:s/></text:span><text:span text:style-name="T65_17">założeniach</text:span><text:span text:style-name="T65_18">,<text:s/></text:span><text:span text:style-name="T65_19">ale</text:span><text:span text:style-name="T65_20"><text:s/></text:span><text:span text:style-name="T65_21">postanowiliśmy</text:span><text:span text:style-name="T65_22"><text:s/></text:span><text:span text:style-name="T65_23">zmniejszyć</text:span><text:span text:style-name="T65_24"><text:s/></text:span><text:span text:style-name="T65_25">ilość</text:span><text:span text:style-name="T65_26"><text:s/></text:span><text:span text:style-name="T65_27">zmiennych</text:span><text:span text:style-name="T65_28"><text:s/></text:span><text:span text:style-name="T65_29">decydujących</text:span><text:span text:style-name="T65_30"><text:s/></text:span><text:span text:style-name="T65_31">o</text:span><text:span text:style-name="T65_32"><text:s/></text:span><text:span text:style-name="T65_33">zmianie</text:span><text:span text:style-name="T65_34"><text:s/></text:span><text:span text:style-name="T65_35">stanu</text:span><text:span text:style-name="T65_36"><text:s/></text:span><text:span text:style-name="T65_37">komórki</text:span><text:span text:style-name="T65_38">.<text:s/></text:span><text:span text:style-name="T65_39">Z</text:span><text:span text:style-name="T65_40"><text:s/></text:span><text:span text:style-name="T65_41">rozmów</text:span><text:span text:style-name="T65_42"><text:s/></text:span><text:span text:style-name="T65_43">z</text:span><text:span text:style-name="T65_44"><text:s/></text:span><text:span text:style-name="T65_45">autorami</text:span><text:span text:style-name="T65_46"><text:s/></text:span><text:span text:style-name="T65_47">podobnych</text:span><text:span text:style-name="T65_48"><text:s/></text:span><text:span text:style-name="T65_49">projektów</text:span><text:span text:style-name="T65_50"><text:s/></text:span><text:span text:style-name="T65_51">wynikało</text:span><text:span text:style-name="T65_52">,<text:s/></text:span><text:span text:style-name="T65_53">że</text:span><text:span text:style-name="T65_54"><text:s/>“</text:span><text:span text:style-name="T65_55">mniej</text:span><text:span text:style-name="T65_56"><text:s/></text:span><text:span text:style-name="T65_57">to</text:span><text:span text:style-name="T65_58"><text:s/></text:span><text:span text:style-name="T65_59">więcej</text:span><text:span text:style-name="T65_60">”,<text:s/></text:span><text:span text:style-name="T65_61">a</text:span><text:span text:style-name="T65_62"><text:s/></text:span><text:span text:style-name="T65_63">efekty</text:span><text:span text:style-name="T65_64"><text:s/></text:span><text:span text:style-name="T65_65">wcale</text:span><text:span text:style-name="T65_66"><text:s/></text:span><text:span text:style-name="T65_67">nie</text:span><text:span text:style-name="T65_68"><text:s/></text:span><text:span text:style-name="T65_69">są</text:span><text:span text:style-name="T65_70"><text:s/></text:span><text:span text:style-name="T65_71">mniej</text:span><text:span text:style-name="T65_72"><text:s/></text:span><text:span text:style-name="T65_73">zadowalające</text:span><text:span text:style-name="T65_74">.<text:s/></text:span><text:span text:style-name="T65_75">Poniżej</text:span><text:span text:style-name="T65_76"><text:s/></text:span><text:span text:style-name="T65_77">nasze</text:span><text:span text:style-name="T65_78"><text:s/></text:span><text:span text:style-name="T65_79">założenia</text:span><text:span text:style-name="T65_80">:</text:span></text:p>
      <text:p text:style-name="P66"/>
      <text:p text:style-name="P67"/>
      <text:list text:style-name="LS2" xml:id="list11">
        <text:list-item>
          <text:p text:style-name="P68"><text:span text:style-name="T68_1">siatka</text:span><text:span text:style-name="T68_2"><text:s/></text:span><text:span text:style-name="T68_3">składa</text:span><text:span text:style-name="T68_4"><text:s/></text:span><text:span text:style-name="T68_5">się</text:span><text:span text:style-name="T68_6"><text:s/></text:span><text:span text:style-name="T68_7">z</text:span><text:span text:style-name="T68_8"><text:s/></text:span><text:span text:style-name="T68_9">kwadratowych</text:span><text:span text:style-name="T68_10"><text:s/></text:span><text:span text:style-name="T68_11">komórek</text:span></text:p>
        </text:list-item>
        <text:list-item>
          <text:p text:style-name="P69"><text:span text:style-name="T69_1">każda</text:span><text:span text:style-name="T69_2"><text:s/></text:span><text:span text:style-name="T69_3">komórka</text:span><text:span text:style-name="T69_4"><text:s/></text:span><text:span text:style-name="T69_5">może</text:span><text:span text:style-name="T69_6"><text:s/></text:span><text:span text:style-name="T69_7">być</text:span><text:span text:style-name="T69_8"><text:s/></text:span><text:span text:style-name="T69_9">wolna</text:span><text:span text:style-name="T69_10"><text:s/></text:span><text:span text:style-name="T69_11">lub</text:span><text:span text:style-name="T69_12"><text:s/></text:span><text:span text:style-name="T69_13">zajęta</text:span><text:span text:style-name="T69_14"><text:s/></text:span><text:span text:style-name="T69_15">przez</text:span><text:span text:style-name="T69_16"><text:s/></text:span><text:span text:style-name="T69_17">jakąś</text:span><text:span text:style-name="T69_18"><text:s/></text:span><text:span text:style-name="T69_19">cywizację</text:span><text:span text:style-name="T69_20"><text:s/>(</text:span><text:span text:style-name="T69_21">należeć</text:span><text:span text:style-name="T69_22"><text:s/></text:span><text:span text:style-name="T69_23">do</text:span><text:span text:style-name="T69_24"><text:s/></text:span><text:span text:style-name="T69_25">strefy</text:span><text:span text:style-name="T69_26"><text:s/></text:span><text:span text:style-name="T69_27">jej</text:span><text:span text:style-name="T69_28"><text:s/></text:span><text:span text:style-name="T69_29">wpływów</text:span><text:span text:style-name="T69_30">)</text:span></text:p>
        </text:list-item>
        <text:list-item>
          <text:p text:style-name="P70"><text:span text:style-name="T70_1">każda</text:span><text:span text:style-name="T70_2"><text:s/></text:span><text:span text:style-name="T70_3">cywilizacja</text:span><text:span text:style-name="T70_4"><text:s/></text:span><text:span text:style-name="T70_5">ma</text:span><text:span text:style-name="T70_6"><text:s/></text:span><text:span text:style-name="T70_7">punkt</text:span><text:span text:style-name="T70_8"><text:s/></text:span><text:span text:style-name="T70_9">początkowy</text:span><text:span text:style-name="T70_10">.<text:s/></text:span><text:span text:style-name="T70_11">Po</text:span><text:span text:style-name="T70_12"><text:s/></text:span><text:span text:style-name="T70_13">przejęciu</text:span><text:span text:style-name="T70_14"><text:s/></text:span><text:span text:style-name="T70_15">utracie</text:span><text:span text:style-name="T70_16"><text:s/></text:span><text:span text:style-name="T70_17">komórki</text:span><text:span text:style-name="T70_18"><text:s/></text:span><text:span text:style-name="T70_19">początkowej</text:span><text:span text:style-name="T70_20"><text:s/></text:span><text:span text:style-name="T70_21">cywilizacja</text:span><text:span text:style-name="T70_22"><text:s/></text:span><text:span text:style-name="T70_23">przenosi</text:span><text:span text:style-name="T70_24"><text:s/></text:span><text:span text:style-name="T70_25">swoją</text:span><text:span text:style-name="T70_26"><text:s/></text:span><text:span text:style-name="T70_27">stolicę</text:span><text:span text:style-name="T70_28"><text:s/></text:span><text:span text:style-name="T70_29">w</text:span><text:span text:style-name="T70_30"><text:s/></text:span><text:span text:style-name="T70_31">wybrane</text:span><text:span text:style-name="T70_32"><text:s/></text:span><text:span text:style-name="T70_33">przez</text:span><text:span text:style-name="T70_34"><text:s/></text:span><text:span text:style-name="T70_35">siebie</text:span><text:span text:style-name="T70_36"><text:s/></text:span><text:span text:style-name="T70_37">miejsce</text:span><text:span text:style-name="T70_38"><text:s/>(</text:span><text:span text:style-name="T70_39">obecnie</text:span><text:span text:style-name="T70_40"><text:s/>-<text:s/></text:span><text:span text:style-name="T70_41">najbliżej</text:span><text:span text:style-name="T70_42"><text:s/></text:span><text:span text:style-name="T70_43">dotychczasowego</text:span><text:span text:style-name="T70_44">)</text:span></text:p>
        </text:list-item>
        <text:list-item>
          <text:p text:style-name="P71"><text:span text:style-name="T71_1">każda</text:span><text:span text:style-name="T71_2"><text:s/></text:span><text:span text:style-name="T71_3">komórka</text:span><text:span text:style-name="T71_4"><text:s/></text:span><text:span text:style-name="T71_5">charakteryzuje</text:span><text:span text:style-name="T71_6"><text:s/></text:span><text:span text:style-name="T71_7">się</text:span><text:span text:style-name="T71_8"><text:s/></text:span><text:span text:style-name="T71_9">atrakcyjnością</text:span><text:span text:style-name="T71_10"><text:s/>(</text:span><text:span text:style-name="T71_11">desirability</text:span><text:span text:style-name="T71_12">)</text:span><text:span text:style-name="T71_13"><text:s/></text:span><text:span text:style-name="T71_14">i</text:span><text:span text:style-name="T71_15"><text:s/></text:span><text:span text:style-name="T71_16">zdolnością</text:span><text:span text:style-name="T71_17"><text:s/></text:span><text:span text:style-name="T71_18">obronną</text:span><text:span text:style-name="T71_19"><text:s/>(</text:span><text:span text:style-name="T71_20">defensibility</text:span><text:span text:style-name="T71_21">)</text:span></text:p>
        </text:list-item>
        <text:list-item>
          <text:p text:style-name="P72"><text:span text:style-name="T72_1">desirability</text:span><text:span text:style-name="T72_2"><text:s/></text:span><text:span text:style-name="T72_3">oznacza</text:span><text:span text:style-name="T72_4"><text:s/></text:span><text:span text:style-name="T72_5">priorytet</text:span><text:span text:style-name="T72_6">,<text:s/></text:span><text:span text:style-name="T72_7">z</text:span><text:span text:style-name="T72_8"><text:s/></text:span><text:span text:style-name="T72_9">jakim</text:span><text:span text:style-name="T72_10"><text:s/></text:span><text:span text:style-name="T72_11">cywilizacje</text:span><text:span text:style-name="T72_12"><text:s/></text:span><text:span text:style-name="T72_13">będą</text:span><text:span text:style-name="T72_14"><text:s/></text:span><text:span text:style-name="T72_15">starały</text:span><text:span text:style-name="T72_16"><text:s/></text:span><text:span text:style-name="T72_17">się</text:span><text:span text:style-name="T72_18"><text:s/></text:span><text:span text:style-name="T72_19">przejąć</text:span><text:span text:style-name="T72_20"><text:s/></text:span><text:span text:style-name="T72_21">daną</text:span><text:span text:style-name="T72_22"><text:s/></text:span><text:span text:style-name="T72_23">komórkę</text:span><text:span text:style-name="T72_24"><text:s/></text:span><text:span text:style-name="T72_25">i</text:span><text:span text:style-name="T72_26"><text:s/></text:span><text:span text:style-name="T72_27">zależy</text:span><text:span text:style-name="T72_28"><text:s/></text:span><text:span text:style-name="T72_29">od</text:span><text:span text:style-name="T72_30"><text:s/></text:span><text:span text:style-name="T72_31">ilości</text:span><text:span text:style-name="T72_32"><text:s/></text:span><text:span text:style-name="T72_33">surowców</text:span><text:span text:style-name="T72_34">,<text:s/></text:span><text:span text:style-name="T72_35">rodzaju</text:span><text:span text:style-name="T72_36"><text:s/></text:span><text:span text:style-name="T72_37">ukształtowania</text:span><text:span text:style-name="T72_38">,<text:s/></text:span><text:span text:style-name="T72_39">obecności</text:span><text:span text:style-name="T72_40"><text:s/></text:span><text:span text:style-name="T72_41">wody</text:span><text:span text:style-name="T72_42"><text:s/></text:span><text:span text:style-name="T72_43">(</text:span><text:span text:style-name="T72_44">słodka</text:span><text:span text:style-name="T72_45"><text:s/>&gt;<text:s/></text:span><text:span text:style-name="T72_46">słona</text:span><text:span text:style-name="T72_47">)</text:span><text:span text:style-name="T72_48">,<text:s/></text:span><text:span text:style-name="T72_49">obecności</text:span><text:span text:style-name="T72_50"><text:s/></text:span><text:span text:style-name="T72_51">flory</text:span></text:p>
        </text:list-item>
        <text:list-item>
          <text:p text:style-name="P73"><text:span text:style-name="T73_1">defensibility</text:span><text:span text:style-name="T73_2"><text:s/></text:span><text:span text:style-name="T73_3">oznacza</text:span><text:span text:style-name="T73_4"><text:s/></text:span><text:span text:style-name="T73_5">trudność</text:span><text:span text:style-name="T73_6"><text:s/></text:span><text:span text:style-name="T73_7">z</text:span><text:span text:style-name="T73_8"><text:s/></text:span><text:span text:style-name="T73_9">jaką</text:span><text:span text:style-name="T73_10"><text:s/></text:span><text:span text:style-name="T73_11">cywilizacja</text:span><text:span text:style-name="T73_12">-</text:span><text:span text:style-name="T73_13">posiadacz</text:span><text:span text:style-name="T73_14"><text:s/></text:span><text:span text:style-name="T73_15">jest</text:span><text:span text:style-name="T73_16"><text:s/></text:span><text:span text:style-name="T73_17">w</text:span><text:span text:style-name="T73_18"><text:s/></text:span><text:span text:style-name="T73_19">stanie</text:span><text:span text:style-name="T73_20"><text:s/></text:span><text:span text:style-name="T73_21">bronić</text:span><text:span text:style-name="T73_22"><text:s/></text:span><text:span text:style-name="T73_23">komórki</text:span><text:span text:style-name="T73_24"><text:s/></text:span><text:span text:style-name="T73_25">przed</text:span><text:span text:style-name="T73_26"><text:s/></text:span><text:span text:style-name="T73_27">przejęciem</text:span><text:span text:style-name="T73_28"><text:s/></text:span><text:span text:style-name="T73_29">przez</text:span><text:span text:style-name="T73_30"><text:s/></text:span><text:span text:style-name="T73_31">inne</text:span><text:span text:style-name="T73_32"><text:s/></text:span><text:span text:style-name="T73_33">cywilizacje</text:span><text:span text:style-name="T73_34"><text:s/></text:span><text:span text:style-name="T73_35">i</text:span><text:span text:style-name="T73_36"><text:s/></text:span><text:span text:style-name="T73_37">zależy</text:span><text:span text:style-name="T73_38"><text:s/></text:span><text:span text:style-name="T73_39">od</text:span><text:span text:style-name="T73_40"><text:s/></text:span><text:span text:style-name="T73_41">wysokości</text:span><text:span text:style-name="T73_42"><text:s/></text:span><text:span text:style-name="T73_43">nad</text:span><text:span text:style-name="T73_44"><text:s/></text:span><text:span text:style-name="T73_45">poziomem</text:span><text:span text:style-name="T73_46"><text:s/></text:span><text:span text:style-name="T73_47">morza</text:span><text:span text:style-name="T73_48"><text:s/></text:span><text:span text:style-name="T73_49">i</text:span><text:span text:style-name="T73_50"><text:s/></text:span><text:span text:style-name="T73_51">obecnością</text:span><text:span text:style-name="T73_52"><text:s/></text:span><text:span text:style-name="T73_53">rzek</text:span></text:p>
        </text:list-item>
        <text:list-item>
          <text:p text:style-name="P74"><text:span text:style-name="T74_1">Prawdopodobieństwo</text:span><text:span text:style-name="T74_2"><text:s/></text:span><text:span text:style-name="T74_3">przejęcia</text:span><text:span text:style-name="T74_4"><text:s/></text:span><text:span text:style-name="T74_5">komórki</text:span><text:span text:style-name="T74_6"><text:s/></text:span><text:span text:style-name="T74_7">maleje</text:span><text:span text:style-name="T74_8"><text:s/></text:span><text:span text:style-name="T74_9">wraz</text:span><text:span text:style-name="T74_10"><text:s/></text:span><text:span text:style-name="T74_11">z</text:span><text:span text:style-name="T74_12"><text:s/></text:span><text:span text:style-name="T74_13">odległością</text:span><text:span text:style-name="T74_14"><text:s/></text:span><text:span text:style-name="T74_15">od</text:span><text:span text:style-name="T74_16"><text:s/></text:span><text:span text:style-name="T74_17">punktu</text:span><text:span text:style-name="T74_18"><text:s/></text:span><text:span text:style-name="T74_19">początkowego</text:span><text:span text:style-name="T74_20">.</text:span></text:p>
        </text:list-item>
        <text:list-item>
          <text:p text:style-name="P75"><text:span text:style-name="T75_1">cywilizacje</text:span><text:span text:style-name="T75_2"><text:s/></text:span><text:span text:style-name="T75_3">posiadają</text:span><text:span text:style-name="T75_4"><text:s/></text:span><text:span text:style-name="T75_5">mechanizm</text:span><text:span text:style-name="T75_6"><text:s/></text:span><text:span text:style-name="T75_7">ograniczający</text:span><text:span text:style-name="T75_8"><text:s/></text:span><text:span text:style-name="T75_9">zdolność</text:span><text:span text:style-name="T75_10"><text:s/></text:span><text:span text:style-name="T75_11">cywilizacji</text:span><text:span text:style-name="T75_12"><text:s/></text:span><text:span text:style-name="T75_13">do</text:span><text:span text:style-name="T75_14"><text:s/></text:span><text:span text:style-name="T75_15">rozwoju</text:span><text:span text:style-name="T75_16">,<text:s/></text:span><text:span text:style-name="T75_17">aby</text:span><text:span text:style-name="T75_18"><text:s/></text:span><text:span text:style-name="T75_19">symulować</text:span><text:span text:style-name="T75_20"><text:s/></text:span><text:span text:style-name="T75_21">nie</text:span><text:span text:style-name="T75_22"><text:s/></text:span><text:span text:style-name="T75_23">tylko</text:span><text:span text:style-name="T75_24"><text:s/></text:span><text:span text:style-name="T75_25">wzrost</text:span><text:span text:style-name="T75_26"><text:s/></text:span><text:span text:style-name="T75_27">ale</text:span><text:span text:style-name="T75_28"><text:s/></text:span><text:span text:style-name="T75_29">także</text:span><text:span text:style-name="T75_30"><text:s/></text:span><text:span text:style-name="T75_31">schyłek</text:span><text:span text:style-name="T75_32">,<text:s/></text:span><text:span text:style-name="T75_33">upadek</text:span><text:span text:style-name="T75_34">,<text:s/></text:span><text:span text:style-name="T75_35">rozpad</text:span></text:p>
        </text:list-item>
      </text:list>
      <text:p text:style-name="P76"/>
      <text:p text:style-name="P77"/>
      <text:p text:style-name="P78"/>
      <text:p text:style-name="P79"><text:span text:style-name="T79_1">Kolorem</text:span><text:span text:style-name="T79_2"><text:s/></text:span><text:span text:style-name="T79_3">zielonym</text:span><text:span text:style-name="T79_4"><text:s/></text:span><text:span text:style-name="T79_5">oznaczyliśmy</text:span><text:span text:style-name="T79_6"><text:s/></text:span><text:span text:style-name="T79_7">już</text:span><text:span text:style-name="T79_8"><text:s/></text:span><text:span text:style-name="T79_9">zaimplementowane</text:span><text:span text:style-name="T79_10">,<text:s/></text:span><text:span text:style-name="T79_11">działające</text:span><text:span text:style-name="T79_12"><text:s/></text:span><text:span text:style-name="T79_13">elementy</text:span><text:span text:style-name="T79_1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